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2_2" table:style-name="ta1">
        <table:shapes>
          <draw:frame draw:z-index="0" draw:style-name="gr1" draw:text-style-name="P1" svg:width="181.57mm" svg:height="112.09mm" svg:x="300.66mm" svg:y="2.65mm">
            <draw:object draw:notify-on-update-of-ranges="results_2_2.A1:results_2_2.E1 results_2_2.B2:results_2_2.B9 results_2_2.A2:results_2_2.A2 results_2_2.D2:results_2_2.D9 results_2_2.B10:results_2_2.B17 results_2_2.A10:results_2_2.A10 results_2_2.D10:results_2_2.D17 results_2_2.B18:results_2_2.B25 results_2_2.A18:results_2_2.A18 results_2_2.D18:results_2_2.D25 results_2_2.B26:results_2_2.B33 results_2_2.A26:results_2_2.A26 results_2_2.D26:results_2_2.D33 results_2_2.B34:results_2_2.B41 results_2_2.A34:results_2_2.A34 results_2_2.D34:results_2_2.D41 results_2_2.B42:results_2_2.B49 results_2_2.A42:results_2_2.A42 results_2_2.D42:results_2_2.D49 results_2_2.B50:results_2_2.B57 results_2_2.A50:results_2_2.A50 results_2_2.D50:results_2_2.D5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81.57mm" svg:height="112.09mm" svg:x="228.9mm" svg:y="135.48mm">
            <draw:object draw:notify-on-update-of-ranges="results_2_2.A1:results_2_2.E1 results_2_2.B2:results_2_2.B9 results_2_2.A2:results_2_2.A2 results_2_2.E2:results_2_2.E9 results_2_2.B10:results_2_2.B17 results_2_2.A10:results_2_2.A10 results_2_2.E10:results_2_2.E17 results_2_2.B18:results_2_2.B25 results_2_2.A18:results_2_2.A18 results_2_2.E18:results_2_2.E25 results_2_2.B26:results_2_2.B33 results_2_2.A26:results_2_2.A26 results_2_2.E26:results_2_2.E33 results_2_2.B34:results_2_2.B41 results_2_2.A34:results_2_2.A34 results_2_2.E34:results_2_2.E41 results_2_2.B42:results_2_2.B49 results_2_2.A42:results_2_2.A42 results_2_2.E42:results_2_2.E49 results_2_2.B50:results_2_2.B57 results_2_2.A50:results_2_2.A50 results_2_2.E50:results_2_2.E5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ozmiar problemu</text:p>
          </table:table-cell>
          <table:table-cell office:value-type="string" calcext:value-type="string">
            <text:p>Ilość procesorów</text:p>
          </table:table-cell>
          <table:table-cell office:value-type="string" calcext:value-type="string">
            <text:p>Czas wykonania</text:p>
          </table:table-cell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725806" calcext:value-type="float">
            <text:p>0,725806</text:p>
          </table:table-cell>
          <table:table-cell table:formula="of:=[.$C$2]/[.$C2]" office:value-type="float" office:value="1" calcext:value-type="float">
            <text:p>1</text:p>
          </table:table-cell>
          <table:table-cell table:formula="of:=[.$D2]/[.$B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0.1950991154" calcext:value-type="float">
            <text:p>0,1950991154</text:p>
          </table:table-cell>
          <table:table-cell table:formula="of:=[.$C$2]/[.$C3]" office:value-type="float" office:value="3.72019113726848" calcext:value-type="float">
            <text:p>3,72019113726848</text:p>
          </table:table-cell>
          <table:table-cell table:formula="of:=[.$D3]/[.$B3]" office:value-type="float" office:value="1.86009556863424" calcext:value-type="float">
            <text:p>1,86009556863424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0.0966072083" calcext:value-type="float">
            <text:p>0,0966072083</text:p>
          </table:table-cell>
          <table:table-cell table:formula="of:=[.$C$2]/[.$C4]" office:value-type="float" office:value="7.51295905111048" calcext:value-type="float">
            <text:p>7,51295905111048</text:p>
          </table:table-cell>
          <table:table-cell table:formula="of:=[.$D4]/[.$B4]" office:value-type="float" office:value="2.50431968370349" calcext:value-type="float">
            <text:p>2,50431968370349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0.1049273014" calcext:value-type="float">
            <text:p>0,1049273014</text:p>
          </table:table-cell>
          <table:table-cell table:formula="of:=[.$C$2]/[.$C5]" office:value-type="float" office:value="6.91722735947539" calcext:value-type="float">
            <text:p>6,91722735947539</text:p>
          </table:table-cell>
          <table:table-cell table:formula="of:=[.$D5]/[.$B5]" office:value-type="float" office:value="1.72930683986885" calcext:value-type="float">
            <text:p>1,72930683986885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0.0951163769" calcext:value-type="float">
            <text:p>0,0951163769</text:p>
          </table:table-cell>
          <table:table-cell table:formula="of:=[.$C$2]/[.$C6]" office:value-type="float" office:value="7.63071537894123" calcext:value-type="float">
            <text:p>7,63071537894123</text:p>
          </table:table-cell>
          <table:table-cell table:formula="of:=[.$D6]/[.$B6]" office:value-type="float" office:value="1.52614307578825" calcext:value-type="float">
            <text:p>1,52614307578825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0.0974416733" calcext:value-type="float">
            <text:p>0,0974416733</text:p>
          </table:table-cell>
          <table:table-cell table:formula="of:=[.$C$2]/[.$C7]" office:value-type="float" office:value="7.44862003514055" calcext:value-type="float">
            <text:p>7,44862003514055</text:p>
          </table:table-cell>
          <table:table-cell table:formula="of:=[.$D7]/[.$B7]" office:value-type="float" office:value="1.24143667252343" calcext:value-type="float">
            <text:p>1,24143667252343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0.0730516911" calcext:value-type="float">
            <text:p>0,0730516911</text:p>
          </table:table-cell>
          <table:table-cell table:formula="of:=[.$C$2]/[.$C8]" office:value-type="float" office:value="9.93551263592856" calcext:value-type="float">
            <text:p>9,93551263592856</text:p>
          </table:table-cell>
          <table:table-cell table:formula="of:=[.$D8]/[.$B8]" office:value-type="float" office:value="1.41935894798979" calcext:value-type="float">
            <text:p>1,41935894798979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0.0732619762" calcext:value-type="float">
            <text:p>0,0732619762</text:p>
          </table:table-cell>
          <table:table-cell table:formula="of:=[.$C$2]/[.$C9]" office:value-type="float" office:value="9.90699456452828" calcext:value-type="float">
            <text:p>9,90699456452828</text:p>
          </table:table-cell>
          <table:table-cell table:formula="of:=[.$D9]/[.$B9]" office:value-type="float" office:value="1.23837432056603" calcext:value-type="float">
            <text:p>1,23837432056603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.043899" calcext:value-type="float">
            <text:p>2,043899</text:p>
          </table:table-cell>
          <table:table-cell table:formula="of:=[.$C$10]/[.$C10]" office:value-type="float" office:value="1" calcext:value-type="float">
            <text:p>1</text:p>
          </table:table-cell>
          <table:table-cell table:formula="of:=[.$D10]/[.$B1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.546028614" calcext:value-type="float">
            <text:p>0,546028614</text:p>
          </table:table-cell>
          <table:table-cell table:formula="of:=[.$C$10]/[.$C11]" office:value-type="float" office:value="3.74320859309399" calcext:value-type="float">
            <text:p>3,74320859309399</text:p>
          </table:table-cell>
          <table:table-cell table:formula="of:=[.$D11]/[.$B11]" office:value-type="float" office:value="1.87160429654699" calcext:value-type="float">
            <text:p>1,87160429654699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2686858177" calcext:value-type="float">
            <text:p>0,2686858177</text:p>
          </table:table-cell>
          <table:table-cell table:formula="of:=[.$C$10]/[.$C12]" office:value-type="float" office:value="7.60702227417938" calcext:value-type="float">
            <text:p>7,60702227417938</text:p>
          </table:table-cell>
          <table:table-cell table:formula="of:=[.$D12]/[.$B12]" office:value-type="float" office:value="2.53567409139313" calcext:value-type="float">
            <text:p>2,53567409139313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2914083004" calcext:value-type="float">
            <text:p>0,2914083004</text:p>
          </table:table-cell>
          <table:table-cell table:formula="of:=[.$C$10]/[.$C13]" office:value-type="float" office:value="7.01386678826394" calcext:value-type="float">
            <text:p>7,01386678826394</text:p>
          </table:table-cell>
          <table:table-cell table:formula="of:=[.$D13]/[.$B13]" office:value-type="float" office:value="1.75346669706598" calcext:value-type="float">
            <text:p>1,75346669706598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2609069347" calcext:value-type="float">
            <text:p>0,2609069347</text:p>
          </table:table-cell>
          <table:table-cell table:formula="of:=[.$C$10]/[.$C14]" office:value-type="float" office:value="7.83382397386312" calcext:value-type="float">
            <text:p>7,83382397386312</text:p>
          </table:table-cell>
          <table:table-cell table:formula="of:=[.$D14]/[.$B14]" office:value-type="float" office:value="1.56676479477262" calcext:value-type="float">
            <text:p>1,56676479477262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0.2689716816" calcext:value-type="float">
            <text:p>0,2689716816</text:p>
          </table:table-cell>
          <table:table-cell table:formula="of:=[.$C$10]/[.$C15]" office:value-type="float" office:value="7.59893750837151" calcext:value-type="float">
            <text:p>7,59893750837151</text:p>
          </table:table-cell>
          <table:table-cell table:formula="of:=[.$D15]/[.$B15]" office:value-type="float" office:value="1.26648958472859" calcext:value-type="float">
            <text:p>1,26648958472859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0.2028801441" calcext:value-type="float">
            <text:p>0,2028801441</text:p>
          </table:table-cell>
          <table:table-cell table:formula="of:=[.$C$10]/[.$C16]" office:value-type="float" office:value="10.0744161488399" calcext:value-type="float">
            <text:p>10,0744161488399</text:p>
          </table:table-cell>
          <table:table-cell table:formula="of:=[.$D16]/[.$B16]" office:value-type="float" office:value="1.43920230697712" calcext:value-type="float">
            <text:p>1,43920230697712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0.2031199932" calcext:value-type="float">
            <text:p>0,2031199932</text:p>
          </table:table-cell>
          <table:table-cell table:formula="of:=[.$C$10]/[.$C17]" office:value-type="float" office:value="10.0625200296629" calcext:value-type="float">
            <text:p>10,0625200296629</text:p>
          </table:table-cell>
          <table:table-cell table:formula="of:=[.$D17]/[.$B17]" office:value-type="float" office:value="1.25781500370787" calcext:value-type="float">
            <text:p>1,2578150037078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3.952412" calcext:value-type="float">
            <text:p>3,952412</text:p>
          </table:table-cell>
          <table:table-cell table:formula="of:=[.$C$18]/[.$C18]" office:value-type="float" office:value="1" calcext:value-type="float">
            <text:p>1</text:p>
          </table:table-cell>
          <table:table-cell table:formula="of:=[.$D18]/[.$B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1.0783667564" calcext:value-type="float">
            <text:p>1,0783667564</text:p>
          </table:table-cell>
          <table:table-cell table:formula="of:=[.$C$18]/[.$C19]" office:value-type="float" office:value="3.66518346058317" calcext:value-type="float">
            <text:p>3,66518346058317</text:p>
          </table:table-cell>
          <table:table-cell table:formula="of:=[.$D19]/[.$B19]" office:value-type="float" office:value="1.83259173029158" calcext:value-type="float">
            <text:p>1,8325917302915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0.5200431347" calcext:value-type="float">
            <text:p>0,5200431347</text:p>
          </table:table-cell>
          <table:table-cell table:formula="of:=[.$C$18]/[.$C20]" office:value-type="float" office:value="7.6001618640347" calcext:value-type="float">
            <text:p>7,6001618640347</text:p>
          </table:table-cell>
          <table:table-cell table:formula="of:=[.$D20]/[.$B20]" office:value-type="float" office:value="2.53338728801157" calcext:value-type="float">
            <text:p>2,5333872880115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office:value-type="float" office:value="0.5820105076" calcext:value-type="float">
            <text:p>0,5820105076</text:p>
          </table:table-cell>
          <table:table-cell table:formula="of:=[.$C$18]/[.$C21]" office:value-type="float" office:value="6.79096330459447" calcext:value-type="float">
            <text:p>6,79096330459447</text:p>
          </table:table-cell>
          <table:table-cell table:formula="of:=[.$D21]/[.$B21]" office:value-type="float" office:value="1.69774082614862" calcext:value-type="float">
            <text:p>1,6977408261486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" calcext:value-type="float">
            <text:p>5</text:p>
          </table:table-cell>
          <table:table-cell office:value-type="float" office:value="0.5155525208" calcext:value-type="float">
            <text:p>0,5155525208</text:p>
          </table:table-cell>
          <table:table-cell table:formula="of:=[.$C$18]/[.$C22]" office:value-type="float" office:value="7.6663615064221" calcext:value-type="float">
            <text:p>7,6663615064221</text:p>
          </table:table-cell>
          <table:table-cell table:formula="of:=[.$D22]/[.$B22]" office:value-type="float" office:value="1.53327230128442" calcext:value-type="float">
            <text:p>1,5332723012844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0.5287721157" calcext:value-type="float">
            <text:p>0,5287721157</text:p>
          </table:table-cell>
          <table:table-cell table:formula="of:=[.$C$18]/[.$C23]" office:value-type="float" office:value="7.47469823511346" calcext:value-type="float">
            <text:p>7,47469823511346</text:p>
          </table:table-cell>
          <table:table-cell table:formula="of:=[.$D23]/[.$B23]" office:value-type="float" office:value="1.24578303918558" calcext:value-type="float">
            <text:p>1,2457830391855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7" calcext:value-type="float">
            <text:p>7</text:p>
          </table:table-cell>
          <table:table-cell office:value-type="float" office:value="0.3971703053" calcext:value-type="float">
            <text:p>0,3971703053</text:p>
          </table:table-cell>
          <table:table-cell table:formula="of:=[.$C$18]/[.$C24]" office:value-type="float" office:value="9.95142876307072" calcext:value-type="float">
            <text:p>9,95142876307072</text:p>
          </table:table-cell>
          <table:table-cell table:formula="of:=[.$D24]/[.$B24]" office:value-type="float" office:value="1.42163268043867" calcext:value-type="float">
            <text:p>1,4216326804386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8" calcext:value-type="float">
            <text:p>8</text:p>
          </table:table-cell>
          <table:table-cell office:value-type="float" office:value="0.4002740383" calcext:value-type="float">
            <text:p>0,4002740383</text:p>
          </table:table-cell>
          <table:table-cell table:formula="of:=[.$C$18]/[.$C25]" office:value-type="float" office:value="9.87426518288883" calcext:value-type="float">
            <text:p>9,87426518288883</text:p>
          </table:table-cell>
          <table:table-cell table:formula="of:=[.$D25]/[.$B25]" office:value-type="float" office:value="1.2342831478611" calcext:value-type="float">
            <text:p>1,2342831478611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6.555099" calcext:value-type="float">
            <text:p>6,555099</text:p>
          </table:table-cell>
          <table:table-cell table:formula="of:=[.$C$26]/[.$C26]" office:value-type="float" office:value="1" calcext:value-type="float">
            <text:p>1</text:p>
          </table:table-cell>
          <table:table-cell table:formula="of:=[.$D26]/[.$B2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1.7646818161" calcext:value-type="float">
            <text:p>1,7646818161</text:p>
          </table:table-cell>
          <table:table-cell table:formula="of:=[.$C$26]/[.$C27]" office:value-type="float" office:value="3.71460675811063" calcext:value-type="float">
            <text:p>3,71460675811063</text:p>
          </table:table-cell>
          <table:table-cell table:formula="of:=[.$D27]/[.$B27]" office:value-type="float" office:value="1.85730337905532" calcext:value-type="float">
            <text:p>1,85730337905532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0.8592705727" calcext:value-type="float">
            <text:p>0,8592705727</text:p>
          </table:table-cell>
          <table:table-cell table:formula="of:=[.$C$26]/[.$C28]" office:value-type="float" office:value="7.62867856559147" calcext:value-type="float">
            <text:p>7,62867856559147</text:p>
          </table:table-cell>
          <table:table-cell table:formula="of:=[.$D28]/[.$B28]" office:value-type="float" office:value="2.54289285519716" calcext:value-type="float">
            <text:p>2,54289285519716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 office:value-type="float" office:value="0.9522111416" calcext:value-type="float">
            <text:p>0,9522111416</text:p>
          </table:table-cell>
          <table:table-cell table:formula="of:=[.$C$26]/[.$C29]" office:value-type="float" office:value="6.88408139079897" calcext:value-type="float">
            <text:p>6,88408139079897</text:p>
          </table:table-cell>
          <table:table-cell table:formula="of:=[.$D29]/[.$B29]" office:value-type="float" office:value="1.72102034769974" calcext:value-type="float">
            <text:p>1,72102034769974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  <table:table-cell office:value-type="float" office:value="0.8599357605" calcext:value-type="float">
            <text:p>0,8599357605</text:p>
          </table:table-cell>
          <table:table-cell table:formula="of:=[.$C$26]/[.$C30]" office:value-type="float" office:value="7.6227775388578" calcext:value-type="float">
            <text:p>7,6227775388578</text:p>
          </table:table-cell>
          <table:table-cell table:formula="of:=[.$D30]/[.$B30]" office:value-type="float" office:value="1.52455550777156" calcext:value-type="float">
            <text:p>1,52455550777156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" calcext:value-type="float">
            <text:p>6</text:p>
          </table:table-cell>
          <table:table-cell office:value-type="float" office:value="0.8740639687" calcext:value-type="float">
            <text:p>0,8740639687</text:p>
          </table:table-cell>
          <table:table-cell table:formula="of:=[.$C$26]/[.$C31]" office:value-type="float" office:value="7.49956437370303" calcext:value-type="float">
            <text:p>7,49956437370303</text:p>
          </table:table-cell>
          <table:table-cell table:formula="of:=[.$D31]/[.$B31]" office:value-type="float" office:value="1.24992739561717" calcext:value-type="float">
            <text:p>1,24992739561717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7" calcext:value-type="float">
            <text:p>7</text:p>
          </table:table-cell>
          <table:table-cell office:value-type="float" office:value="0.6553366184" calcext:value-type="float">
            <text:p>0,6553366184</text:p>
          </table:table-cell>
          <table:table-cell table:formula="of:=[.$C$26]/[.$C32]" office:value-type="float" office:value="10.0026441617199" calcext:value-type="float">
            <text:p>10,0026441617199</text:p>
          </table:table-cell>
          <table:table-cell table:formula="of:=[.$D32]/[.$B32]" office:value-type="float" office:value="1.42894916595998" calcext:value-type="float">
            <text:p>1,42894916595998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8" calcext:value-type="float">
            <text:p>8</text:p>
          </table:table-cell>
          <table:table-cell office:value-type="float" office:value="0.6623461246" calcext:value-type="float">
            <text:p>0,6623461246</text:p>
          </table:table-cell>
          <table:table-cell table:formula="of:=[.$C$26]/[.$C33]" office:value-type="float" office:value="9.89678773157874" calcext:value-type="float">
            <text:p>9,89678773157874</text:p>
          </table:table-cell>
          <table:table-cell table:formula="of:=[.$D33]/[.$B33]" office:value-type="float" office:value="1.23709846644734" calcext:value-type="float">
            <text:p>1,23709846644734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" calcext:value-type="float">
            <text:p>1</text:p>
          </table:table-cell>
          <table:table-cell office:value-type="float" office:value="9.749076" calcext:value-type="float">
            <text:p>9,749076</text:p>
          </table:table-cell>
          <table:table-cell table:formula="of:=[.$C$34]/[.$C34]" office:value-type="float" office:value="1" calcext:value-type="float">
            <text:p>1</text:p>
          </table:table-cell>
          <table:table-cell table:formula="of:=[.$D34]/[.$B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" calcext:value-type="float">
            <text:p>2</text:p>
          </table:table-cell>
          <table:table-cell office:value-type="float" office:value="2.6267449856" calcext:value-type="float">
            <text:p>2,6267449856</text:p>
          </table:table-cell>
          <table:table-cell table:formula="of:=[.$C$34]/[.$C35]" office:value-type="float" office:value="3.71146649311034" calcext:value-type="float">
            <text:p>3,71146649311034</text:p>
          </table:table-cell>
          <table:table-cell table:formula="of:=[.$D35]/[.$B35]" office:value-type="float" office:value="1.85573324655517" calcext:value-type="float">
            <text:p>1,85573324655517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" calcext:value-type="float">
            <text:p>3</text:p>
          </table:table-cell>
          <table:table-cell office:value-type="float" office:value="1.3159930706" calcext:value-type="float">
            <text:p>1,3159930706</text:p>
          </table:table-cell>
          <table:table-cell table:formula="of:=[.$C$34]/[.$C36]" office:value-type="float" office:value="7.4081514696389" calcext:value-type="float">
            <text:p>7,4081514696389</text:p>
          </table:table-cell>
          <table:table-cell table:formula="of:=[.$D36]/[.$B36]" office:value-type="float" office:value="2.46938382321297" calcext:value-type="float">
            <text:p>2,46938382321297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4" calcext:value-type="float">
            <text:p>4</text:p>
          </table:table-cell>
          <table:table-cell office:value-type="float" office:value="1.4102928638" calcext:value-type="float">
            <text:p>1,4102928638</text:p>
          </table:table-cell>
          <table:table-cell table:formula="of:=[.$C$34]/[.$C37]" office:value-type="float" office:value="6.91280247545985" calcext:value-type="float">
            <text:p>6,91280247545985</text:p>
          </table:table-cell>
          <table:table-cell table:formula="of:=[.$D37]/[.$B37]" office:value-type="float" office:value="1.72820061886496" calcext:value-type="float">
            <text:p>1,72820061886496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5" calcext:value-type="float">
            <text:p>5</text:p>
          </table:table-cell>
          <table:table-cell office:value-type="float" office:value="1.2612745762" calcext:value-type="float">
            <text:p>1,2612745762</text:p>
          </table:table-cell>
          <table:table-cell table:formula="of:=[.$C$34]/[.$C38]" office:value-type="float" office:value="7.72954294327589" calcext:value-type="float">
            <text:p>7,72954294327589</text:p>
          </table:table-cell>
          <table:table-cell table:formula="of:=[.$D38]/[.$B38]" office:value-type="float" office:value="1.54590858865518" calcext:value-type="float">
            <text:p>1,54590858865518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6" calcext:value-type="float">
            <text:p>6</text:p>
          </table:table-cell>
          <table:table-cell office:value-type="float" office:value="1.2994089127" calcext:value-type="float">
            <text:p>1,2994089127</text:p>
          </table:table-cell>
          <table:table-cell table:formula="of:=[.$C$34]/[.$C39]" office:value-type="float" office:value="7.50270057771322" calcext:value-type="float">
            <text:p>7,50270057771322</text:p>
          </table:table-cell>
          <table:table-cell table:formula="of:=[.$D39]/[.$B39]" office:value-type="float" office:value="1.25045009628554" calcext:value-type="float">
            <text:p>1,25045009628554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7" calcext:value-type="float">
            <text:p>7</text:p>
          </table:table-cell>
          <table:table-cell office:value-type="float" office:value="0.9803977013" calcext:value-type="float">
            <text:p>0,9803977013</text:p>
          </table:table-cell>
          <table:table-cell table:formula="of:=[.$C$34]/[.$C40]" office:value-type="float" office:value="9.944001283431" calcext:value-type="float">
            <text:p>9,944001283431</text:p>
          </table:table-cell>
          <table:table-cell table:formula="of:=[.$D40]/[.$B40]" office:value-type="float" office:value="1.42057161191871" calcext:value-type="float">
            <text:p>1,42057161191871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8" calcext:value-type="float">
            <text:p>8</text:p>
          </table:table-cell>
          <table:table-cell office:value-type="float" office:value="1.0018007755" calcext:value-type="float">
            <text:p>1,0018007755</text:p>
          </table:table-cell>
          <table:table-cell table:formula="of:=[.$C$34]/[.$C41]" office:value-type="float" office:value="9.73155166019334" calcext:value-type="float">
            <text:p>9,73155166019334</text:p>
          </table:table-cell>
          <table:table-cell table:formula="of:=[.$D41]/[.$B41]" office:value-type="float" office:value="1.21644395752417" calcext:value-type="float">
            <text:p>1,21644395752417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" calcext:value-type="float">
            <text:p>1</text:p>
          </table:table-cell>
          <table:table-cell office:value-type="float" office:value="13.659814" calcext:value-type="float">
            <text:p>13,659814</text:p>
          </table:table-cell>
          <table:table-cell table:formula="of:=[.$C$42]/[.$C42]" office:value-type="float" office:value="1" calcext:value-type="float">
            <text:p>1</text:p>
          </table:table-cell>
          <table:table-cell table:formula="of:=[.$D42]/[.$B4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" calcext:value-type="float">
            <text:p>2</text:p>
          </table:table-cell>
          <table:table-cell office:value-type="float" office:value="3.6700079441" calcext:value-type="float">
            <text:p>3,6700079441</text:p>
          </table:table-cell>
          <table:table-cell table:formula="of:=[.$C$42]/[.$C43]" office:value-type="float" office:value="3.72201210680208" calcext:value-type="float">
            <text:p>3,72201210680208</text:p>
          </table:table-cell>
          <table:table-cell table:formula="of:=[.$D43]/[.$B43]" office:value-type="float" office:value="1.86100605340104" calcext:value-type="float">
            <text:p>1,86100605340104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1.8490695953" calcext:value-type="float">
            <text:p>1,8490695953</text:p>
          </table:table-cell>
          <table:table-cell table:formula="of:=[.$C$42]/[.$C44]" office:value-type="float" office:value="7.38739852449079" calcext:value-type="float">
            <text:p>7,38739852449079</text:p>
          </table:table-cell>
          <table:table-cell table:formula="of:=[.$D44]/[.$B44]" office:value-type="float" office:value="2.46246617483026" calcext:value-type="float">
            <text:p>2,46246617483026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1.9716985226" calcext:value-type="float">
            <text:p>1,9716985226</text:p>
          </table:table-cell>
          <table:table-cell table:formula="of:=[.$C$42]/[.$C45]" office:value-type="float" office:value="6.9279425041042" calcext:value-type="float">
            <text:p>6,9279425041042</text:p>
          </table:table-cell>
          <table:table-cell table:formula="of:=[.$D45]/[.$B45]" office:value-type="float" office:value="1.73198562602605" calcext:value-type="float">
            <text:p>1,73198562602605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" calcext:value-type="float">
            <text:p>5</text:p>
          </table:table-cell>
          <table:table-cell office:value-type="float" office:value="1.7870123386" calcext:value-type="float">
            <text:p>1,7870123386</text:p>
          </table:table-cell>
          <table:table-cell table:formula="of:=[.$C$42]/[.$C46]" office:value-type="float" office:value="7.6439393869555" calcext:value-type="float">
            <text:p>7,6439393869555</text:p>
          </table:table-cell>
          <table:table-cell table:formula="of:=[.$D46]/[.$B46]" office:value-type="float" office:value="1.5287878773911" calcext:value-type="float">
            <text:p>1,5287878773911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6" calcext:value-type="float">
            <text:p>6</text:p>
          </table:table-cell>
          <table:table-cell office:value-type="float" office:value="1.8177764416" calcext:value-type="float">
            <text:p>1,8177764416</text:p>
          </table:table-cell>
          <table:table-cell table:formula="of:=[.$C$42]/[.$C47]" office:value-type="float" office:value="7.51457312758256" calcext:value-type="float">
            <text:p>7,51457312758256</text:p>
          </table:table-cell>
          <table:table-cell table:formula="of:=[.$D47]/[.$B47]" office:value-type="float" office:value="1.25242885459709" calcext:value-type="float">
            <text:p>1,25242885459709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7" calcext:value-type="float">
            <text:p>7</text:p>
          </table:table-cell>
          <table:table-cell office:value-type="float" office:value="1.3798005581" calcext:value-type="float">
            <text:p>1,3798005581</text:p>
          </table:table-cell>
          <table:table-cell table:formula="of:=[.$C$42]/[.$C48]" office:value-type="float" office:value="9.89984669872123" calcext:value-type="float">
            <text:p>9,89984669872123</text:p>
          </table:table-cell>
          <table:table-cell table:formula="of:=[.$D48]/[.$B48]" office:value-type="float" office:value="1.41426381410303" calcext:value-type="float">
            <text:p>1,41426381410303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8" calcext:value-type="float">
            <text:p>8</text:p>
          </table:table-cell>
          <table:table-cell office:value-type="float" office:value="1.3792870045" calcext:value-type="float">
            <text:p>1,3792870045</text:p>
          </table:table-cell>
          <table:table-cell table:formula="of:=[.$C$42]/[.$C49]" office:value-type="float" office:value="9.90353273498126" calcext:value-type="float">
            <text:p>9,90353273498126</text:p>
          </table:table-cell>
          <table:table-cell table:formula="of:=[.$D49]/[.$B49]" office:value-type="float" office:value="1.23794159187266" calcext:value-type="float">
            <text:p>1,23794159187266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8.221466" calcext:value-type="float">
            <text:p>18,221466</text:p>
          </table:table-cell>
          <table:table-cell table:formula="of:=[.$C$50]/[.$C50]" office:value-type="float" office:value="1" calcext:value-type="float">
            <text:p>1</text:p>
          </table:table-cell>
          <table:table-cell table:formula="of:=[.$D50]/[.$B5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float" office:value="4.9131164551" calcext:value-type="float">
            <text:p>4,9131164551</text:p>
          </table:table-cell>
          <table:table-cell table:formula="of:=[.$C$50]/[.$C51]" office:value-type="float" office:value="3.70873887613338" calcext:value-type="float">
            <text:p>3,70873887613338</text:p>
          </table:table-cell>
          <table:table-cell table:formula="of:=[.$D51]/[.$B51]" office:value-type="float" office:value="1.85436943806669" calcext:value-type="float">
            <text:p>1,85436943806669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2.3962552547" calcext:value-type="float">
            <text:p>2,3962552547</text:p>
          </table:table-cell>
          <table:table-cell table:formula="of:=[.$C$50]/[.$C52]" office:value-type="float" office:value="7.60414232342758" calcext:value-type="float">
            <text:p>7,60414232342758</text:p>
          </table:table-cell>
          <table:table-cell table:formula="of:=[.$D52]/[.$B52]" office:value-type="float" office:value="2.53471410780919" calcext:value-type="float">
            <text:p>2,53471410780919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2.6220345497" calcext:value-type="float">
            <text:p>2,6220345497</text:p>
          </table:table-cell>
          <table:table-cell table:formula="of:=[.$C$50]/[.$C53]" office:value-type="float" office:value="6.94936151855238" calcext:value-type="float">
            <text:p>6,94936151855238</text:p>
          </table:table-cell>
          <table:table-cell table:formula="of:=[.$D53]/[.$B53]" office:value-type="float" office:value="1.7373403796381" calcext:value-type="float">
            <text:p>1,7373403796381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float" office:value="2.3884191513" calcext:value-type="float">
            <text:p>2,3884191513</text:p>
          </table:table-cell>
          <table:table-cell table:formula="of:=[.$C$50]/[.$C54]" office:value-type="float" office:value="7.62909055978813" calcext:value-type="float">
            <text:p>7,62909055978813</text:p>
          </table:table-cell>
          <table:table-cell table:formula="of:=[.$D54]/[.$B54]" office:value-type="float" office:value="1.52581811195763" calcext:value-type="float">
            <text:p>1,52581811195763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office:value-type="float" office:value="2.4321715832" calcext:value-type="float">
            <text:p>2,4321715832</text:p>
          </table:table-cell>
          <table:table-cell table:formula="of:=[.$C$50]/[.$C55]" office:value-type="float" office:value="7.49185054453522" calcext:value-type="float">
            <text:p>7,49185054453522</text:p>
          </table:table-cell>
          <table:table-cell table:formula="of:=[.$D55]/[.$B55]" office:value-type="float" office:value="1.24864175742254" calcext:value-type="float">
            <text:p>1,24864175742254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7" calcext:value-type="float">
            <text:p>7</text:p>
          </table:table-cell>
          <table:table-cell office:value-type="float" office:value="1.8194925785" calcext:value-type="float">
            <text:p>1,8194925785</text:p>
          </table:table-cell>
          <table:table-cell table:formula="of:=[.$C$50]/[.$C56]" office:value-type="float" office:value="10.0145866025031" calcext:value-type="float">
            <text:p>10,0145866025031</text:p>
          </table:table-cell>
          <table:table-cell table:formula="of:=[.$D56]/[.$B56]" office:value-type="float" office:value="1.43065522892902" calcext:value-type="float">
            <text:p>1,43065522892902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8" calcext:value-type="float">
            <text:p>8</text:p>
          </table:table-cell>
          <table:table-cell office:value-type="float" office:value="1.8315112591" calcext:value-type="float">
            <text:p>1,8315112591</text:p>
          </table:table-cell>
          <table:table-cell table:formula="of:=[.$C$50]/[.$C57]" office:value-type="float" office:value="9.94886922450806" calcext:value-type="float">
            <text:p>9,94886922450806</text:p>
          </table:table-cell>
          <table:table-cell table:formula="of:=[.$D57]/[.$B57]" office:value-type="float" office:value="1.24360865306351" calcext:value-type="float">
            <text:p>1,24360865306351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" calcext:value-type="float">
            <text:p>1</text:p>
          </table:table-cell>
          <table:table-cell office:value-type="float" office:value="23.495164" calcext:value-type="float">
            <text:p>23,495164</text:p>
          </table:table-cell>
          <table:table-cell table:formula="of:=[.$C$58]/[.$C58]" office:value-type="float" office:value="1" calcext:value-type="float">
            <text:p>1</text:p>
          </table:table-cell>
          <table:table-cell table:formula="of:=[.$D58]/[.$B5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" calcext:value-type="float">
            <text:p>2</text:p>
          </table:table-cell>
          <table:table-cell office:value-type="float" office:value="6.2799866199" calcext:value-type="float">
            <text:p>6,2799866199</text:p>
          </table:table-cell>
          <table:table-cell table:formula="of:=[.$C$58]/[.$C59]" office:value-type="float" office:value="3.74127612398864" calcext:value-type="float">
            <text:p>3,74127612398864</text:p>
          </table:table-cell>
          <table:table-cell table:formula="of:=[.$D59]/[.$B59]" office:value-type="float" office:value="1.87063806199432" calcext:value-type="float">
            <text:p>1,87063806199432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" calcext:value-type="float">
            <text:p>3</text:p>
          </table:table-cell>
          <table:table-cell office:value-type="float" office:value="3.083127737" calcext:value-type="float">
            <text:p>3,083127737</text:p>
          </table:table-cell>
          <table:table-cell table:formula="of:=[.$C$58]/[.$C60]" office:value-type="float" office:value="7.62056132739466" calcext:value-type="float">
            <text:p>7,62056132739466</text:p>
          </table:table-cell>
          <table:table-cell table:formula="of:=[.$D60]/[.$B60]" office:value-type="float" office:value="2.54018710913155" calcext:value-type="float">
            <text:p>2,54018710913155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4" calcext:value-type="float">
            <text:p>4</text:p>
          </table:table-cell>
          <table:table-cell office:value-type="float" office:value="3.368575573" calcext:value-type="float">
            <text:p>3,368575573</text:p>
          </table:table-cell>
          <table:table-cell table:formula="of:=[.$C$58]/[.$C61]" office:value-type="float" office:value="6.97480685555039" calcext:value-type="float">
            <text:p>6,97480685555039</text:p>
          </table:table-cell>
          <table:table-cell table:formula="of:=[.$D61]/[.$B61]" office:value-type="float" office:value="1.7437017138876" calcext:value-type="float">
            <text:p>1,7437017138876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" calcext:value-type="float">
            <text:p>5</text:p>
          </table:table-cell>
          <table:table-cell office:value-type="float" office:value="3.0071313381" calcext:value-type="float">
            <text:p>3,0071313381</text:p>
          </table:table-cell>
          <table:table-cell table:formula="of:=[.$C$58]/[.$C62]" office:value-type="float" office:value="7.81314859857268" calcext:value-type="float">
            <text:p>7,81314859857268</text:p>
          </table:table-cell>
          <table:table-cell table:formula="of:=[.$D62]/[.$B62]" office:value-type="float" office:value="1.56262971971454" calcext:value-type="float">
            <text:p>1,56262971971454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6" calcext:value-type="float">
            <text:p>6</text:p>
          </table:table-cell>
          <table:table-cell office:value-type="float" office:value="3.1048264503" calcext:value-type="float">
            <text:p>3,1048264503</text:p>
          </table:table-cell>
          <table:table-cell table:formula="of:=[.$C$58]/[.$C63]" office:value-type="float" office:value="7.56730347930713" calcext:value-type="float">
            <text:p>7,56730347930713</text:p>
          </table:table-cell>
          <table:table-cell table:formula="of:=[.$D63]/[.$B63]" office:value-type="float" office:value="1.26121724655119" calcext:value-type="float">
            <text:p>1,26121724655119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7" calcext:value-type="float">
            <text:p>7</text:p>
          </table:table-cell>
          <table:table-cell office:value-type="float" office:value="2.3623394966" calcext:value-type="float">
            <text:p>2,3623394966</text:p>
          </table:table-cell>
          <table:table-cell table:formula="of:=[.$C$58]/[.$C64]" office:value-type="float" office:value="9.94571865467069" calcext:value-type="float">
            <text:p>9,94571865467069</text:p>
          </table:table-cell>
          <table:table-cell table:formula="of:=[.$D64]/[.$B64]" office:value-type="float" office:value="1.42081695066724" calcext:value-type="float">
            <text:p>1,42081695066724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8" calcext:value-type="float">
            <text:p>8</text:p>
          </table:table-cell>
          <table:table-cell office:value-type="float" office:value="2.3700788021" calcext:value-type="float">
            <text:p>2,3700788021</text:p>
          </table:table-cell>
          <table:table-cell table:formula="of:=[.$C$58]/[.$C65]" office:value-type="float" office:value="9.91324169440366" calcext:value-type="float">
            <text:p>9,91324169440366</text:p>
          </table:table-cell>
          <table:table-cell table:formula="of:=[.$D65]/[.$B65]" office:value-type="float" office:value="1.23915521180046" calcext:value-type="float">
            <text:p>1,23915521180046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" calcext:value-type="float">
            <text:p>1</text:p>
          </table:table-cell>
          <table:table-cell office:value-type="float" office:value="29.218028" calcext:value-type="float">
            <text:p>29,218028</text:p>
          </table:table-cell>
          <table:table-cell table:formula="of:=[.$C$66]/[.$C66]" office:value-type="float" office:value="1" calcext:value-type="float">
            <text:p>1</text:p>
          </table:table-cell>
          <table:table-cell table:formula="of:=[.$D66]/[.$B6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" calcext:value-type="float">
            <text:p>2</text:p>
          </table:table-cell>
          <table:table-cell office:value-type="float" office:value="7.857465744" calcext:value-type="float">
            <text:p>7,857465744</text:p>
          </table:table-cell>
          <table:table-cell table:formula="of:=[.$C$66]/[.$C67]" office:value-type="float" office:value="3.71850529826503" calcext:value-type="float">
            <text:p>3,71850529826503</text:p>
          </table:table-cell>
          <table:table-cell table:formula="of:=[.$D67]/[.$B67]" office:value-type="float" office:value="1.85925264913252" calcext:value-type="float">
            <text:p>1,85925264913252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3" calcext:value-type="float">
            <text:p>3</text:p>
          </table:table-cell>
          <table:table-cell office:value-type="float" office:value="3.9746596813" calcext:value-type="float">
            <text:p>3,9746596813</text:p>
          </table:table-cell>
          <table:table-cell table:formula="of:=[.$C$66]/[.$C68]" office:value-type="float" office:value="7.35107665631479" calcext:value-type="float">
            <text:p>7,35107665631479</text:p>
          </table:table-cell>
          <table:table-cell table:formula="of:=[.$D68]/[.$B68]" office:value-type="float" office:value="2.45035888543826" calcext:value-type="float">
            <text:p>2,45035888543826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4" calcext:value-type="float">
            <text:p>4</text:p>
          </table:table-cell>
          <table:table-cell office:value-type="float" office:value="4.2331504822" calcext:value-type="float">
            <text:p>4,2331504822</text:p>
          </table:table-cell>
          <table:table-cell table:formula="of:=[.$C$66]/[.$C69]" office:value-type="float" office:value="6.90219450569004" calcext:value-type="float">
            <text:p>6,90219450569004</text:p>
          </table:table-cell>
          <table:table-cell table:formula="of:=[.$D69]/[.$B69]" office:value-type="float" office:value="1.72554862642251" calcext:value-type="float">
            <text:p>1,72554862642251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" calcext:value-type="float">
            <text:p>5</text:p>
          </table:table-cell>
          <table:table-cell office:value-type="float" office:value="3.7526502609" calcext:value-type="float">
            <text:p>3,7526502609</text:p>
          </table:table-cell>
          <table:table-cell table:formula="of:=[.$C$66]/[.$C70]" office:value-type="float" office:value="7.78597150510707" calcext:value-type="float">
            <text:p>7,78597150510707</text:p>
          </table:table-cell>
          <table:table-cell table:formula="of:=[.$D70]/[.$B70]" office:value-type="float" office:value="1.55719430102141" calcext:value-type="float">
            <text:p>1,55719430102141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6" calcext:value-type="float">
            <text:p>6</text:p>
          </table:table-cell>
          <table:table-cell office:value-type="float" office:value="3.8785221577" calcext:value-type="float">
            <text:p>3,8785221577</text:p>
          </table:table-cell>
          <table:table-cell table:formula="of:=[.$C$66]/[.$C71]" office:value-type="float" office:value="7.53328892088284" calcext:value-type="float">
            <text:p>7,53328892088284</text:p>
          </table:table-cell>
          <table:table-cell table:formula="of:=[.$D71]/[.$B71]" office:value-type="float" office:value="1.25554815348047" calcext:value-type="float">
            <text:p>1,25554815348047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7" calcext:value-type="float">
            <text:p>7</text:p>
          </table:table-cell>
          <table:table-cell office:value-type="float" office:value="2.9311659336" calcext:value-type="float">
            <text:p>2,9311659336</text:p>
          </table:table-cell>
          <table:table-cell table:formula="of:=[.$C$66]/[.$C72]" office:value-type="float" office:value="9.96805662384149" calcext:value-type="float">
            <text:p>9,96805662384149</text:p>
          </table:table-cell>
          <table:table-cell table:formula="of:=[.$D72]/[.$B72]" office:value-type="float" office:value="1.42400808912021" calcext:value-type="float">
            <text:p>1,42400808912021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8" calcext:value-type="float">
            <text:p>8</text:p>
          </table:table-cell>
          <table:table-cell office:value-type="float" office:value="2.9416456223" calcext:value-type="float">
            <text:p>2,9416456223</text:p>
          </table:table-cell>
          <table:table-cell table:formula="of:=[.$C$66]/[.$C73]" office:value-type="float" office:value="9.9325451640076" calcext:value-type="float">
            <text:p>9,9325451640076</text:p>
          </table:table-cell>
          <table:table-cell table:formula="of:=[.$D73]/[.$B73]" office:value-type="float" office:value="1.24156814550095" calcext:value-type="float">
            <text:p>1,24156814550095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" calcext:value-type="float">
            <text:p>1</text:p>
          </table:table-cell>
          <table:table-cell office:value-type="float" office:value="35.697237" calcext:value-type="float">
            <text:p>35,697237</text:p>
          </table:table-cell>
          <table:table-cell table:formula="of:=[.$C$74]/[.$C74]" office:value-type="float" office:value="1" calcext:value-type="float">
            <text:p>1</text:p>
          </table:table-cell>
          <table:table-cell table:formula="of:=[.$D74]/[.$B7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" calcext:value-type="float">
            <text:p>2</text:p>
          </table:table-cell>
          <table:table-cell office:value-type="float" office:value="9.6761465073" calcext:value-type="float">
            <text:p>9,6761465073</text:p>
          </table:table-cell>
          <table:table-cell table:formula="of:=[.$C$74]/[.$C75]" office:value-type="float" office:value="3.68919972150782" calcext:value-type="float">
            <text:p>3,68919972150782</text:p>
          </table:table-cell>
          <table:table-cell table:formula="of:=[.$D75]/[.$B75]" office:value-type="float" office:value="1.84459986075391" calcext:value-type="float">
            <text:p>1,84459986075391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" calcext:value-type="float">
            <text:p>3</text:p>
          </table:table-cell>
          <table:table-cell office:value-type="float" office:value="4.6900186539" calcext:value-type="float">
            <text:p>4,6900186539</text:p>
          </table:table-cell>
          <table:table-cell table:formula="of:=[.$C$74]/[.$C76]" office:value-type="float" office:value="7.61132089961217" calcext:value-type="float">
            <text:p>7,61132089961217</text:p>
          </table:table-cell>
          <table:table-cell table:formula="of:=[.$D76]/[.$B76]" office:value-type="float" office:value="2.53710696653739" calcext:value-type="float">
            <text:p>2,53710696653739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4" calcext:value-type="float">
            <text:p>4</text:p>
          </table:table-cell>
          <table:table-cell office:value-type="float" office:value="5.2310454845" calcext:value-type="float">
            <text:p>5,2310454845</text:p>
          </table:table-cell>
          <table:table-cell table:formula="of:=[.$C$74]/[.$C77]" office:value-type="float" office:value="6.82411137616251" calcext:value-type="float">
            <text:p>6,82411137616251</text:p>
          </table:table-cell>
          <table:table-cell table:formula="of:=[.$D77]/[.$B77]" office:value-type="float" office:value="1.70602784404063" calcext:value-type="float">
            <text:p>1,70602784404063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5" calcext:value-type="float">
            <text:p>5</text:p>
          </table:table-cell>
          <table:table-cell office:value-type="float" office:value="4.6410079002" calcext:value-type="float">
            <text:p>4,6410079002</text:p>
          </table:table-cell>
          <table:table-cell table:formula="of:=[.$C$74]/[.$C78]" office:value-type="float" office:value="7.69169925318629" calcext:value-type="float">
            <text:p>7,69169925318629</text:p>
          </table:table-cell>
          <table:table-cell table:formula="of:=[.$D78]/[.$B78]" office:value-type="float" office:value="1.53833985063726" calcext:value-type="float">
            <text:p>1,53833985063726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" calcext:value-type="float">
            <text:p>6</text:p>
          </table:table-cell>
          <table:table-cell office:value-type="float" office:value="4.7421214581" calcext:value-type="float">
            <text:p>4,7421214581</text:p>
          </table:table-cell>
          <table:table-cell table:formula="of:=[.$C$74]/[.$C79]" office:value-type="float" office:value="7.52769352607485" calcext:value-type="float">
            <text:p>7,52769352607485</text:p>
          </table:table-cell>
          <table:table-cell table:formula="of:=[.$D79]/[.$B79]" office:value-type="float" office:value="1.25461558767914" calcext:value-type="float">
            <text:p>1,25461558767914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7" calcext:value-type="float">
            <text:p>7</text:p>
          </table:table-cell>
          <table:table-cell office:value-type="float" office:value="3.5617563725" calcext:value-type="float">
            <text:p>3,5617563725</text:p>
          </table:table-cell>
          <table:table-cell table:formula="of:=[.$C$74]/[.$C80]" office:value-type="float" office:value="10.0223690973406" calcext:value-type="float">
            <text:p>10,0223690973406</text:p>
          </table:table-cell>
          <table:table-cell table:formula="of:=[.$D80]/[.$B80]" office:value-type="float" office:value="1.4317670139058" calcext:value-type="float">
            <text:p>1,4317670139058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8" calcext:value-type="float">
            <text:p>8</text:p>
          </table:table-cell>
          <table:table-cell office:value-type="float" office:value="3.5992245674" calcext:value-type="float">
            <text:p>3,5992245674</text:p>
          </table:table-cell>
          <table:table-cell table:formula="of:=[.$C$74]/[.$C81]" office:value-type="float" office:value="9.91803549112438" calcext:value-type="float">
            <text:p>9,91803549112438</text:p>
          </table:table-cell>
          <table:table-cell table:formula="of:=[.$D81]/[.$B81]" office:value-type="float" office:value="1.23975443639055" calcext:value-type="float">
            <text:p>1,23975443639055</text:p>
          </table:table-cell>
          <table:table-cell table:number-columns-repeated="2"/>
        </table:table-row>
      </table:table>
      <table:table table:name="results_2" table:style-name="ta1">
        <table:shapes>
          <draw:frame draw:z-index="0" draw:style-name="gr1" draw:text-style-name="P1" svg:width="181.57mm" svg:height="112.09mm" svg:x="300.66mm" svg:y="2.65mm">
            <draw:object draw:notify-on-update-of-ranges="results_2.A1:results_2.E1 results_2.B2:results_2.B9 results_2.A2:results_2.A2 results_2.D2:results_2.D9 results_2.A58:results_2.A58 results_2.D58:results_2.D65 results_2.B58:results_2.B65 results_2.B10:results_2.B17 results_2.A10:results_2.A10 results_2.D10:results_2.D17 results_2.B18:results_2.B25 results_2.A18:results_2.A18 results_2.D18:results_2.D25 results_2.B26:results_2.B33 results_2.A26:results_2.A26 results_2.D26:results_2.D33 results_2.B34:results_2.B41 results_2.A34:results_2.A34 results_2.D34:results_2.D41 results_2.B42:results_2.B49 results_2.A42:results_2.A42 results_2.D42:results_2.D49 results_2.B50:results_2.B57 results_2.A50:results_2.A50 results_2.D50:results_2.D5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81.57mm" svg:height="112.09mm" svg:x="228.9mm" svg:y="135.48mm">
            <draw:object draw:notify-on-update-of-ranges="results_2.A1:results_2.E1 results_2.B2:results_2.B9 results_2.A2:results_2.A2 results_2.E2:results_2.E9 results_2.B10:results_2.B17 results_2.A10:results_2.A10 results_2.E10:results_2.E17 results_2.B18:results_2.B25 results_2.A18:results_2.A18 results_2.E18:results_2.E25 results_2.B26:results_2.B33 results_2.A26:results_2.A26 results_2.E26:results_2.E33 results_2.B34:results_2.B41 results_2.A34:results_2.A34 results_2.E34:results_2.E41 results_2.B42:results_2.B49 results_2.A42:results_2.A42 results_2.E42:results_2.E49 results_2.B50:results_2.B57 results_2.A50:results_2.A50 results_2.E50:results_2.E5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ozmiar problemu</text:p>
          </table:table-cell>
          <table:table-cell office:value-type="string" calcext:value-type="string">
            <text:p>Ilość procesorów</text:p>
          </table:table-cell>
          <table:table-cell office:value-type="string" calcext:value-type="string">
            <text:p>Czas wykonania</text:p>
          </table:table-cell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725806" calcext:value-type="float">
            <text:p>0,725806</text:p>
          </table:table-cell>
          <table:table-cell table:formula="of:=[.$C$2]/[.$C2]" office:value-type="float" office:value="1" calcext:value-type="float">
            <text:p>1</text:p>
          </table:table-cell>
          <table:table-cell table:formula="of:=[.$D2]/[.$B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0.3800618172" calcext:value-type="float">
            <text:p>0,3800618172</text:p>
          </table:table-cell>
          <table:table-cell table:formula="of:=[.$C$2]/[.$C3]" office:value-type="float" office:value="1.90970512467465" calcext:value-type="float">
            <text:p>1,90970512467465</text:p>
          </table:table-cell>
          <table:table-cell table:formula="of:=[.$D3]/[.$B3]" office:value-type="float" office:value="0.954852562337325" calcext:value-type="float">
            <text:p>0,954852562337325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0.2519620657" calcext:value-type="float">
            <text:p>0,2519620657</text:p>
          </table:table-cell>
          <table:table-cell table:formula="of:=[.$C$2]/[.$C4]" office:value-type="float" office:value="2.88061616729315" calcext:value-type="float">
            <text:p>2,88061616729315</text:p>
          </table:table-cell>
          <table:table-cell table:formula="of:=[.$D4]/[.$B4]" office:value-type="float" office:value="0.960205389097718" calcext:value-type="float">
            <text:p>0,960205389097718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0.190562129" calcext:value-type="float">
            <text:p>0,190562129</text:p>
          </table:table-cell>
          <table:table-cell table:formula="of:=[.$C$2]/[.$C5]" office:value-type="float" office:value="3.80876307275093" calcext:value-type="float">
            <text:p>3,80876307275093</text:p>
          </table:table-cell>
          <table:table-cell table:formula="of:=[.$D5]/[.$B5]" office:value-type="float" office:value="0.952190768187734" calcext:value-type="float">
            <text:p>0,952190768187734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0.2137928009" calcext:value-type="float">
            <text:p>0,2137928009</text:p>
          </table:table-cell>
          <table:table-cell table:formula="of:=[.$C$2]/[.$C6]" office:value-type="float" office:value="3.3949038365398" calcext:value-type="float">
            <text:p>3,3949038365398</text:p>
          </table:table-cell>
          <table:table-cell table:formula="of:=[.$D6]/[.$B6]" office:value-type="float" office:value="0.67898076730796" calcext:value-type="float">
            <text:p>0,67898076730796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0.1776936293" calcext:value-type="float">
            <text:p>0,1776936293</text:p>
          </table:table-cell>
          <table:table-cell table:formula="of:=[.$C$2]/[.$C7]" office:value-type="float" office:value="4.08459213118227" calcext:value-type="float">
            <text:p>4,08459213118227</text:p>
          </table:table-cell>
          <table:table-cell table:formula="of:=[.$D7]/[.$B7]" office:value-type="float" office:value="0.680765355197046" calcext:value-type="float">
            <text:p>0,680765355197046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0.1524380922" calcext:value-type="float">
            <text:p>0,1524380922</text:p>
          </table:table-cell>
          <table:table-cell table:formula="of:=[.$C$2]/[.$C8]" office:value-type="float" office:value="4.76131647625015" calcext:value-type="float">
            <text:p>4,76131647625015</text:p>
          </table:table-cell>
          <table:table-cell table:formula="of:=[.$D8]/[.$B8]" office:value-type="float" office:value="0.680188068035736" calcext:value-type="float">
            <text:p>0,680188068035736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0.1338626862" calcext:value-type="float">
            <text:p>0,1338626862</text:p>
          </table:table-cell>
          <table:table-cell table:formula="of:=[.$C$2]/[.$C9]" office:value-type="float" office:value="5.42201879107369" calcext:value-type="float">
            <text:p>5,42201879107369</text:p>
          </table:table-cell>
          <table:table-cell table:formula="of:=[.$D9]/[.$B9]" office:value-type="float" office:value="0.677752348884211" calcext:value-type="float">
            <text:p>0,677752348884211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.043899" calcext:value-type="float">
            <text:p>2,043899</text:p>
          </table:table-cell>
          <table:table-cell table:formula="of:=[.$C$10]/[.$C10]" office:value-type="float" office:value="1" calcext:value-type="float">
            <text:p>1</text:p>
          </table:table-cell>
          <table:table-cell table:formula="of:=[.$D10]/[.$B1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1.0317629337" calcext:value-type="float">
            <text:p>1,0317629337</text:p>
          </table:table-cell>
          <table:table-cell table:formula="of:=[.$C$10]/[.$C11]" office:value-type="float" office:value="1.98097734783938" calcext:value-type="float">
            <text:p>1,98097734783938</text:p>
          </table:table-cell>
          <table:table-cell table:formula="of:=[.$D11]/[.$B11]" office:value-type="float" office:value="0.990488673919688" calcext:value-type="float">
            <text:p>0,990488673919688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6987235785" calcext:value-type="float">
            <text:p>0,6987235785</text:p>
          </table:table-cell>
          <table:table-cell table:formula="of:=[.$C$10]/[.$C12]" office:value-type="float" office:value="2.92518967856757" calcext:value-type="float">
            <text:p>2,92518967856757</text:p>
          </table:table-cell>
          <table:table-cell table:formula="of:=[.$D12]/[.$B12]" office:value-type="float" office:value="0.975063226189191" calcext:value-type="float">
            <text:p>0,975063226189191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5332993507" calcext:value-type="float">
            <text:p>0,5332993507</text:p>
          </table:table-cell>
          <table:table-cell table:formula="of:=[.$C$10]/[.$C13]" office:value-type="float" office:value="3.83255482557256" calcext:value-type="float">
            <text:p>3,83255482557256</text:p>
          </table:table-cell>
          <table:table-cell table:formula="of:=[.$D13]/[.$B13]" office:value-type="float" office:value="0.958138706393141" calcext:value-type="float">
            <text:p>0,958138706393141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5925157785" calcext:value-type="float">
            <text:p>0,5925157785</text:p>
          </table:table-cell>
          <table:table-cell table:formula="of:=[.$C$10]/[.$C14]" office:value-type="float" office:value="3.44952670319479" calcext:value-type="float">
            <text:p>3,44952670319479</text:p>
          </table:table-cell>
          <table:table-cell table:formula="of:=[.$D14]/[.$B14]" office:value-type="float" office:value="0.689905340638958" calcext:value-type="float">
            <text:p>0,689905340638958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0.4936414003" calcext:value-type="float">
            <text:p>0,4936414003</text:p>
          </table:table-cell>
          <table:table-cell table:formula="of:=[.$C$10]/[.$C15]" office:value-type="float" office:value="4.14045296597462" calcext:value-type="float">
            <text:p>4,14045296597462</text:p>
          </table:table-cell>
          <table:table-cell table:formula="of:=[.$D15]/[.$B15]" office:value-type="float" office:value="0.690075494329104" calcext:value-type="float">
            <text:p>0,690075494329104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0.4236372232" calcext:value-type="float">
            <text:p>0,4236372232</text:p>
          </table:table-cell>
          <table:table-cell table:formula="of:=[.$C$10]/[.$C16]" office:value-type="float" office:value="4.82464450257968" calcext:value-type="float">
            <text:p>4,82464450257968</text:p>
          </table:table-cell>
          <table:table-cell table:formula="of:=[.$D16]/[.$B16]" office:value-type="float" office:value="0.689234928939954" calcext:value-type="float">
            <text:p>0,689234928939954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0.3712713718" calcext:value-type="float">
            <text:p>0,3712713718</text:p>
          </table:table-cell>
          <table:table-cell table:formula="of:=[.$C$10]/[.$C17]" office:value-type="float" office:value="5.50513493698897" calcext:value-type="float">
            <text:p>5,50513493698897</text:p>
          </table:table-cell>
          <table:table-cell table:formula="of:=[.$D17]/[.$B17]" office:value-type="float" office:value="0.688141867123621" calcext:value-type="float">
            <text:p>0,68814186712362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3.952412" calcext:value-type="float">
            <text:p>3,952412</text:p>
          </table:table-cell>
          <table:table-cell table:formula="of:=[.$C$18]/[.$C18]" office:value-type="float" office:value="1" calcext:value-type="float">
            <text:p>1</text:p>
          </table:table-cell>
          <table:table-cell table:formula="of:=[.$D18]/[.$B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2.0224197626" calcext:value-type="float">
            <text:p>2,0224197626</text:p>
          </table:table-cell>
          <table:table-cell table:formula="of:=[.$C$18]/[.$C19]" office:value-type="float" office:value="1.95429854528262" calcext:value-type="float">
            <text:p>1,95429854528262</text:p>
          </table:table-cell>
          <table:table-cell table:formula="of:=[.$D19]/[.$B19]" office:value-type="float" office:value="0.97714927264131" calcext:value-type="float">
            <text:p>0,9771492726413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1.3554211855" calcext:value-type="float">
            <text:p>1,3554211855</text:p>
          </table:table-cell>
          <table:table-cell table:formula="of:=[.$C$18]/[.$C20]" office:value-type="float" office:value="2.91600282058599" calcext:value-type="float">
            <text:p>2,91600282058599</text:p>
          </table:table-cell>
          <table:table-cell table:formula="of:=[.$D20]/[.$B20]" office:value-type="float" office:value="0.972000940195328" calcext:value-type="float">
            <text:p>0,97200094019532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office:value-type="float" office:value="1.0386924028" calcext:value-type="float">
            <text:p>1,0386924028</text:p>
          </table:table-cell>
          <table:table-cell table:formula="of:=[.$C$18]/[.$C21]" office:value-type="float" office:value="3.80518042622194" calcext:value-type="float">
            <text:p>3,80518042622194</text:p>
          </table:table-cell>
          <table:table-cell table:formula="of:=[.$D21]/[.$B21]" office:value-type="float" office:value="0.951295106555486" calcext:value-type="float">
            <text:p>0,95129510655548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" calcext:value-type="float">
            <text:p>5</text:p>
          </table:table-cell>
          <table:table-cell office:value-type="float" office:value="1.1602078915" calcext:value-type="float">
            <text:p>1,1602078915</text:p>
          </table:table-cell>
          <table:table-cell table:formula="of:=[.$C$18]/[.$C22]" office:value-type="float" office:value="3.40664119676866" calcext:value-type="float">
            <text:p>3,40664119676866</text:p>
          </table:table-cell>
          <table:table-cell table:formula="of:=[.$D22]/[.$B22]" office:value-type="float" office:value="0.681328239353731" calcext:value-type="float">
            <text:p>0,68132823935373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0.9664209366" calcext:value-type="float">
            <text:p>0,9664209366</text:p>
          </table:table-cell>
          <table:table-cell table:formula="of:=[.$C$18]/[.$C23]" office:value-type="float" office:value="4.08974169568917" calcext:value-type="float">
            <text:p>4,08974169568917</text:p>
          </table:table-cell>
          <table:table-cell table:formula="of:=[.$D23]/[.$B23]" office:value-type="float" office:value="0.681623615948195" calcext:value-type="float">
            <text:p>0,68162361594819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7" calcext:value-type="float">
            <text:p>7</text:p>
          </table:table-cell>
          <table:table-cell office:value-type="float" office:value="0.8356437206" calcext:value-type="float">
            <text:p>0,8356437206</text:p>
          </table:table-cell>
          <table:table-cell table:formula="of:=[.$C$18]/[.$C24]" office:value-type="float" office:value="4.72978124835562" calcext:value-type="float">
            <text:p>4,72978124835562</text:p>
          </table:table-cell>
          <table:table-cell table:formula="of:=[.$D24]/[.$B24]" office:value-type="float" office:value="0.675683035479374" calcext:value-type="float">
            <text:p>0,67568303547937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8" calcext:value-type="float">
            <text:p>8</text:p>
          </table:table-cell>
          <table:table-cell office:value-type="float" office:value="0.7292205811" calcext:value-type="float">
            <text:p>0,7292205811</text:p>
          </table:table-cell>
          <table:table-cell table:formula="of:=[.$C$18]/[.$C25]" office:value-type="float" office:value="5.4200499854762" calcext:value-type="float">
            <text:p>5,4200499854762</text:p>
          </table:table-cell>
          <table:table-cell table:formula="of:=[.$D25]/[.$B25]" office:value-type="float" office:value="0.677506248184525" calcext:value-type="float">
            <text:p>0,677506248184525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6.555099" calcext:value-type="float">
            <text:p>6,555099</text:p>
          </table:table-cell>
          <table:table-cell table:formula="of:=[.$C$26]/[.$C26]" office:value-type="float" office:value="1" calcext:value-type="float">
            <text:p>1</text:p>
          </table:table-cell>
          <table:table-cell table:formula="of:=[.$D26]/[.$B2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3.345816803" calcext:value-type="float">
            <text:p>3,345816803</text:p>
          </table:table-cell>
          <table:table-cell table:formula="of:=[.$C$26]/[.$C27]" office:value-type="float" office:value="1.95919244416563" calcext:value-type="float">
            <text:p>1,95919244416563</text:p>
          </table:table-cell>
          <table:table-cell table:formula="of:=[.$D27]/[.$B27]" office:value-type="float" office:value="0.979596222082814" calcext:value-type="float">
            <text:p>0,979596222082814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2.2295769453" calcext:value-type="float">
            <text:p>2,2295769453</text:p>
          </table:table-cell>
          <table:table-cell table:formula="of:=[.$C$26]/[.$C28]" office:value-type="float" office:value="2.94006403942161" calcext:value-type="float">
            <text:p>2,94006403942161</text:p>
          </table:table-cell>
          <table:table-cell table:formula="of:=[.$D28]/[.$B28]" office:value-type="float" office:value="0.980021346473868" calcext:value-type="float">
            <text:p>0,980021346473868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 office:value-type="float" office:value="1.718891573" calcext:value-type="float">
            <text:p>1,718891573</text:p>
          </table:table-cell>
          <table:table-cell table:formula="of:=[.$C$26]/[.$C29]" office:value-type="float" office:value="3.813561659715" calcext:value-type="float">
            <text:p>3,813561659715</text:p>
          </table:table-cell>
          <table:table-cell table:formula="of:=[.$D29]/[.$B29]" office:value-type="float" office:value="0.953390414928749" calcext:value-type="float">
            <text:p>0,953390414928749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  <table:table-cell office:value-type="float" office:value="1.9306258678" calcext:value-type="float">
            <text:p>1,9306258678</text:p>
          </table:table-cell>
          <table:table-cell table:formula="of:=[.$C$26]/[.$C30]" office:value-type="float" office:value="3.39532330387229" calcext:value-type="float">
            <text:p>3,39532330387229</text:p>
          </table:table-cell>
          <table:table-cell table:formula="of:=[.$D30]/[.$B30]" office:value-type="float" office:value="0.679064660774458" calcext:value-type="float">
            <text:p>0,679064660774458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" calcext:value-type="float">
            <text:p>6</text:p>
          </table:table-cell>
          <table:table-cell office:value-type="float" office:value="1.6017985821" calcext:value-type="float">
            <text:p>1,6017985821</text:p>
          </table:table-cell>
          <table:table-cell table:formula="of:=[.$C$26]/[.$C31]" office:value-type="float" office:value="4.09233662287682" calcext:value-type="float">
            <text:p>4,09233662287682</text:p>
          </table:table-cell>
          <table:table-cell table:formula="of:=[.$D31]/[.$B31]" office:value-type="float" office:value="0.682056103812804" calcext:value-type="float">
            <text:p>0,682056103812804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7" calcext:value-type="float">
            <text:p>7</text:p>
          </table:table-cell>
          <table:table-cell office:value-type="float" office:value="1.373323226" calcext:value-type="float">
            <text:p>1,373323226</text:p>
          </table:table-cell>
          <table:table-cell table:formula="of:=[.$C$26]/[.$C32]" office:value-type="float" office:value="4.77316546891343" calcext:value-type="float">
            <text:p>4,77316546891343</text:p>
          </table:table-cell>
          <table:table-cell table:formula="of:=[.$D32]/[.$B32]" office:value-type="float" office:value="0.681880781273348" calcext:value-type="float">
            <text:p>0,681880781273348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8" calcext:value-type="float">
            <text:p>8</text:p>
          </table:table-cell>
          <table:table-cell office:value-type="float" office:value="1.2123826027" calcext:value-type="float">
            <text:p>1,2123826027</text:p>
          </table:table-cell>
          <table:table-cell table:formula="of:=[.$C$26]/[.$C33]" office:value-type="float" office:value="5.40679071557251" calcext:value-type="float">
            <text:p>5,40679071557251</text:p>
          </table:table-cell>
          <table:table-cell table:formula="of:=[.$D33]/[.$B33]" office:value-type="float" office:value="0.675848839446564" calcext:value-type="float">
            <text:p>0,675848839446564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" calcext:value-type="float">
            <text:p>1</text:p>
          </table:table-cell>
          <table:table-cell office:value-type="float" office:value="9.749076" calcext:value-type="float">
            <text:p>9,749076</text:p>
          </table:table-cell>
          <table:table-cell table:formula="of:=[.$C$34]/[.$C34]" office:value-type="float" office:value="1" calcext:value-type="float">
            <text:p>1</text:p>
          </table:table-cell>
          <table:table-cell table:formula="of:=[.$D34]/[.$B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" calcext:value-type="float">
            <text:p>2</text:p>
          </table:table-cell>
          <table:table-cell office:value-type="float" office:value="4.992603302" calcext:value-type="float">
            <text:p>4,992603302</text:p>
          </table:table-cell>
          <table:table-cell table:formula="of:=[.$C$34]/[.$C35]" office:value-type="float" office:value="1.95270391222443" calcext:value-type="float">
            <text:p>1,95270391222443</text:p>
          </table:table-cell>
          <table:table-cell table:formula="of:=[.$D35]/[.$B35]" office:value-type="float" office:value="0.976351956112214" calcext:value-type="float">
            <text:p>0,976351956112214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" calcext:value-type="float">
            <text:p>3</text:p>
          </table:table-cell>
          <table:table-cell office:value-type="float" office:value="3.3327375412" calcext:value-type="float">
            <text:p>3,3327375412</text:p>
          </table:table-cell>
          <table:table-cell table:formula="of:=[.$C$34]/[.$C36]" office:value-type="float" office:value="2.92524565150417" calcext:value-type="float">
            <text:p>2,92524565150417</text:p>
          </table:table-cell>
          <table:table-cell table:formula="of:=[.$D36]/[.$B36]" office:value-type="float" office:value="0.975081883834723" calcext:value-type="float">
            <text:p>0,975081883834723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4" calcext:value-type="float">
            <text:p>4</text:p>
          </table:table-cell>
          <table:table-cell office:value-type="float" office:value="2.5729295492" calcext:value-type="float">
            <text:p>2,5729295492</text:p>
          </table:table-cell>
          <table:table-cell table:formula="of:=[.$C$34]/[.$C37]" office:value-type="float" office:value="3.78909558679183" calcext:value-type="float">
            <text:p>3,78909558679183</text:p>
          </table:table-cell>
          <table:table-cell table:formula="of:=[.$D37]/[.$B37]" office:value-type="float" office:value="0.947273896697956" calcext:value-type="float">
            <text:p>0,947273896697956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5" calcext:value-type="float">
            <text:p>5</text:p>
          </table:table-cell>
          <table:table-cell office:value-type="float" office:value="2.8528905869" calcext:value-type="float">
            <text:p>2,8528905869</text:p>
          </table:table-cell>
          <table:table-cell table:formula="of:=[.$C$34]/[.$C38]" office:value-type="float" office:value="3.41726249326425" calcext:value-type="float">
            <text:p>3,41726249326425</text:p>
          </table:table-cell>
          <table:table-cell table:formula="of:=[.$D38]/[.$B38]" office:value-type="float" office:value="0.68345249865285" calcext:value-type="float">
            <text:p>0,68345249865285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6" calcext:value-type="float">
            <text:p>6</text:p>
          </table:table-cell>
          <table:table-cell office:value-type="float" office:value="2.382377696" calcext:value-type="float">
            <text:p>2,382377696</text:p>
          </table:table-cell>
          <table:table-cell table:formula="of:=[.$C$34]/[.$C39]" office:value-type="float" office:value="4.09216221943676" calcext:value-type="float">
            <text:p>4,09216221943676</text:p>
          </table:table-cell>
          <table:table-cell table:formula="of:=[.$D39]/[.$B39]" office:value-type="float" office:value="0.682027036572794" calcext:value-type="float">
            <text:p>0,682027036572794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7" calcext:value-type="float">
            <text:p>7</text:p>
          </table:table-cell>
          <table:table-cell office:value-type="float" office:value="2.0483958244" calcext:value-type="float">
            <text:p>2,0483958244</text:p>
          </table:table-cell>
          <table:table-cell table:formula="of:=[.$C$34]/[.$C40]" office:value-type="float" office:value="4.75937115467203" calcext:value-type="float">
            <text:p>4,75937115467203</text:p>
          </table:table-cell>
          <table:table-cell table:formula="of:=[.$D40]/[.$B40]" office:value-type="float" office:value="0.679910164953148" calcext:value-type="float">
            <text:p>0,679910164953148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8" calcext:value-type="float">
            <text:p>8</text:p>
          </table:table-cell>
          <table:table-cell office:value-type="float" office:value="1.8096987963" calcext:value-type="float">
            <text:p>1,8096987963</text:p>
          </table:table-cell>
          <table:table-cell table:formula="of:=[.$C$34]/[.$C41]" office:value-type="float" office:value="5.38712631070561" calcext:value-type="float">
            <text:p>5,38712631070561</text:p>
          </table:table-cell>
          <table:table-cell table:formula="of:=[.$D41]/[.$B41]" office:value-type="float" office:value="0.673390788838201" calcext:value-type="float">
            <text:p>0,673390788838201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" calcext:value-type="float">
            <text:p>1</text:p>
          </table:table-cell>
          <table:table-cell office:value-type="float" office:value="13.659814" calcext:value-type="float">
            <text:p>13,659814</text:p>
          </table:table-cell>
          <table:table-cell table:formula="of:=[.$C$42]/[.$C42]" office:value-type="float" office:value="1" calcext:value-type="float">
            <text:p>1</text:p>
          </table:table-cell>
          <table:table-cell table:formula="of:=[.$D42]/[.$B4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" calcext:value-type="float">
            <text:p>2</text:p>
          </table:table-cell>
          <table:table-cell office:value-type="float" office:value="6.9847385168" calcext:value-type="float">
            <text:p>6,9847385168</text:p>
          </table:table-cell>
          <table:table-cell table:formula="of:=[.$C$42]/[.$C43]" office:value-type="float" office:value="1.95566576574697" calcext:value-type="float">
            <text:p>1,95566576574697</text:p>
          </table:table-cell>
          <table:table-cell table:formula="of:=[.$D43]/[.$B43]" office:value-type="float" office:value="0.977832882873483" calcext:value-type="float">
            <text:p>0,977832882873483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4.726529479" calcext:value-type="float">
            <text:p>4,726529479</text:p>
          </table:table-cell>
          <table:table-cell table:formula="of:=[.$C$42]/[.$C44]" office:value-type="float" office:value="2.89003042521805" calcext:value-type="float">
            <text:p>2,89003042521805</text:p>
          </table:table-cell>
          <table:table-cell table:formula="of:=[.$D44]/[.$B44]" office:value-type="float" office:value="0.963343475072682" calcext:value-type="float">
            <text:p>0,963343475072682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3.610043788" calcext:value-type="float">
            <text:p>3,610043788</text:p>
          </table:table-cell>
          <table:table-cell table:formula="of:=[.$C$42]/[.$C45]" office:value-type="float" office:value="3.78383609789057" calcext:value-type="float">
            <text:p>3,78383609789057</text:p>
          </table:table-cell>
          <table:table-cell table:formula="of:=[.$D45]/[.$B45]" office:value-type="float" office:value="0.945959024472642" calcext:value-type="float">
            <text:p>0,945959024472642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" calcext:value-type="float">
            <text:p>5</text:p>
          </table:table-cell>
          <table:table-cell office:value-type="float" office:value="4.0035444498" calcext:value-type="float">
            <text:p>4,0035444498</text:p>
          </table:table-cell>
          <table:table-cell table:formula="of:=[.$C$42]/[.$C46]" office:value-type="float" office:value="3.41193014621891" calcext:value-type="float">
            <text:p>3,41193014621891</text:p>
          </table:table-cell>
          <table:table-cell table:formula="of:=[.$D46]/[.$B46]" office:value-type="float" office:value="0.682386029243781" calcext:value-type="float">
            <text:p>0,682386029243781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6" calcext:value-type="float">
            <text:p>6</text:p>
          </table:table-cell>
          <table:table-cell office:value-type="float" office:value="3.3434828758" calcext:value-type="float">
            <text:p>3,3434828758</text:p>
          </table:table-cell>
          <table:table-cell table:formula="of:=[.$C$42]/[.$C47]" office:value-type="float" office:value="4.0855043998787" calcext:value-type="float">
            <text:p>4,0855043998787</text:p>
          </table:table-cell>
          <table:table-cell table:formula="of:=[.$D47]/[.$B47]" office:value-type="float" office:value="0.680917399979784" calcext:value-type="float">
            <text:p>0,680917399979784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7" calcext:value-type="float">
            <text:p>7</text:p>
          </table:table-cell>
          <table:table-cell office:value-type="float" office:value="2.8520779371" calcext:value-type="float">
            <text:p>2,8520779371</text:p>
          </table:table-cell>
          <table:table-cell table:formula="of:=[.$C$42]/[.$C48]" office:value-type="float" office:value="4.78942521952585" calcext:value-type="float">
            <text:p>4,78942521952585</text:p>
          </table:table-cell>
          <table:table-cell table:formula="of:=[.$D48]/[.$B48]" office:value-type="float" office:value="0.684203602789407" calcext:value-type="float">
            <text:p>0,684203602789407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8" calcext:value-type="float">
            <text:p>8</text:p>
          </table:table-cell>
          <table:table-cell office:value-type="float" office:value="2.5111129522" calcext:value-type="float">
            <text:p>2,5111129522</text:p>
          </table:table-cell>
          <table:table-cell table:formula="of:=[.$C$42]/[.$C49]" office:value-type="float" office:value="5.43974494975726" calcext:value-type="float">
            <text:p>5,43974494975726</text:p>
          </table:table-cell>
          <table:table-cell table:formula="of:=[.$D49]/[.$B49]" office:value-type="float" office:value="0.679968118719658" calcext:value-type="float">
            <text:p>0,679968118719658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8.221466" calcext:value-type="float">
            <text:p>18,221466</text:p>
          </table:table-cell>
          <table:table-cell table:formula="of:=[.$C$50]/[.$C50]" office:value-type="float" office:value="1" calcext:value-type="float">
            <text:p>1</text:p>
          </table:table-cell>
          <table:table-cell table:formula="of:=[.$D50]/[.$B5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float" office:value="9.2936798096" calcext:value-type="float">
            <text:p>9,2936798096</text:p>
          </table:table-cell>
          <table:table-cell table:formula="of:=[.$C$50]/[.$C51]" office:value-type="float" office:value="1.96062984450766" calcext:value-type="float">
            <text:p>1,96062984450766</text:p>
          </table:table-cell>
          <table:table-cell table:formula="of:=[.$D51]/[.$B51]" office:value-type="float" office:value="0.980314922253828" calcext:value-type="float">
            <text:p>0,980314922253828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6.2557130575" calcext:value-type="float">
            <text:p>6,2557130575</text:p>
          </table:table-cell>
          <table:table-cell table:formula="of:=[.$C$50]/[.$C52]" office:value-type="float" office:value="2.91277202654847" calcext:value-type="float">
            <text:p>2,91277202654847</text:p>
          </table:table-cell>
          <table:table-cell table:formula="of:=[.$D52]/[.$B52]" office:value-type="float" office:value="0.97092400884949" calcext:value-type="float">
            <text:p>0,97092400884949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4.7690212727" calcext:value-type="float">
            <text:p>4,7690212727</text:p>
          </table:table-cell>
          <table:table-cell table:formula="of:=[.$C$50]/[.$C53]" office:value-type="float" office:value="3.82079780274996" calcext:value-type="float">
            <text:p>3,82079780274996</text:p>
          </table:table-cell>
          <table:table-cell table:formula="of:=[.$D53]/[.$B53]" office:value-type="float" office:value="0.955199450687491" calcext:value-type="float">
            <text:p>0,955199450687491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float" office:value="5.3530405998" calcext:value-type="float">
            <text:p>5,3530405998</text:p>
          </table:table-cell>
          <table:table-cell table:formula="of:=[.$C$50]/[.$C54]" office:value-type="float" office:value="3.40394690835724" calcext:value-type="float">
            <text:p>3,40394690835724</text:p>
          </table:table-cell>
          <table:table-cell table:formula="of:=[.$D54]/[.$B54]" office:value-type="float" office:value="0.680789381671448" calcext:value-type="float">
            <text:p>0,680789381671448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office:value-type="float" office:value="4.4207282543" calcext:value-type="float">
            <text:p>4,4207282543</text:p>
          </table:table-cell>
          <table:table-cell table:formula="of:=[.$C$50]/[.$C55]" office:value-type="float" office:value="4.12182449402452" calcext:value-type="float">
            <text:p>4,12182449402452</text:p>
          </table:table-cell>
          <table:table-cell table:formula="of:=[.$D55]/[.$B55]" office:value-type="float" office:value="0.686970749004087" calcext:value-type="float">
            <text:p>0,686970749004087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7" calcext:value-type="float">
            <text:p>7</text:p>
          </table:table-cell>
          <table:table-cell office:value-type="float" office:value="3.8415575266" calcext:value-type="float">
            <text:p>3,8415575266</text:p>
          </table:table-cell>
          <table:table-cell table:formula="of:=[.$C$50]/[.$C56]" office:value-type="float" office:value="4.74324954756751" calcext:value-type="float">
            <text:p>4,74324954756751</text:p>
          </table:table-cell>
          <table:table-cell table:formula="of:=[.$D56]/[.$B56]" office:value-type="float" office:value="0.677607078223929" calcext:value-type="float">
            <text:p>0,677607078223929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8" calcext:value-type="float">
            <text:p>8</text:p>
          </table:table-cell>
          <table:table-cell office:value-type="float" office:value="3.3414467335" calcext:value-type="float">
            <text:p>3,3414467335</text:p>
          </table:table-cell>
          <table:table-cell table:formula="of:=[.$C$50]/[.$C57]" office:value-type="float" office:value="5.45316668295769" calcext:value-type="float">
            <text:p>5,45316668295769</text:p>
          </table:table-cell>
          <table:table-cell table:formula="of:=[.$D57]/[.$B57]" office:value-type="float" office:value="0.681645835369711" calcext:value-type="float">
            <text:p>0,681645835369711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" calcext:value-type="float">
            <text:p>1</text:p>
          </table:table-cell>
          <table:table-cell office:value-type="float" office:value="23.495164" calcext:value-type="float">
            <text:p>23,495164</text:p>
          </table:table-cell>
          <table:table-cell table:formula="of:=[.$C$58]/[.$C58]" office:value-type="float" office:value="1" calcext:value-type="float">
            <text:p>1</text:p>
          </table:table-cell>
          <table:table-cell table:formula="of:=[.$D58]/[.$B5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" calcext:value-type="float">
            <text:p>2</text:p>
          </table:table-cell>
          <table:table-cell office:value-type="float" office:value="11.936160326" calcext:value-type="float">
            <text:p>11,936160326</text:p>
          </table:table-cell>
          <table:table-cell table:formula="of:=[.$C$58]/[.$C59]" office:value-type="float" office:value="1.9684021794531" calcext:value-type="float">
            <text:p>1,9684021794531</text:p>
          </table:table-cell>
          <table:table-cell table:formula="of:=[.$D59]/[.$B59]" office:value-type="float" office:value="0.984201089726549" calcext:value-type="float">
            <text:p>0,984201089726549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" calcext:value-type="float">
            <text:p>3</text:p>
          </table:table-cell>
          <table:table-cell office:value-type="float" office:value="8.119492507" calcext:value-type="float">
            <text:p>8,119492507</text:p>
          </table:table-cell>
          <table:table-cell table:formula="of:=[.$C$58]/[.$C60]" office:value-type="float" office:value="2.89367395557595" calcext:value-type="float">
            <text:p>2,89367395557595</text:p>
          </table:table-cell>
          <table:table-cell table:formula="of:=[.$D60]/[.$B60]" office:value-type="float" office:value="0.964557985191984" calcext:value-type="float">
            <text:p>0,964557985191984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4" calcext:value-type="float">
            <text:p>4</text:p>
          </table:table-cell>
          <table:table-cell office:value-type="float" office:value="6.3275829554" calcext:value-type="float">
            <text:p>6,3275829554</text:p>
          </table:table-cell>
          <table:table-cell table:formula="of:=[.$C$58]/[.$C61]" office:value-type="float" office:value="3.71313409331901" calcext:value-type="float">
            <text:p>3,71313409331901</text:p>
          </table:table-cell>
          <table:table-cell table:formula="of:=[.$D61]/[.$B61]" office:value-type="float" office:value="0.928283523329752" calcext:value-type="float">
            <text:p>0,928283523329752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" calcext:value-type="float">
            <text:p>5</text:p>
          </table:table-cell>
          <table:table-cell office:value-type="float" office:value="6.8070620537" calcext:value-type="float">
            <text:p>6,8070620537</text:p>
          </table:table-cell>
          <table:table-cell table:formula="of:=[.$C$58]/[.$C62]" office:value-type="float" office:value="3.45158657503778" calcext:value-type="float">
            <text:p>3,45158657503778</text:p>
          </table:table-cell>
          <table:table-cell table:formula="of:=[.$D62]/[.$B62]" office:value-type="float" office:value="0.690317315007555" calcext:value-type="float">
            <text:p>0,690317315007555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6" calcext:value-type="float">
            <text:p>6</text:p>
          </table:table-cell>
          <table:table-cell office:value-type="float" office:value="5.6795265198" calcext:value-type="float">
            <text:p>5,6795265198</text:p>
          </table:table-cell>
          <table:table-cell table:formula="of:=[.$C$58]/[.$C63]" office:value-type="float" office:value="4.13681737695757" calcext:value-type="float">
            <text:p>4,13681737695757</text:p>
          </table:table-cell>
          <table:table-cell table:formula="of:=[.$D63]/[.$B63]" office:value-type="float" office:value="0.689469562826262" calcext:value-type="float">
            <text:p>0,689469562826262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7" calcext:value-type="float">
            <text:p>7</text:p>
          </table:table-cell>
          <table:table-cell office:value-type="float" office:value="4.9107813597" calcext:value-type="float">
            <text:p>4,9107813597</text:p>
          </table:table-cell>
          <table:table-cell table:formula="of:=[.$C$58]/[.$C64]" office:value-type="float" office:value="4.78440441124329" calcext:value-type="float">
            <text:p>4,78440441124329</text:p>
          </table:table-cell>
          <table:table-cell table:formula="of:=[.$D64]/[.$B64]" office:value-type="float" office:value="0.683486344463327" calcext:value-type="float">
            <text:p>0,683486344463327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8" calcext:value-type="float">
            <text:p>8</text:p>
          </table:table-cell>
          <table:table-cell office:value-type="float" office:value="4.3286428928" calcext:value-type="float">
            <text:p>4,3286428928</text:p>
          </table:table-cell>
          <table:table-cell table:formula="of:=[.$C$58]/[.$C65]" office:value-type="float" office:value="5.42783606360331" calcext:value-type="float">
            <text:p>5,42783606360331</text:p>
          </table:table-cell>
          <table:table-cell table:formula="of:=[.$D65]/[.$B65]" office:value-type="float" office:value="0.678479507950414" calcext:value-type="float">
            <text:p>0,678479507950414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" calcext:value-type="float">
            <text:p>1</text:p>
          </table:table-cell>
          <table:table-cell office:value-type="float" office:value="29.218028" calcext:value-type="float">
            <text:p>29,218028</text:p>
          </table:table-cell>
          <table:table-cell table:formula="of:=[.$C$66]/[.$C66]" office:value-type="float" office:value="1" calcext:value-type="float">
            <text:p>1</text:p>
          </table:table-cell>
          <table:table-cell table:formula="of:=[.$D66]/[.$B6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" calcext:value-type="float">
            <text:p>2</text:p>
          </table:table-cell>
          <table:table-cell office:value-type="float" office:value="14.9204891682" calcext:value-type="float">
            <text:p>14,9204891682</text:p>
          </table:table-cell>
          <table:table-cell table:formula="of:=[.$C$66]/[.$C67]" office:value-type="float" office:value="1.95824866535022" calcext:value-type="float">
            <text:p>1,95824866535022</text:p>
          </table:table-cell>
          <table:table-cell table:formula="of:=[.$D67]/[.$B67]" office:value-type="float" office:value="0.979124332675108" calcext:value-type="float">
            <text:p>0,979124332675108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3" calcext:value-type="float">
            <text:p>3</text:p>
          </table:table-cell>
          <table:table-cell office:value-type="float" office:value="10.2469362974" calcext:value-type="float">
            <text:p>10,2469362974</text:p>
          </table:table-cell>
          <table:table-cell table:formula="of:=[.$C$66]/[.$C68]" office:value-type="float" office:value="2.85139159178862" calcext:value-type="float">
            <text:p>2,85139159178862</text:p>
          </table:table-cell>
          <table:table-cell table:formula="of:=[.$D68]/[.$B68]" office:value-type="float" office:value="0.950463863929541" calcext:value-type="float">
            <text:p>0,950463863929541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4" calcext:value-type="float">
            <text:p>4</text:p>
          </table:table-cell>
          <table:table-cell office:value-type="float" office:value="7.6435854673" calcext:value-type="float">
            <text:p>7,6435854673</text:p>
          </table:table-cell>
          <table:table-cell table:formula="of:=[.$C$66]/[.$C69]" office:value-type="float" office:value="3.82255528181081" calcext:value-type="float">
            <text:p>3,82255528181081</text:p>
          </table:table-cell>
          <table:table-cell table:formula="of:=[.$D69]/[.$B69]" office:value-type="float" office:value="0.955638820452704" calcext:value-type="float">
            <text:p>0,955638820452704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" calcext:value-type="float">
            <text:p>5</text:p>
          </table:table-cell>
          <table:table-cell office:value-type="float" office:value="8.5549858332" calcext:value-type="float">
            <text:p>8,5549858332</text:p>
          </table:table-cell>
          <table:table-cell table:formula="of:=[.$C$66]/[.$C70]" office:value-type="float" office:value="3.41532161124234" calcext:value-type="float">
            <text:p>3,41532161124234</text:p>
          </table:table-cell>
          <table:table-cell table:formula="of:=[.$D70]/[.$B70]" office:value-type="float" office:value="0.683064322248468" calcext:value-type="float">
            <text:p>0,683064322248468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6" calcext:value-type="float">
            <text:p>6</text:p>
          </table:table-cell>
          <table:table-cell office:value-type="float" office:value="7.1477463961" calcext:value-type="float">
            <text:p>7,1477463961</text:p>
          </table:table-cell>
          <table:table-cell table:formula="of:=[.$C$66]/[.$C71]" office:value-type="float" office:value="4.08772589021095" calcext:value-type="float">
            <text:p>4,08772589021095</text:p>
          </table:table-cell>
          <table:table-cell table:formula="of:=[.$D71]/[.$B71]" office:value-type="float" office:value="0.681287648368492" calcext:value-type="float">
            <text:p>0,681287648368492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7" calcext:value-type="float">
            <text:p>7</text:p>
          </table:table-cell>
          <table:table-cell office:value-type="float" office:value="6.1003689289" calcext:value-type="float">
            <text:p>6,1003689289</text:p>
          </table:table-cell>
          <table:table-cell table:formula="of:=[.$C$66]/[.$C72]" office:value-type="float" office:value="4.7895509829876" calcext:value-type="float">
            <text:p>4,7895509829876</text:p>
          </table:table-cell>
          <table:table-cell table:formula="of:=[.$D72]/[.$B72]" office:value-type="float" office:value="0.684221568998228" calcext:value-type="float">
            <text:p>0,684221568998228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8" calcext:value-type="float">
            <text:p>8</text:p>
          </table:table-cell>
          <table:table-cell office:value-type="float" office:value="5.3694195271" calcext:value-type="float">
            <text:p>5,3694195271</text:p>
          </table:table-cell>
          <table:table-cell table:formula="of:=[.$C$66]/[.$C73]" office:value-type="float" office:value="5.44156176520268" calcext:value-type="float">
            <text:p>5,44156176520268</text:p>
          </table:table-cell>
          <table:table-cell table:formula="of:=[.$D73]/[.$B73]" office:value-type="float" office:value="0.680195220650335" calcext:value-type="float">
            <text:p>0,680195220650335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" calcext:value-type="float">
            <text:p>1</text:p>
          </table:table-cell>
          <table:table-cell office:value-type="float" office:value="35.697237" calcext:value-type="float">
            <text:p>35,697237</text:p>
          </table:table-cell>
          <table:table-cell table:formula="of:=[.$C$74]/[.$C74]" office:value-type="float" office:value="1" calcext:value-type="float">
            <text:p>1</text:p>
          </table:table-cell>
          <table:table-cell table:formula="of:=[.$D74]/[.$B7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" calcext:value-type="float">
            <text:p>2</text:p>
          </table:table-cell>
          <table:table-cell office:value-type="float" office:value="18.2153470755" calcext:value-type="float">
            <text:p>18,2153470755</text:p>
          </table:table-cell>
          <table:table-cell table:formula="of:=[.$C$74]/[.$C75]" office:value-type="float" office:value="1.95973411058489" calcext:value-type="float">
            <text:p>1,95973411058489</text:p>
          </table:table-cell>
          <table:table-cell table:formula="of:=[.$D75]/[.$B75]" office:value-type="float" office:value="0.979867055292443" calcext:value-type="float">
            <text:p>0,979867055292443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" calcext:value-type="float">
            <text:p>3</text:p>
          </table:table-cell>
          <table:table-cell office:value-type="float" office:value="12.6285356283" calcext:value-type="float">
            <text:p>12,6285356283</text:p>
          </table:table-cell>
          <table:table-cell table:formula="of:=[.$C$74]/[.$C76]" office:value-type="float" office:value="2.82671230067278" calcext:value-type="float">
            <text:p>2,82671230067278</text:p>
          </table:table-cell>
          <table:table-cell table:formula="of:=[.$D76]/[.$B76]" office:value-type="float" office:value="0.942237433557592" calcext:value-type="float">
            <text:p>0,942237433557592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4" calcext:value-type="float">
            <text:p>4</text:p>
          </table:table-cell>
          <table:table-cell office:value-type="float" office:value="9.6536493063" calcext:value-type="float">
            <text:p>9,6536493063</text:p>
          </table:table-cell>
          <table:table-cell table:formula="of:=[.$C$74]/[.$C77]" office:value-type="float" office:value="3.69779716119415" calcext:value-type="float">
            <text:p>3,69779716119415</text:p>
          </table:table-cell>
          <table:table-cell table:formula="of:=[.$D77]/[.$B77]" office:value-type="float" office:value="0.924449290298537" calcext:value-type="float">
            <text:p>0,924449290298537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5" calcext:value-type="float">
            <text:p>5</text:p>
          </table:table-cell>
          <table:table-cell office:value-type="float" office:value="10.4058512688" calcext:value-type="float">
            <text:p>10,4058512688</text:p>
          </table:table-cell>
          <table:table-cell table:formula="of:=[.$C$74]/[.$C78]" office:value-type="float" office:value="3.4304965617788" calcext:value-type="float">
            <text:p>3,4304965617788</text:p>
          </table:table-cell>
          <table:table-cell table:formula="of:=[.$D78]/[.$B78]" office:value-type="float" office:value="0.686099312355761" calcext:value-type="float">
            <text:p>0,686099312355761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" calcext:value-type="float">
            <text:p>6</text:p>
          </table:table-cell>
          <table:table-cell office:value-type="float" office:value="8.6867815495" calcext:value-type="float">
            <text:p>8,6867815495</text:p>
          </table:table-cell>
          <table:table-cell table:formula="of:=[.$C$74]/[.$C79]" office:value-type="float" office:value="4.10937431735632" calcext:value-type="float">
            <text:p>4,10937431735632</text:p>
          </table:table-cell>
          <table:table-cell table:formula="of:=[.$D79]/[.$B79]" office:value-type="float" office:value="0.684895719559386" calcext:value-type="float">
            <text:p>0,684895719559386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7" calcext:value-type="float">
            <text:p>7</text:p>
          </table:table-cell>
          <table:table-cell office:value-type="float" office:value="7.5130592346" calcext:value-type="float">
            <text:p>7,5130592346</text:p>
          </table:table-cell>
          <table:table-cell table:formula="of:=[.$C$74]/[.$C80]" office:value-type="float" office:value="4.75135838615554" calcext:value-type="float">
            <text:p>4,75135838615554</text:p>
          </table:table-cell>
          <table:table-cell table:formula="of:=[.$D80]/[.$B80]" office:value-type="float" office:value="0.678765483736505" calcext:value-type="float">
            <text:p>0,678765483736505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8" calcext:value-type="float">
            <text:p>8</text:p>
          </table:table-cell>
          <table:table-cell office:value-type="float" office:value="6.6193041801" calcext:value-type="float">
            <text:p>6,6193041801</text:p>
          </table:table-cell>
          <table:table-cell table:formula="of:=[.$C$74]/[.$C81]" office:value-type="float" office:value="5.39289871393412" calcext:value-type="float">
            <text:p>5,39289871393412</text:p>
          </table:table-cell>
          <table:table-cell table:formula="of:=[.$D81]/[.$B81]" office:value-type="float" office:value="0.674112339241764" calcext:value-type="float">
            <text:p>0,674112339241764</text:p>
          </table:table-cell>
          <table:table-cell table:number-columns-repeated="2"/>
        </table:table-row>
      </table:table>
      <table:table table:name="results" table:style-name="ta1">
        <table:shapes>
          <draw:frame draw:z-index="0" draw:style-name="gr1" draw:text-style-name="P1" svg:width="181.57mm" svg:height="112.09mm" svg:x="300.66mm" svg:y="2.65mm">
            <draw:object draw:notify-on-update-of-ranges="results.A1:results.E1 results.B2:results.B9 results.A2:results.A2 results.D2:results.D9 results.B10:results.B17 results.A10:results.A10 results.D10:results.D17 results.B18:results.B25 results.A18:results.A18 results.D18:results.D25 results.B26:results.B33 results.A26:results.A26 results.D26:results.D33 results.B34:results.B41 results.A34:results.A34 results.D34:results.D41 results.B42:results.B49 results.A42:results.A42 results.D42:results.D49 results.B50:results.B57 results.A50:results.A50 results.D50:results.D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1.57mm" svg:height="112.09mm" svg:x="228.9mm" svg:y="135.48mm">
            <draw:object draw:notify-on-update-of-ranges="results.A1:results.E1 results.B2:results.B9 results.A2:results.A2 results.E2:results.E9 results.B10:results.B17 results.A10:results.A10 results.E10:results.E17 results.B18:results.B25 results.A18:results.A18 results.E18:results.E25 results.B26:results.B33 results.A26:results.A26 results.E26:results.E33 results.B34:results.B41 results.A34:results.A34 results.E34:results.E41 results.B42:results.B49 results.A42:results.A42 results.E42:results.E49 results.B50:results.B57 results.A50:results.A50 results.E50:results.E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1.57mm" svg:height="112.09mm" svg:x="237.29mm" svg:y="270.95mm">
            <draw:object draw:notify-on-update-of-ranges="results.A1:results.E1 results.B2:results.B9 results.A2:results.A2 results.F2:results.F9 results.B10:results.B17 results.A10:results.A10 results.F10:results.F17 results.B18:results.B25 results.A18:results.A18 results.F18:results.F25 results.B26:results.B33 results.A26:results.A26 results.F26:results.F33 results.B34:results.B41 results.A34:results.A34 results.F34:results.F41 results.B42:results.B49 results.A42:results.A42 results.F42:results.F49 results.B50:results.B57 results.A50:results.A50 results.F50:results.F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ozmiar problemu</text:p>
          </table:table-cell>
          <table:table-cell office:value-type="string" calcext:value-type="string">
            <text:p>Ilość procesorów</text:p>
          </table:table-cell>
          <table:table-cell office:value-type="string" calcext:value-type="string">
            <text:p>Czas wykonania</text:p>
          </table:table-cell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Teoretyczna</text:p>
          </table:table-cell>
          <table:table-cell/>
          <table:table-cell office:value-type="string" calcext:value-type="string">
            <text:p>Czas obliczenia jednego punkt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12061977" calcext:value-type="float">
            <text:p>0,0112061977</text:p>
          </table:table-cell>
          <table:table-cell table:formula="of:=[.$C$2]/[.$C2]" office:value-type="float" office:value="1" calcext:value-type="float">
            <text:p>1</text:p>
          </table:table-cell>
          <table:table-cell table:formula="of:=[.$D2]/[.$B2]" office:value-type="float" office:value="1" calcext:value-type="float">
            <text:p>1</text:p>
          </table:table-cell>
          <table:table-cell table:formula="of:=([.$H$2]*[.$A2]*[.$A2])/(([.$H$2]*[.$A2]*[.$A2])+(2*([.$B2]-1)*([.$H$4] + [.$A2]*[.$H$6])))" office:value-type="float" office:value="1" calcext:value-type="float">
            <text:p>1</text:p>
          </table:table-cell>
          <table:table-cell/>
          <table:table-cell office:value-type="float" office:value="0.00003682" calcext:value-type="float">
            <text:p>3,682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94804287" calcext:value-type="float">
            <text:p>0,0094804287</text:p>
          </table:table-cell>
          <table:table-cell table:formula="of:=[.$C$2]/[.$C3]" office:value-type="float" office:value="1.18203491156471" calcext:value-type="float">
            <text:p>1,18203491156471</text:p>
          </table:table-cell>
          <table:table-cell table:formula="of:=[.$D3]/[.$B3]" office:value-type="float" office:value="0.591017455782353" calcext:value-type="float">
            <text:p>0,591017455782353</text:p>
          </table:table-cell>
          <table:table-cell table:formula="of:=([.$H$2]*[.$A3]*[.$A3])/(([.$H$2]*[.$A3]*[.$A3])+(2*([.$B3]-1)*([.$H$4] + [.$A3]*[.$H$6])))" office:value-type="float" office:value="0.672611232260495" calcext:value-type="float">
            <text:p>0,672611232260495</text:p>
          </table:table-cell>
          <table:table-cell/>
          <table:table-cell office:value-type="string" calcext:value-type="string">
            <text:p>Zainicjowanie komunikacj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105356932" calcext:value-type="float">
            <text:p>0,0105356932</text:p>
          </table:table-cell>
          <table:table-cell table:formula="of:=[.$C$2]/[.$C4]" office:value-type="float" office:value="1.0636412324535" calcext:value-type="float">
            <text:p>1,0636412324535</text:p>
          </table:table-cell>
          <table:table-cell table:formula="of:=[.$D4]/[.$B4]" office:value-type="float" office:value="0.354547077484501" calcext:value-type="float">
            <text:p>0,354547077484501</text:p>
          </table:table-cell>
          <table:table-cell table:formula="of:=([.$H$2]*[.$A4]*[.$A4])/(([.$H$2]*[.$A4]*[.$A4])+(2*([.$B4]-1)*([.$H$4] + [.$A4]*[.$H$6])))" office:value-type="float" office:value="0.506717586141646" calcext:value-type="float">
            <text:p>0,506717586141646</text:p>
          </table:table-cell>
          <table:table-cell/>
          <table:table-cell office:value-type="float" office:value="0.00115" calcext:value-type="float">
            <text:p>0,001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100550652" calcext:value-type="float">
            <text:p>0,0100550652</text:p>
          </table:table-cell>
          <table:table-cell table:formula="of:=[.$C$2]/[.$C5]" office:value-type="float" office:value="1.11448284790834" calcext:value-type="float">
            <text:p>1,11448284790834</text:p>
          </table:table-cell>
          <table:table-cell table:formula="of:=[.$D5]/[.$B5]" office:value-type="float" office:value="0.278620711977084" calcext:value-type="float">
            <text:p>0,278620711977084</text:p>
          </table:table-cell>
          <table:table-cell table:formula="of:=([.$H$2]*[.$A5]*[.$A5])/(([.$H$2]*[.$A5]*[.$A5])+(2*([.$B5]-1)*([.$H$4] + [.$A5]*[.$H$6])))" office:value-type="float" office:value="0.406466257753369" calcext:value-type="float">
            <text:p>0,406466257753369</text:p>
          </table:table-cell>
          <table:table-cell/>
          <table:table-cell office:value-type="string" calcext:value-type="string">
            <text:p>Wysłanie jednego wiersz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16108418" calcext:value-type="float">
            <text:p>0,0116108418</text:p>
          </table:table-cell>
          <table:table-cell table:formula="of:=[.$C$2]/[.$C6]" office:value-type="float" office:value="0.965149460567105" calcext:value-type="float">
            <text:p>0,965149460567105</text:p>
          </table:table-cell>
          <table:table-cell table:formula="of:=[.$D6]/[.$B6]" office:value-type="float" office:value="0.193029892113421" calcext:value-type="float">
            <text:p>0,193029892113421</text:p>
          </table:table-cell>
          <table:table-cell table:formula="of:=([.$H$2]*[.$A6]*[.$A6])/(([.$H$2]*[.$A6]*[.$A6])+(2*([.$B6]-1)*([.$H$4] + [.$A6]*[.$H$6])))" office:value-type="float" office:value="0.339331382623321" calcext:value-type="float">
            <text:p>0,339331382623321</text:p>
          </table:table-cell>
          <table:table-cell/>
          <table:table-cell office:value-type="float" office:value="0.0000715" calcext:value-type="float">
            <text:p>7,15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146339655" calcext:value-type="float">
            <text:p>0,0146339655</text:p>
          </table:table-cell>
          <table:table-cell table:formula="of:=[.$C$2]/[.$C7]" office:value-type="float" office:value="0.765766305790457" calcext:value-type="float">
            <text:p>0,765766305790457</text:p>
          </table:table-cell>
          <table:table-cell table:formula="of:=[.$D7]/[.$B7]" office:value-type="float" office:value="0.127627717631743" calcext:value-type="float">
            <text:p>0,127627717631743</text:p>
          </table:table-cell>
          <table:table-cell table:formula="of:=([.$H$2]*[.$A7]*[.$A7])/(([.$H$2]*[.$A7]*[.$A7])+(2*([.$B7]-1)*([.$H$4] + [.$A7]*[.$H$6])))" office:value-type="float" office:value="0.291229787381295" calcext:value-type="float">
            <text:p>0,29122978738129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147285938" calcext:value-type="float">
            <text:p>0,0147285938</text:p>
          </table:table-cell>
          <table:table-cell table:formula="of:=[.$C$2]/[.$C8]" office:value-type="float" office:value="0.760846408840469" calcext:value-type="float">
            <text:p>0,760846408840469</text:p>
          </table:table-cell>
          <table:table-cell table:formula="of:=[.$D8]/[.$B8]" office:value-type="float" office:value="0.108692344120067" calcext:value-type="float">
            <text:p>0,108692344120067</text:p>
          </table:table-cell>
          <table:table-cell table:formula="of:=([.$H$2]*[.$A8]*[.$A8])/(([.$H$2]*[.$A8]*[.$A8])+(2*([.$B8]-1)*([.$H$4] + [.$A8]*[.$H$6])))" office:value-type="float" office:value="0.255072262969666" calcext:value-type="float">
            <text:p>0,25507226296966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14918828" calcext:value-type="float">
            <text:p>0,014918828</text:p>
          </table:table-cell>
          <table:table-cell table:formula="of:=[.$C$2]/[.$C9]" office:value-type="float" office:value="0.751144640852485" calcext:value-type="float">
            <text:p>0,751144640852485</text:p>
          </table:table-cell>
          <table:table-cell table:formula="of:=[.$D9]/[.$B9]" office:value-type="float" office:value="0.0938930801065606" calcext:value-type="float">
            <text:p>0,093893080106561</text:p>
          </table:table-cell>
          <table:table-cell table:formula="of:=([.$H$2]*[.$A9]*[.$A9])/(([.$H$2]*[.$A9]*[.$A9])+(2*([.$B9]-1)*([.$H$4] + [.$A9]*[.$H$6])))" office:value-type="float" office:value="0.22690140465342" calcext:value-type="float">
            <text:p>0,2269014046534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80040646" calcext:value-type="float">
            <text:p>0,0380040646</text:p>
          </table:table-cell>
          <table:table-cell table:formula="of:=[.$C$10]/[.$C10]" office:value-type="float" office:value="1" calcext:value-type="float">
            <text:p>1</text:p>
          </table:table-cell>
          <table:table-cell table:formula="of:=[.$D10]/[.$B10]" office:value-type="float" office:value="1" calcext:value-type="float">
            <text:p>1</text:p>
          </table:table-cell>
          <table:table-cell table:formula="of:=([.$H$2]*[.$A10]*[.$A10])/(([.$H$2]*[.$A10]*[.$A10])+(2*([.$B10]-1)*([.$H$4] + [.$A10]*[.$H$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234399796" calcext:value-type="float">
            <text:p>0,0234399796</text:p>
          </table:table-cell>
          <table:table-cell table:formula="of:=[.$C$10]/[.$C11]" office:value-type="float" office:value="1.62133522505284" calcext:value-type="float">
            <text:p>1,62133522505284</text:p>
          </table:table-cell>
          <table:table-cell table:formula="of:=[.$D11]/[.$B11]" office:value-type="float" office:value="0.81066761252642" calcext:value-type="float">
            <text:p>0,81066761252642</text:p>
          </table:table-cell>
          <table:table-cell table:formula="of:=([.$H$2]*[.$A11]*[.$A11])/(([.$H$2]*[.$A11]*[.$A11])+(2*([.$B11]-1)*([.$H$4] + [.$A11]*[.$H$6])))" office:value-type="float" office:value="0.845759323530362" calcext:value-type="float">
            <text:p>0,84575932353036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205880165" calcext:value-type="float">
            <text:p>0,0205880165</text:p>
          </table:table-cell>
          <table:table-cell table:formula="of:=[.$C$10]/[.$C12]" office:value-type="float" office:value="1.84593132611876" calcext:value-type="float">
            <text:p>1,84593132611876</text:p>
          </table:table-cell>
          <table:table-cell table:formula="of:=[.$D12]/[.$B12]" office:value-type="float" office:value="0.615310442039588" calcext:value-type="float">
            <text:p>0,615310442039588</text:p>
          </table:table-cell>
          <table:table-cell table:formula="of:=([.$H$2]*[.$A12]*[.$A12])/(([.$H$2]*[.$A12]*[.$A12])+(2*([.$B12]-1)*([.$H$4] + [.$A12]*[.$H$6])))" office:value-type="float" office:value="0.732740875254199" calcext:value-type="float">
            <text:p>0,73274087525419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171686411" calcext:value-type="float">
            <text:p>0,0171686411</text:p>
          </table:table-cell>
          <table:table-cell table:formula="of:=[.$C$10]/[.$C13]" office:value-type="float" office:value="2.21357441038243" calcext:value-type="float">
            <text:p>2,21357441038243</text:p>
          </table:table-cell>
          <table:table-cell table:formula="of:=[.$D13]/[.$B13]" office:value-type="float" office:value="0.553393602595607" calcext:value-type="float">
            <text:p>0,553393602595607</text:p>
          </table:table-cell>
          <table:table-cell table:formula="of:=([.$H$2]*[.$A13]*[.$A13])/(([.$H$2]*[.$A13]*[.$A13])+(2*([.$B13]-1)*([.$H$4] + [.$A13]*[.$H$6])))" office:value-type="float" office:value="0.646367119890941" calcext:value-type="float">
            <text:p>0,64636711989094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209071875" calcext:value-type="float">
            <text:p>0,0209071875</text:p>
          </table:table-cell>
          <table:table-cell table:formula="of:=[.$C$10]/[.$C14]" office:value-type="float" office:value="1.8177511728921" calcext:value-type="float">
            <text:p>1,8177511728921</text:p>
          </table:table-cell>
          <table:table-cell table:formula="of:=[.$D14]/[.$B14]" office:value-type="float" office:value="0.363550234578419" calcext:value-type="float">
            <text:p>0,363550234578419</text:p>
          </table:table-cell>
          <table:table-cell table:formula="of:=([.$H$2]*[.$A14]*[.$A14])/(([.$H$2]*[.$A14]*[.$A14])+(2*([.$B14]-1)*([.$H$4] + [.$A14]*[.$H$6])))" office:value-type="float" office:value="0.57820919253683" calcext:value-type="float">
            <text:p>0,5782091925368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227483273" calcext:value-type="float">
            <text:p>0,0227483273</text:p>
          </table:table-cell>
          <table:table-cell table:formula="of:=[.$C$10]/[.$C15]" office:value-type="float" office:value="1.6706311676815" calcext:value-type="float">
            <text:p>1,6706311676815</text:p>
          </table:table-cell>
          <table:table-cell table:formula="of:=[.$D15]/[.$B15]" office:value-type="float" office:value="0.278438527946917" calcext:value-type="float">
            <text:p>0,278438527946917</text:p>
          </table:table-cell>
          <table:table-cell table:formula="of:=([.$H$2]*[.$A15]*[.$A15])/(([.$H$2]*[.$A15]*[.$A15])+(2*([.$B15]-1)*([.$H$4] + [.$A15]*[.$H$6])))" office:value-type="float" office:value="0.523054316871725" calcext:value-type="float">
            <text:p>0,5230543168717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217101574" calcext:value-type="float">
            <text:p>0,0217101574</text:p>
          </table:table-cell>
          <table:table-cell table:formula="of:=[.$C$10]/[.$C16]" office:value-type="float" office:value="1.7505199939269" calcext:value-type="float">
            <text:p>1,7505199939269</text:p>
          </table:table-cell>
          <table:table-cell table:formula="of:=[.$D16]/[.$B16]" office:value-type="float" office:value="0.2500742848467" calcext:value-type="float">
            <text:p>0,2500742848467</text:p>
          </table:table-cell>
          <table:table-cell table:formula="of:=([.$H$2]*[.$A16]*[.$A16])/(([.$H$2]*[.$A16]*[.$A16])+(2*([.$B16]-1)*([.$H$4] + [.$A16]*[.$H$6])))" office:value-type="float" office:value="0.477505481278546" calcext:value-type="float">
            <text:p>0,47750548127854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216458559" calcext:value-type="float">
            <text:p>0,0216458559</text:p>
          </table:table-cell>
          <table:table-cell table:formula="of:=[.$C$10]/[.$C17]" office:value-type="float" office:value="1.75572011453703" calcext:value-type="float">
            <text:p>1,75572011453703</text:p>
          </table:table-cell>
          <table:table-cell table:formula="of:=[.$D17]/[.$B17]" office:value-type="float" office:value="0.219465014317128" calcext:value-type="float">
            <text:p>0,219465014317128</text:p>
          </table:table-cell>
          <table:table-cell table:formula="of:=([.$H$2]*[.$A17]*[.$A17])/(([.$H$2]*[.$A17]*[.$A17])+(2*([.$B17]-1)*([.$H$4] + [.$A17]*[.$H$6])))" office:value-type="float" office:value="0.439254165633685" calcext:value-type="float">
            <text:p>0,43925416563368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1540113688" calcext:value-type="float">
            <text:p>0,1540113688</text:p>
          </table:table-cell>
          <table:table-cell table:formula="of:=[.$C$18]/[.$C18]" office:value-type="float" office:value="1" calcext:value-type="float">
            <text:p>1</text:p>
          </table:table-cell>
          <table:table-cell table:formula="of:=[.$D18]/[.$B18]" office:value-type="float" office:value="1" calcext:value-type="float">
            <text:p>1</text:p>
          </table:table-cell>
          <table:table-cell table:formula="of:=([.$H$2]*[.$A18]*[.$A18])/(([.$H$2]*[.$A18]*[.$A18])+(2*([.$B18]-1)*([.$H$4] + [.$A18]*[.$H$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822282791" calcext:value-type="float">
            <text:p>0,0822282791</text:p>
          </table:table-cell>
          <table:table-cell table:formula="of:=[.$C$18]/[.$C19]" office:value-type="float" office:value="1.87297327009243" calcext:value-type="float">
            <text:p>1,87297327009243</text:p>
          </table:table-cell>
          <table:table-cell table:formula="of:=[.$D19]/[.$B19]" office:value-type="float" office:value="0.936486635046215" calcext:value-type="float">
            <text:p>0,936486635046215</text:p>
          </table:table-cell>
          <table:table-cell table:formula="of:=([.$H$2]*[.$A19]*[.$A19])/(([.$H$2]*[.$A19]*[.$A19])+(2*([.$B19]-1)*([.$H$4] + [.$A19]*[.$H$6])))" office:value-type="float" office:value="0.929424838315583" calcext:value-type="float">
            <text:p>0,92942483831558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59052825" calcext:value-type="float">
            <text:p>0,059052825</text:p>
          </table:table-cell>
          <table:table-cell table:formula="of:=[.$C$18]/[.$C20]" office:value-type="float" office:value="2.6080271147062" calcext:value-type="float">
            <text:p>2,6080271147062</text:p>
          </table:table-cell>
          <table:table-cell table:formula="of:=[.$D20]/[.$B20]" office:value-type="float" office:value="0.869342371568732" calcext:value-type="float">
            <text:p>0,869342371568732</text:p>
          </table:table-cell>
          <table:table-cell table:formula="of:=([.$H$2]*[.$A20]*[.$A20])/(([.$H$2]*[.$A20]*[.$A20])+(2*([.$B20]-1)*([.$H$4] + [.$A20]*[.$H$6])))" office:value-type="float" office:value="0.868154681314714" calcext:value-type="float">
            <text:p>0,86815468131471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476510763" calcext:value-type="float">
            <text:p>0,0476510763</text:p>
          </table:table-cell>
          <table:table-cell table:formula="of:=[.$C$18]/[.$C21]" office:value-type="float" office:value="3.23206485054777" calcext:value-type="float">
            <text:p>3,23206485054777</text:p>
          </table:table-cell>
          <table:table-cell table:formula="of:=[.$D21]/[.$B21]" office:value-type="float" office:value="0.808016212636943" calcext:value-type="float">
            <text:p>0,808016212636943</text:p>
          </table:table-cell>
          <table:table-cell table:formula="of:=([.$H$2]*[.$A21]*[.$A21])/(([.$H$2]*[.$A21]*[.$A21])+(2*([.$B21]-1)*([.$H$4] + [.$A21]*[.$H$6])))" office:value-type="float" office:value="0.814463107342241" calcext:value-type="float">
            <text:p>0,81446310734224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583442688" calcext:value-type="float">
            <text:p>0,0583442688</text:p>
          </table:table-cell>
          <table:table-cell table:formula="of:=[.$C$18]/[.$C22]" office:value-type="float" office:value="2.63970004196882" calcext:value-type="float">
            <text:p>2,63970004196882</text:p>
          </table:table-cell>
          <table:table-cell table:formula="of:=[.$D22]/[.$B22]" office:value-type="float" office:value="0.527940008393764" calcext:value-type="float">
            <text:p>0,527940008393764</text:p>
          </table:table-cell>
          <table:table-cell table:formula="of:=([.$H$2]*[.$A22]*[.$A22])/(([.$H$2]*[.$A22]*[.$A22])+(2*([.$B22]-1)*([.$H$4] + [.$A22]*[.$H$6])))" office:value-type="float" office:value="0.767025906263528" calcext:value-type="float">
            <text:p>0,76702590626352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55388093" calcext:value-type="float">
            <text:p>0,055388093</text:p>
          </table:table-cell>
          <table:table-cell table:formula="of:=[.$C$18]/[.$C23]" office:value-type="float" office:value="2.78058623177368" calcext:value-type="float">
            <text:p>2,78058623177368</text:p>
          </table:table-cell>
          <table:table-cell table:formula="of:=[.$D23]/[.$B23]" office:value-type="float" office:value="0.463431038628946" calcext:value-type="float">
            <text:p>0,463431038628946</text:p>
          </table:table-cell>
          <table:table-cell table:formula="of:=([.$H$2]*[.$A23]*[.$A23])/(([.$H$2]*[.$A23]*[.$A23])+(2*([.$B23]-1)*([.$H$4] + [.$A23]*[.$H$6])))" office:value-type="float" office:value="0.724810395035014" calcext:value-type="float">
            <text:p>0,72481039503501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487401485" calcext:value-type="float">
            <text:p>0,0487401485</text:p>
          </table:table-cell>
          <table:table-cell table:formula="of:=[.$C$18]/[.$C24]" office:value-type="float" office:value="3.15984611331252" calcext:value-type="float">
            <text:p>3,15984611331252</text:p>
          </table:table-cell>
          <table:table-cell table:formula="of:=[.$D24]/[.$B24]" office:value-type="float" office:value="0.451406587616074" calcext:value-type="float">
            <text:p>0,451406587616074</text:p>
          </table:table-cell>
          <table:table-cell table:formula="of:=([.$H$2]*[.$A24]*[.$A24])/(([.$H$2]*[.$A24]*[.$A24])+(2*([.$B24]-1)*([.$H$4] + [.$A24]*[.$H$6])))" office:value-type="float" office:value="0.686999377570074" calcext:value-type="float">
            <text:p>0,68699937757007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457154512" calcext:value-type="float">
            <text:p>0,0457154512</text:p>
          </table:table-cell>
          <table:table-cell table:formula="of:=[.$C$18]/[.$C25]" office:value-type="float" office:value="3.36891280206811" calcext:value-type="float">
            <text:p>3,36891280206811</text:p>
          </table:table-cell>
          <table:table-cell table:formula="of:=[.$D25]/[.$B25]" office:value-type="float" office:value="0.421114100258514" calcext:value-type="float">
            <text:p>0,421114100258514</text:p>
          </table:table-cell>
          <table:table-cell table:formula="of:=([.$H$2]*[.$A25]*[.$A25])/(([.$H$2]*[.$A25]*[.$A25])+(2*([.$B25]-1)*([.$H$4] + [.$A25]*[.$H$6])))" office:value-type="float" office:value="0.652937725172258" calcext:value-type="float">
            <text:p>0,65293772517225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5901448011" calcext:value-type="float">
            <text:p>0,5901448011</text:p>
          </table:table-cell>
          <table:table-cell table:formula="of:=[.$C$26]/[.$C26]" office:value-type="float" office:value="1" calcext:value-type="float">
            <text:p>1</text:p>
          </table:table-cell>
          <table:table-cell table:formula="of:=[.$D26]/[.$B26]" office:value-type="float" office:value="1" calcext:value-type="float">
            <text:p>1</text:p>
          </table:table-cell>
          <table:table-cell table:formula="of:=([.$H$2]*[.$A26]*[.$A26])/(([.$H$2]*[.$A26]*[.$A26])+(2*([.$B26]-1)*([.$H$4] + [.$A26]*[.$H$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3035743237" calcext:value-type="float">
            <text:p>0,3035743237</text:p>
          </table:table-cell>
          <table:table-cell table:formula="of:=[.$C$26]/[.$C27]" office:value-type="float" office:value="1.9439878640171" calcext:value-type="float">
            <text:p>1,9439878640171</text:p>
          </table:table-cell>
          <table:table-cell table:formula="of:=[.$D27]/[.$B27]" office:value-type="float" office:value="0.971993932008552" calcext:value-type="float">
            <text:p>0,971993932008552</text:p>
          </table:table-cell>
          <table:table-cell table:formula="of:=([.$H$2]*[.$A27]*[.$A27])/(([.$H$2]*[.$A27]*[.$A27])+(2*([.$B27]-1)*([.$H$4] + [.$A27]*[.$H$6])))" office:value-type="float" office:value="0.966973511871711" calcext:value-type="float">
            <text:p>0,96697351187171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2118157625" calcext:value-type="float">
            <text:p>0,2118157625</text:p>
          </table:table-cell>
          <table:table-cell table:formula="of:=[.$C$26]/[.$C28]" office:value-type="float" office:value="2.78612315785517" calcext:value-type="float">
            <text:p>2,78612315785517</text:p>
          </table:table-cell>
          <table:table-cell table:formula="of:=[.$D28]/[.$B28]" office:value-type="float" office:value="0.928707719285056" calcext:value-type="float">
            <text:p>0,928707719285056</text:p>
          </table:table-cell>
          <table:table-cell table:formula="of:=([.$H$2]*[.$A28]*[.$A28])/(([.$H$2]*[.$A28]*[.$A28])+(2*([.$B28]-1)*([.$H$4] + [.$A28]*[.$H$6])))" office:value-type="float" office:value="0.93605877776062" calcext:value-type="float">
            <text:p>0,9360587777606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63295269" calcext:value-type="float">
            <text:p>0,163295269</text:p>
          </table:table-cell>
          <table:table-cell table:formula="of:=[.$C$26]/[.$C29]" office:value-type="float" office:value="3.61397366080459" calcext:value-type="float">
            <text:p>3,61397366080459</text:p>
          </table:table-cell>
          <table:table-cell table:formula="of:=[.$D29]/[.$B29]" office:value-type="float" office:value="0.903493415201147" calcext:value-type="float">
            <text:p>0,903493415201147</text:p>
          </table:table-cell>
          <table:table-cell table:formula="of:=([.$H$2]*[.$A29]*[.$A29])/(([.$H$2]*[.$A29]*[.$A29])+(2*([.$B29]-1)*([.$H$4] + [.$A29]*[.$H$6])))" office:value-type="float" office:value="0.907059530256384" calcext:value-type="float">
            <text:p>0,90705953025638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2086839676" calcext:value-type="float">
            <text:p>0,2086839676</text:p>
          </table:table-cell>
          <table:table-cell table:formula="of:=[.$C$26]/[.$C30]" office:value-type="float" office:value="2.82793550404013" calcext:value-type="float">
            <text:p>2,82793550404013</text:p>
          </table:table-cell>
          <table:table-cell table:formula="of:=[.$D30]/[.$B30]" office:value-type="float" office:value="0.565587100808026" calcext:value-type="float">
            <text:p>0,565587100808026</text:p>
          </table:table-cell>
          <table:table-cell table:formula="of:=([.$H$2]*[.$A30]*[.$A30])/(([.$H$2]*[.$A30]*[.$A30])+(2*([.$B30]-1)*([.$H$4] + [.$A30]*[.$H$6])))" office:value-type="float" office:value="0.879803092684393" calcext:value-type="float">
            <text:p>0,87980309268439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178036046" calcext:value-type="float">
            <text:p>0,178036046</text:p>
          </table:table-cell>
          <table:table-cell table:formula="of:=[.$C$26]/[.$C31]" office:value-type="float" office:value="3.31474897560913" calcext:value-type="float">
            <text:p>3,31474897560913</text:p>
          </table:table-cell>
          <table:table-cell table:formula="of:=[.$D31]/[.$B31]" office:value-type="float" office:value="0.552458162601522" calcext:value-type="float">
            <text:p>0,552458162601522</text:p>
          </table:table-cell>
          <table:table-cell table:formula="of:=([.$H$2]*[.$A31]*[.$A31])/(([.$H$2]*[.$A31]*[.$A31])+(2*([.$B31]-1)*([.$H$4] + [.$A31]*[.$H$6])))" office:value-type="float" office:value="0.854136938088818" calcext:value-type="float">
            <text:p>0,85413693808881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0.1599599123" calcext:value-type="float">
            <text:p>0,1599599123</text:p>
          </table:table-cell>
          <table:table-cell table:formula="of:=[.$C$26]/[.$C32]" office:value-type="float" office:value="3.68932936142901" calcext:value-type="float">
            <text:p>3,68932936142901</text:p>
          </table:table-cell>
          <table:table-cell table:formula="of:=[.$D32]/[.$B32]" office:value-type="float" office:value="0.527047051632716" calcext:value-type="float">
            <text:p>0,527047051632716</text:p>
          </table:table-cell>
          <table:table-cell table:formula="of:=([.$H$2]*[.$A32]*[.$A32])/(([.$H$2]*[.$A32]*[.$A32])+(2*([.$B32]-1)*([.$H$4] + [.$A32]*[.$H$6])))" office:value-type="float" office:value="0.829925833443759" calcext:value-type="float">
            <text:p>0,82992583344375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.1417247295" calcext:value-type="float">
            <text:p>0,1417247295</text:p>
          </table:table-cell>
          <table:table-cell table:formula="of:=[.$C$26]/[.$C33]" office:value-type="float" office:value="4.16402136156485" calcext:value-type="float">
            <text:p>4,16402136156485</text:p>
          </table:table-cell>
          <table:table-cell table:formula="of:=[.$D33]/[.$B33]" office:value-type="float" office:value="0.520502670195606" calcext:value-type="float">
            <text:p>0,520502670195606</text:p>
          </table:table-cell>
          <table:table-cell table:formula="of:=([.$H$2]*[.$A33]*[.$A33])/(([.$H$2]*[.$A33]*[.$A33])+(2*([.$B33]-1)*([.$H$4] + [.$A33]*[.$H$6])))" office:value-type="float" office:value="0.807049456172395" calcext:value-type="float">
            <text:p>0,80704945617239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.3264776707" calcext:value-type="float">
            <text:p>2,3264776707</text:p>
          </table:table-cell>
          <table:table-cell table:formula="of:=[.$C$34]/[.$C34]" office:value-type="float" office:value="1" calcext:value-type="float">
            <text:p>1</text:p>
          </table:table-cell>
          <table:table-cell table:formula="of:=[.$D34]/[.$B34]" office:value-type="float" office:value="1" calcext:value-type="float">
            <text:p>1</text:p>
          </table:table-cell>
          <table:table-cell table:formula="of:=([.$H$2]*[.$A34]*[.$A34])/(([.$H$2]*[.$A34]*[.$A34])+(2*([.$B34]-1)*([.$H$4] + [.$A34]*[.$H$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.1859556198" calcext:value-type="float">
            <text:p>1,1859556198</text:p>
          </table:table-cell>
          <table:table-cell table:formula="of:=[.$C$34]/[.$C35]" office:value-type="float" office:value="1.96169032960301" calcext:value-type="float">
            <text:p>1,96169032960301</text:p>
          </table:table-cell>
          <table:table-cell table:formula="of:=[.$D35]/[.$B35]" office:value-type="float" office:value="0.980845164801503" calcext:value-type="float">
            <text:p>0,980845164801503</text:p>
          </table:table-cell>
          <table:table-cell table:formula="of:=([.$H$2]*[.$A35]*[.$A35])/(([.$H$2]*[.$A35]*[.$A35])+(2*([.$B35]-1)*([.$H$4] + [.$A35]*[.$H$6])))" office:value-type="float" office:value="0.98413177151813" calcext:value-type="float">
            <text:p>0,9841317715181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8022733927" calcext:value-type="float">
            <text:p>0,8022733927</text:p>
          </table:table-cell>
          <table:table-cell table:formula="of:=[.$C$34]/[.$C36]" office:value-type="float" office:value="2.89985644777572" calcext:value-type="float">
            <text:p>2,89985644777572</text:p>
          </table:table-cell>
          <table:table-cell table:formula="of:=[.$D36]/[.$B36]" office:value-type="float" office:value="0.966618815925241" calcext:value-type="float">
            <text:p>0,966618815925241</text:p>
          </table:table-cell>
          <table:table-cell table:formula="of:=([.$H$2]*[.$A36]*[.$A36])/(([.$H$2]*[.$A36]*[.$A36])+(2*([.$B36]-1)*([.$H$4] + [.$A36]*[.$H$6])))" office:value-type="float" office:value="0.968759277951662" calcext:value-type="float">
            <text:p>0,96875927795166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6128410816" calcext:value-type="float">
            <text:p>0,6128410816</text:p>
          </table:table-cell>
          <table:table-cell table:formula="of:=[.$C$34]/[.$C37]" office:value-type="float" office:value="3.79621689953626" calcext:value-type="float">
            <text:p>3,79621689953626</text:p>
          </table:table-cell>
          <table:table-cell table:formula="of:=[.$D37]/[.$B37]" office:value-type="float" office:value="0.949054224884065" calcext:value-type="float">
            <text:p>0,949054224884065</text:p>
          </table:table-cell>
          <table:table-cell table:formula="of:=([.$H$2]*[.$A37]*[.$A37])/(([.$H$2]*[.$A37]*[.$A37])+(2*([.$B37]-1)*([.$H$4] + [.$A37]*[.$H$6])))" office:value-type="float" office:value="0.953859645916067" calcext:value-type="float">
            <text:p>0,95385964591606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8017469406" calcext:value-type="float">
            <text:p>0,8017469406</text:p>
          </table:table-cell>
          <table:table-cell table:formula="of:=[.$C$34]/[.$C38]" office:value-type="float" office:value="2.90176058415507" calcext:value-type="float">
            <text:p>2,90176058415507</text:p>
          </table:table-cell>
          <table:table-cell table:formula="of:=[.$D38]/[.$B38]" office:value-type="float" office:value="0.580352116831015" calcext:value-type="float">
            <text:p>0,580352116831015</text:p>
          </table:table-cell>
          <table:table-cell table:formula="of:=([.$H$2]*[.$A38]*[.$A38])/(([.$H$2]*[.$A38]*[.$A38])+(2*([.$B38]-1)*([.$H$4] + [.$A38]*[.$H$6])))" office:value-type="float" office:value="0.93941138789344" calcext:value-type="float">
            <text:p>0,9394113878934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0.6734985352" calcext:value-type="float">
            <text:p>0,6734985352</text:p>
          </table:table-cell>
          <table:table-cell table:formula="of:=[.$C$34]/[.$C39]" office:value-type="float" office:value="3.4543173431092" calcext:value-type="float">
            <text:p>3,4543173431092</text:p>
          </table:table-cell>
          <table:table-cell table:formula="of:=[.$D39]/[.$B39]" office:value-type="float" office:value="0.575719557184866" calcext:value-type="float">
            <text:p>0,575719557184866</text:p>
          </table:table-cell>
          <table:table-cell table:formula="of:=([.$H$2]*[.$A39]*[.$A39])/(([.$H$2]*[.$A39]*[.$A39])+(2*([.$B39]-1)*([.$H$4] + [.$A39]*[.$H$6])))" office:value-type="float" office:value="0.925394298838946" calcext:value-type="float">
            <text:p>0,92539429883894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0.5857872486" calcext:value-type="float">
            <text:p>0,5857872486</text:p>
          </table:table-cell>
          <table:table-cell table:formula="of:=[.$C$34]/[.$C40]" office:value-type="float" office:value="3.97154030966047" calcext:value-type="float">
            <text:p>3,97154030966047</text:p>
          </table:table-cell>
          <table:table-cell table:formula="of:=[.$D40]/[.$B40]" office:value-type="float" office:value="0.567362901380067" calcext:value-type="float">
            <text:p>0,567362901380067</text:p>
          </table:table-cell>
          <table:table-cell table:formula="of:=([.$H$2]*[.$A40]*[.$A40])/(([.$H$2]*[.$A40]*[.$A40])+(2*([.$B40]-1)*([.$H$4] + [.$A40]*[.$H$6])))" office:value-type="float" office:value="0.911789361907684" calcext:value-type="float">
            <text:p>0,91178936190768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.517117095" calcext:value-type="float">
            <text:p>0,517117095</text:p>
          </table:table-cell>
          <table:table-cell table:formula="of:=[.$C$34]/[.$C41]" office:value-type="float" office:value="4.498937848303" calcext:value-type="float">
            <text:p>4,498937848303</text:p>
          </table:table-cell>
          <table:table-cell table:formula="of:=[.$D41]/[.$B41]" office:value-type="float" office:value="0.562367231037875" calcext:value-type="float">
            <text:p>0,562367231037875</text:p>
          </table:table-cell>
          <table:table-cell table:formula="of:=([.$H$2]*[.$A41]*[.$A41])/(([.$H$2]*[.$A41]*[.$A41])+(2*([.$B41]-1)*([.$H$4] + [.$A41]*[.$H$6])))" office:value-type="float" office:value="0.898578662376948" calcext:value-type="float">
            <text:p>0,89857866237694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.6472179413" calcext:value-type="float">
            <text:p>9,6472179413</text:p>
          </table:table-cell>
          <table:table-cell table:formula="of:=[.$C$42]/[.$C42]" office:value-type="float" office:value="1" calcext:value-type="float">
            <text:p>1</text:p>
          </table:table-cell>
          <table:table-cell table:formula="of:=[.$D42]/[.$B42]" office:value-type="float" office:value="1" calcext:value-type="float">
            <text:p>1</text:p>
          </table:table-cell>
          <table:table-cell table:formula="of:=([.$H$2]*[.$A42]*[.$A42])/(([.$H$2]*[.$A42]*[.$A42])+(2*([.$B42]-1)*([.$H$4] + [.$A42]*[.$H$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4.8650300503" calcext:value-type="float">
            <text:p>4,8650300503</text:p>
          </table:table-cell>
          <table:table-cell table:formula="of:=[.$C$42]/[.$C43]" office:value-type="float" office:value="1.98297191210671" calcext:value-type="float">
            <text:p>1,98297191210671</text:p>
          </table:table-cell>
          <table:table-cell table:formula="of:=[.$D43]/[.$B43]" office:value-type="float" office:value="0.991485956053356" calcext:value-type="float">
            <text:p>0,991485956053356</text:p>
          </table:table-cell>
          <table:table-cell table:formula="of:=([.$H$2]*[.$A43]*[.$A43])/(([.$H$2]*[.$A43]*[.$A43])+(2*([.$B43]-1)*([.$H$4] + [.$A43]*[.$H$6])))" office:value-type="float" office:value="0.992236980434658" calcext:value-type="float">
            <text:p>0,99223698043465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3.2866389751" calcext:value-type="float">
            <text:p>3,2866389751</text:p>
          </table:table-cell>
          <table:table-cell table:formula="of:=[.$C$42]/[.$C44]" office:value-type="float" office:value="2.93528373952496" calcext:value-type="float">
            <text:p>2,93528373952496</text:p>
          </table:table-cell>
          <table:table-cell table:formula="of:=[.$D44]/[.$B44]" office:value-type="float" office:value="0.978427913174986" calcext:value-type="float">
            <text:p>0,978427913174986</text:p>
          </table:table-cell>
          <table:table-cell table:formula="of:=([.$H$2]*[.$A44]*[.$A44])/(([.$H$2]*[.$A44]*[.$A44])+(2*([.$B44]-1)*([.$H$4] + [.$A44]*[.$H$6])))" office:value-type="float" office:value="0.984593561353957" calcext:value-type="float">
            <text:p>0,98459356135395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.4969814062" calcext:value-type="float">
            <text:p>2,4969814062</text:p>
          </table:table-cell>
          <table:table-cell table:formula="of:=[.$C$42]/[.$C45]" office:value-type="float" office:value="3.86355217437582" calcext:value-type="float">
            <text:p>3,86355217437582</text:p>
          </table:table-cell>
          <table:table-cell table:formula="of:=[.$D45]/[.$B45]" office:value-type="float" office:value="0.965888043593954" calcext:value-type="float">
            <text:p>0,965888043593954</text:p>
          </table:table-cell>
          <table:table-cell table:formula="of:=([.$H$2]*[.$A45]*[.$A45])/(([.$H$2]*[.$A45]*[.$A45])+(2*([.$B45]-1)*([.$H$4] + [.$A45]*[.$H$6])))" office:value-type="float" office:value="0.977066999959979" calcext:value-type="float">
            <text:p>0,97706699995997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3.2000578165" calcext:value-type="float">
            <text:p>3,2000578165</text:p>
          </table:table-cell>
          <table:table-cell table:formula="of:=[.$C$42]/[.$C46]" office:value-type="float" office:value="3.01470113807239" calcext:value-type="float">
            <text:p>3,01470113807239</text:p>
          </table:table-cell>
          <table:table-cell table:formula="of:=[.$D46]/[.$B46]" office:value-type="float" office:value="0.602940227614478" calcext:value-type="float">
            <text:p>0,602940227614478</text:p>
          </table:table-cell>
          <table:table-cell table:formula="of:=([.$H$2]*[.$A46]*[.$A46])/(([.$H$2]*[.$A46]*[.$A46])+(2*([.$B46]-1)*([.$H$4] + [.$A46]*[.$H$6])))" office:value-type="float" office:value="0.969654636686003" calcext:value-type="float">
            <text:p>0,96965463668600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.6888191223" calcext:value-type="float">
            <text:p>2,6888191223</text:p>
          </table:table-cell>
          <table:table-cell table:formula="of:=[.$C$42]/[.$C47]" office:value-type="float" office:value="3.58790141787144" calcext:value-type="float">
            <text:p>3,58790141787144</text:p>
          </table:table-cell>
          <table:table-cell table:formula="of:=[.$D47]/[.$B47]" office:value-type="float" office:value="0.597983569645239" calcext:value-type="float">
            <text:p>0,597983569645239</text:p>
          </table:table-cell>
          <table:table-cell table:formula="of:=([.$H$2]*[.$A47]*[.$A47])/(([.$H$2]*[.$A47]*[.$A47])+(2*([.$B47]-1)*([.$H$4] + [.$A47]*[.$H$6])))" office:value-type="float" office:value="0.962353892063179" calcext:value-type="float">
            <text:p>0,96235389206317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2.311781621" calcext:value-type="float">
            <text:p>2,311781621</text:p>
          </table:table-cell>
          <table:table-cell table:formula="of:=[.$C$42]/[.$C48]" office:value-type="float" office:value="4.17306628518265" calcext:value-type="float">
            <text:p>4,17306628518265</text:p>
          </table:table-cell>
          <table:table-cell table:formula="of:=[.$D48]/[.$B48]" office:value-type="float" office:value="0.596152326454664" calcext:value-type="float">
            <text:p>0,596152326454664</text:p>
          </table:table-cell>
          <table:table-cell table:formula="of:=([.$H$2]*[.$A48]*[.$A48])/(([.$H$2]*[.$A48]*[.$A48])+(2*([.$B48]-1)*([.$H$4] + [.$A48]*[.$H$6])))" office:value-type="float" office:value="0.955162263727684" calcext:value-type="float">
            <text:p>0,95516226372768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.06500175" calcext:value-type="float">
            <text:p>2,06500175</text:p>
          </table:table-cell>
          <table:table-cell table:formula="of:=[.$C$42]/[.$C49]" office:value-type="float" office:value="4.67177228363124" calcext:value-type="float">
            <text:p>4,67177228363124</text:p>
          </table:table-cell>
          <table:table-cell table:formula="of:=[.$D49]/[.$B49]" office:value-type="float" office:value="0.583971535453905" calcext:value-type="float">
            <text:p>0,583971535453905</text:p>
          </table:table-cell>
          <table:table-cell table:formula="of:=([.$H$2]*[.$A49]*[.$A49])/(([.$H$2]*[.$A49]*[.$A49])+(2*([.$B49]-1)*([.$H$4] + [.$A49]*[.$H$6])))" office:value-type="float" office:value="0.948077323561085" calcext:value-type="float">
            <text:p>0,948077323561085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8.6095278263" calcext:value-type="float">
            <text:p>38,6095278263</text:p>
          </table:table-cell>
          <table:table-cell table:formula="of:=[.$C$50]/[.$C50]" office:value-type="float" office:value="1" calcext:value-type="float">
            <text:p>1</text:p>
          </table:table-cell>
          <table:table-cell table:formula="of:=[.$D50]/[.$B50]" office:value-type="float" office:value="1" calcext:value-type="float">
            <text:p>1</text:p>
          </table:table-cell>
          <table:table-cell table:formula="of:=([.$H$2]*[.$A50]*[.$A50])/(([.$H$2]*[.$A50]*[.$A50])+(2*([.$B50]-1)*([.$H$4] + [.$A50]*[.$H$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19.4486928701" calcext:value-type="float">
            <text:p>19,4486928701</text:p>
          </table:table-cell>
          <table:table-cell table:formula="of:=[.$C$50]/[.$C51]" office:value-type="float" office:value="1.98519911256645" calcext:value-type="float">
            <text:p>1,98519911256645</text:p>
          </table:table-cell>
          <table:table-cell table:formula="of:=[.$D51]/[.$B51]" office:value-type="float" office:value="0.992599556283226" calcext:value-type="float">
            <text:p>0,992599556283226</text:p>
          </table:table-cell>
          <table:table-cell table:formula="of:=([.$H$2]*[.$A51]*[.$A51])/(([.$H$2]*[.$A51]*[.$A51])+(2*([.$B51]-1)*([.$H$4] + [.$A51]*[.$H$6])))" office:value-type="float" office:value="0.996162477810064" calcext:value-type="float">
            <text:p>0,996162477810064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13.0749574184" calcext:value-type="float">
            <text:p>13,0749574184</text:p>
          </table:table-cell>
          <table:table-cell table:formula="of:=[.$C$50]/[.$C52]" office:value-type="float" office:value="2.95293717530322" calcext:value-type="float">
            <text:p>2,95293717530322</text:p>
          </table:table-cell>
          <table:table-cell table:formula="of:=[.$D52]/[.$B52]" office:value-type="float" office:value="0.98431239176774" calcext:value-type="float">
            <text:p>0,98431239176774</text:p>
          </table:table-cell>
          <table:table-cell table:formula="of:=([.$H$2]*[.$A52]*[.$A52])/(([.$H$2]*[.$A52]*[.$A52])+(2*([.$B52]-1)*([.$H$4] + [.$A52]*[.$H$6])))" office:value-type="float" office:value="0.992354296178203" calcext:value-type="float">
            <text:p>0,99235429617820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9.9346256256" calcext:value-type="float">
            <text:p>9,9346256256</text:p>
          </table:table-cell>
          <table:table-cell table:formula="of:=[.$C$50]/[.$C53]" office:value-type="float" office:value="3.88635961548558" calcext:value-type="float">
            <text:p>3,88635961548558</text:p>
          </table:table-cell>
          <table:table-cell table:formula="of:=[.$D53]/[.$B53]" office:value-type="float" office:value="0.971589903871395" calcext:value-type="float">
            <text:p>0,971589903871395</text:p>
          </table:table-cell>
          <table:table-cell table:formula="of:=([.$H$2]*[.$A53]*[.$A53])/(([.$H$2]*[.$A53]*[.$A53])+(2*([.$B53]-1)*([.$H$4] + [.$A53]*[.$H$6])))" office:value-type="float" office:value="0.988575119892056" calcext:value-type="float">
            <text:p>0,988575119892056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12.761188817" calcext:value-type="float">
            <text:p>12,761188817</text:p>
          </table:table-cell>
          <table:table-cell table:formula="of:=[.$C$50]/[.$C54]" office:value-type="float" office:value="3.02554318253373" calcext:value-type="float">
            <text:p>3,02554318253373</text:p>
          </table:table-cell>
          <table:table-cell table:formula="of:=[.$D54]/[.$B54]" office:value-type="float" office:value="0.605108636506746" calcext:value-type="float">
            <text:p>0,605108636506746</text:p>
          </table:table-cell>
          <table:table-cell table:formula="of:=([.$H$2]*[.$A54]*[.$A54])/(([.$H$2]*[.$A54]*[.$A54])+(2*([.$B54]-1)*([.$H$4] + [.$A54]*[.$H$6])))" office:value-type="float" office:value="0.984824618826242" calcext:value-type="float">
            <text:p>0,984824618826242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office:value-type="float" office:value="10.6618304729" calcext:value-type="float">
            <text:p>10,6618304729</text:p>
          </table:table-cell>
          <table:table-cell table:formula="of:=[.$C$50]/[.$C55]" office:value-type="float" office:value="3.62128509963058" calcext:value-type="float">
            <text:p>3,62128509963058</text:p>
          </table:table-cell>
          <table:table-cell table:formula="of:=[.$D55]/[.$B55]" office:value-type="float" office:value="0.603547516605096" calcext:value-type="float">
            <text:p>0,603547516605096</text:p>
          </table:table-cell>
          <table:table-cell table:formula="of:=([.$H$2]*[.$A55]*[.$A55])/(([.$H$2]*[.$A55]*[.$A55])+(2*([.$B55]-1)*([.$H$4] + [.$A55]*[.$H$6])))" office:value-type="float" office:value="0.981102467846222" calcext:value-type="float">
            <text:p>0,981102467846222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office:value-type="float" office:value="9.2008551121" calcext:value-type="float">
            <text:p>9,2008551121</text:p>
          </table:table-cell>
          <table:table-cell table:formula="of:=[.$C$50]/[.$C56]" office:value-type="float" office:value="4.19629777405415" calcext:value-type="float">
            <text:p>4,19629777405415</text:p>
          </table:table-cell>
          <table:table-cell table:formula="of:=[.$D56]/[.$B56]" office:value-type="float" office:value="0.599471110579165" calcext:value-type="float">
            <text:p>0,599471110579165</text:p>
          </table:table-cell>
          <table:table-cell table:formula="of:=([.$H$2]*[.$A56]*[.$A56])/(([.$H$2]*[.$A56]*[.$A56])+(2*([.$B56]-1)*([.$H$4] + [.$A56]*[.$H$6])))" office:value-type="float" office:value="0.977408346714341" calcext:value-type="float">
            <text:p>0,977408346714341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8.3075515985" calcext:value-type="float">
            <text:p>8,3075515985</text:p>
          </table:table-cell>
          <table:table-cell table:formula="of:=[.$C$50]/[.$C57]" office:value-type="float" office:value="4.64752188036621" calcext:value-type="float">
            <text:p>4,64752188036621</text:p>
          </table:table-cell>
          <table:table-cell table:formula="of:=[.$D57]/[.$B57]" office:value-type="float" office:value="0.580940235045776" calcext:value-type="float">
            <text:p>0,580940235045776</text:p>
          </table:table-cell>
          <table:table-cell table:formula="of:=([.$H$2]*[.$A57]*[.$A57])/(([.$H$2]*[.$A57]*[.$A57])+(2*([.$B57]-1)*([.$H$4] + [.$A57]*[.$H$6])))" office:value-type="float" office:value="0.973741939997985" calcext:value-type="float">
            <text:p>0,9737419399979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.00.0000</text:date>, <text:time style:data-style-name="N2" text:time-value="07:58:58.73133569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1T08:35:50.266142726</dc:date>
    <meta:editing-duration>PT7H27M43S</meta:editing-duration>
    <meta:editing-cycles>10</meta:editing-cycles>
    <meta:generator>LibreOffice/6.0.3.2$Linux_x86 LibreOffice_project/00m0$Build-2</meta:generator>
    <meta:document-statistic meta:table-count="3" meta:cell-count="115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58cm" svg:height="11.21cm" xlink:href=".." xlink:type="simple" chart:class="chart:scatter" chart:style-name="ch1">
        <chart:title svg:x="3.281cm" svg:y="0.36cm" chart:style-name="ch2">
          <text:p>Wykres zależności przyspieszenia od ilości procesorów</text:p>
        </chart:title>
        <chart:legend chart:legend-position="end" svg:x="15.985cm" svg:y="3.749cm" style:legend-expansion="high" chart:style-name="ch3"/>
        <chart:plot-area chart:style-name="ch4" table:cell-range-address="results.A1:results.E1 results.B2:results.B9 results.A2:results.A2 results.D2:results.D57 results.A10:results.A10 results.A18:results.A18 results.A26:results.A26 results.A34:results.A34 results.A42:results.A42 results.A50:results.A50" chart:data-source-has-labels="both" svg:x="1.367cm" svg:y="1.379cm" svg:width="14.255cm" svg:height="8.633cm">
          <chartooo:coordinate-region svg:x="2.136cm" svg:y="1.587cm" svg:width="13.381cm" svg:height="7.76cm"/>
          <chart:axis chart:dimension="x" chart:name="primary-x" chart:style-name="ch5" chartooo:axis-type="auto">
            <chart:title svg:x="7.245cm" svg:y="10.237cm" chart:style-name="ch6">
              <text:p>Ilość procesorów</text:p>
            </chart:title>
            <chart:categories table:cell-range-address="results.A1:results.E1"/>
          </chart:axis>
          <chart:axis chart:dimension="y" chart:name="primary-y" chart:style-name="ch5">
            <chart:title svg:x="0.451cm" svg:y="6.828cm" chart:style-name="ch7">
              <text:p>Przyspieszenie</text:p>
            </chart:title>
            <chart:grid chart:style-name="ch8" chart:class="major"/>
          </chart:axis>
          <chart:series chart:style-name="ch9" chart:values-cell-range-address="results.D2:results.D9" chart:label-cell-address="results.A2:results.A2" chart:class="chart:scatter">
            <chart:domain table:cell-range-address="results.B2:results.B9"/>
            <chart:data-point chart:repeated="8"/>
          </chart:series>
          <chart:series chart:style-name="ch10" chart:values-cell-range-address="results.D10:results.D17" chart:label-cell-address="results.A10:results.A10" chart:class="chart:scatter">
            <chart:domain table:cell-range-address="results.B10:results.B17"/>
            <chart:data-point chart:repeated="8"/>
          </chart:series>
          <chart:series chart:style-name="ch11" chart:values-cell-range-address="results.D18:results.D25" chart:label-cell-address="results.A18:results.A18" chart:class="chart:scatter">
            <chart:domain table:cell-range-address="results.B18:results.B25"/>
            <chart:data-point chart:repeated="8"/>
          </chart:series>
          <chart:series chart:style-name="ch12" chart:values-cell-range-address="results.D26:results.D33" chart:label-cell-address="results.A26:results.A26" chart:class="chart:scatter">
            <chart:domain table:cell-range-address="results.B26:results.B33"/>
            <chart:data-point chart:repeated="8"/>
          </chart:series>
          <chart:series chart:style-name="ch13" chart:values-cell-range-address="results.D34:results.D41" chart:label-cell-address="results.A34:results.A34" chart:class="chart:scatter">
            <chart:domain table:cell-range-address="results.B34:results.B41"/>
            <chart:data-point chart:repeated="8"/>
          </chart:series>
          <chart:series chart:style-name="ch14" chart:values-cell-range-address="results.D42:results.D49" chart:label-cell-address="results.A42:results.A42" chart:class="chart:scatter">
            <chart:domain table:cell-range-address="results.B42:results.B49"/>
            <chart:data-point chart:repeated="8"/>
          </chart:series>
          <chart:series chart:style-name="ch15" chart:values-cell-range-address="results.D50:results.D57" chart:label-cell-address="results.A50:results.A50" chart:class="chart:scatter">
            <chart:domain table:cell-range-address="results.B50:results.B57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16</text:p>
                <draw:g>
                  <svg:desc>results.A2:results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32</text:p>
                <draw:g>
                  <svg:desc>results.A10:results.A10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64</text:p>
                <draw:g>
                  <svg:desc>results.A18:results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28</text:p>
                <draw:g>
                  <svg:desc>results.A26:results.A2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256</text:p>
                <draw:g>
                  <svg:desc>results.A34:results.A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512</text:p>
                <draw:g>
                  <svg:desc>results.A42:results.A4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024</text:p>
                <draw:g>
                  <svg:desc>results.A50:results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zmiar problemu</text:p>
                <draw:g>
                  <svg:desc>results.A1:results.E1</svg:desc>
                </draw:g>
              </table:table-cell>
              <table:table-cell office:value-type="float" office:value="1">
                <text:p>1</text:p>
                <draw:g>
                  <svg:desc>results.B2:results.B9</svg:desc>
                </draw:g>
              </table:table-cell>
              <table:table-cell office:value-type="float" office:value="1">
                <text:p>1</text:p>
                <draw:g>
                  <svg:desc>results.D2:results.D9</svg:desc>
                </draw:g>
              </table:table-cell>
              <table:table-cell office:value-type="float" office:value="1">
                <text:p>1</text:p>
                <draw:g>
                  <svg:desc>results.B10:results.B17</svg:desc>
                </draw:g>
              </table:table-cell>
              <table:table-cell office:value-type="float" office:value="1">
                <text:p>1</text:p>
                <draw:g>
                  <svg:desc>results.D10:results.D17</svg:desc>
                </draw:g>
              </table:table-cell>
              <table:table-cell office:value-type="float" office:value="1">
                <text:p>1</text:p>
                <draw:g>
                  <svg:desc>results.B18:results.B25</svg:desc>
                </draw:g>
              </table:table-cell>
              <table:table-cell office:value-type="float" office:value="1">
                <text:p>1</text:p>
                <draw:g>
                  <svg:desc>results.D18:results.D25</svg:desc>
                </draw:g>
              </table:table-cell>
              <table:table-cell office:value-type="float" office:value="1">
                <text:p>1</text:p>
                <draw:g>
                  <svg:desc>results.B26:results.B33</svg:desc>
                </draw:g>
              </table:table-cell>
              <table:table-cell office:value-type="float" office:value="1">
                <text:p>1</text:p>
                <draw:g>
                  <svg:desc>results.D26:results.D33</svg:desc>
                </draw:g>
              </table:table-cell>
              <table:table-cell office:value-type="float" office:value="1">
                <text:p>1</text:p>
                <draw:g>
                  <svg:desc>results.B34:results.B41</svg:desc>
                </draw:g>
              </table:table-cell>
              <table:table-cell office:value-type="float" office:value="1">
                <text:p>1</text:p>
                <draw:g>
                  <svg:desc>results.D34:results.D41</svg:desc>
                </draw:g>
              </table:table-cell>
              <table:table-cell office:value-type="float" office:value="1">
                <text:p>1</text:p>
                <draw:g>
                  <svg:desc>results.B42:results.B49</svg:desc>
                </draw:g>
              </table:table-cell>
              <table:table-cell office:value-type="float" office:value="1">
                <text:p>1</text:p>
                <draw:g>
                  <svg:desc>results.D42:results.D49</svg:desc>
                </draw:g>
              </table:table-cell>
              <table:table-cell office:value-type="float" office:value="1">
                <text:p>1</text:p>
                <draw:g>
                  <svg:desc>results.B50:results.B57</svg:desc>
                </draw:g>
              </table:table-cell>
              <table:table-cell office:value-type="float" office:value="1">
                <text:p>1</text:p>
                <draw:g>
                  <svg:desc>results.D50:results.D57</svg:desc>
                </draw:g>
              </table:table-cell>
            </table:table-row>
            <table:table-row>
              <table:table-cell office:value-type="string">
                <text:p>Ilość procesorów</text:p>
              </table:table-cell>
              <table:table-cell office:value-type="float" office:value="2">
                <text:p>2</text:p>
              </table:table-cell>
              <table:table-cell office:value-type="float" office:value="1.18203491156471">
                <text:p>1.18203491156471</text:p>
              </table:table-cell>
              <table:table-cell office:value-type="float" office:value="2">
                <text:p>2</text:p>
              </table:table-cell>
              <table:table-cell office:value-type="float" office:value="1.62133522505284">
                <text:p>1.62133522505284</text:p>
              </table:table-cell>
              <table:table-cell office:value-type="float" office:value="2">
                <text:p>2</text:p>
              </table:table-cell>
              <table:table-cell office:value-type="float" office:value="1.87297327009243">
                <text:p>1.87297327009243</text:p>
              </table:table-cell>
              <table:table-cell office:value-type="float" office:value="2">
                <text:p>2</text:p>
              </table:table-cell>
              <table:table-cell office:value-type="float" office:value="1.9439878640171">
                <text:p>1.9439878640171</text:p>
              </table:table-cell>
              <table:table-cell office:value-type="float" office:value="2">
                <text:p>2</text:p>
              </table:table-cell>
              <table:table-cell office:value-type="float" office:value="1.96169032960301">
                <text:p>1.96169032960301</text:p>
              </table:table-cell>
              <table:table-cell office:value-type="float" office:value="2">
                <text:p>2</text:p>
              </table:table-cell>
              <table:table-cell office:value-type="float" office:value="1.98297191210671">
                <text:p>1.98297191210671</text:p>
              </table:table-cell>
              <table:table-cell office:value-type="float" office:value="2">
                <text:p>2</text:p>
              </table:table-cell>
              <table:table-cell office:value-type="float" office:value="1.98519911256645">
                <text:p>1.98519911256645</text:p>
              </table:table-cell>
            </table:table-row>
            <table:table-row>
              <table:table-cell office:value-type="string">
                <text:p>Czas wykonania</text:p>
              </table:table-cell>
              <table:table-cell office:value-type="float" office:value="3">
                <text:p>3</text:p>
              </table:table-cell>
              <table:table-cell office:value-type="float" office:value="1.0636412324535">
                <text:p>1.0636412324535</text:p>
              </table:table-cell>
              <table:table-cell office:value-type="float" office:value="3">
                <text:p>3</text:p>
              </table:table-cell>
              <table:table-cell office:value-type="float" office:value="1.84593132611876">
                <text:p>1.84593132611876</text:p>
              </table:table-cell>
              <table:table-cell office:value-type="float" office:value="3">
                <text:p>3</text:p>
              </table:table-cell>
              <table:table-cell office:value-type="float" office:value="2.6080271147062">
                <text:p>2.6080271147062</text:p>
              </table:table-cell>
              <table:table-cell office:value-type="float" office:value="3">
                <text:p>3</text:p>
              </table:table-cell>
              <table:table-cell office:value-type="float" office:value="2.78612315785517">
                <text:p>2.78612315785517</text:p>
              </table:table-cell>
              <table:table-cell office:value-type="float" office:value="3">
                <text:p>3</text:p>
              </table:table-cell>
              <table:table-cell office:value-type="float" office:value="2.89985644777572">
                <text:p>2.89985644777572</text:p>
              </table:table-cell>
              <table:table-cell office:value-type="float" office:value="3">
                <text:p>3</text:p>
              </table:table-cell>
              <table:table-cell office:value-type="float" office:value="2.93528373952496">
                <text:p>2.93528373952496</text:p>
              </table:table-cell>
              <table:table-cell office:value-type="float" office:value="3">
                <text:p>3</text:p>
              </table:table-cell>
              <table:table-cell office:value-type="float" office:value="2.95293717530322">
                <text:p>2.95293717530322</text:p>
              </table:table-cell>
            </table:table-row>
            <table:table-row>
              <table:table-cell office:value-type="string">
                <text:p>Przyspieszenie</text:p>
              </table:table-cell>
              <table:table-cell office:value-type="float" office:value="4">
                <text:p>4</text:p>
              </table:table-cell>
              <table:table-cell office:value-type="float" office:value="1.11448284790834">
                <text:p>1.11448284790834</text:p>
              </table:table-cell>
              <table:table-cell office:value-type="float" office:value="4">
                <text:p>4</text:p>
              </table:table-cell>
              <table:table-cell office:value-type="float" office:value="2.21357441038243">
                <text:p>2.21357441038243</text:p>
              </table:table-cell>
              <table:table-cell office:value-type="float" office:value="4">
                <text:p>4</text:p>
              </table:table-cell>
              <table:table-cell office:value-type="float" office:value="3.23206485054777">
                <text:p>3.23206485054777</text:p>
              </table:table-cell>
              <table:table-cell office:value-type="float" office:value="4">
                <text:p>4</text:p>
              </table:table-cell>
              <table:table-cell office:value-type="float" office:value="3.61397366080459">
                <text:p>3.61397366080459</text:p>
              </table:table-cell>
              <table:table-cell office:value-type="float" office:value="4">
                <text:p>4</text:p>
              </table:table-cell>
              <table:table-cell office:value-type="float" office:value="3.79621689953626">
                <text:p>3.79621689953626</text:p>
              </table:table-cell>
              <table:table-cell office:value-type="float" office:value="4">
                <text:p>4</text:p>
              </table:table-cell>
              <table:table-cell office:value-type="float" office:value="3.86355217437582">
                <text:p>3.86355217437582</text:p>
              </table:table-cell>
              <table:table-cell office:value-type="float" office:value="4">
                <text:p>4</text:p>
              </table:table-cell>
              <table:table-cell office:value-type="float" office:value="3.88635961548558">
                <text:p>3.88635961548558</text:p>
              </table:table-cell>
            </table:table-row>
            <table:table-row>
              <table:table-cell office:value-type="string">
                <text:p>Efektywność</text:p>
              </table:table-cell>
              <table:table-cell office:value-type="float" office:value="5">
                <text:p>5</text:p>
              </table:table-cell>
              <table:table-cell office:value-type="float" office:value="0.965149460567105">
                <text:p>0.965149460567105</text:p>
              </table:table-cell>
              <table:table-cell office:value-type="float" office:value="5">
                <text:p>5</text:p>
              </table:table-cell>
              <table:table-cell office:value-type="float" office:value="1.8177511728921">
                <text:p>1.8177511728921</text:p>
              </table:table-cell>
              <table:table-cell office:value-type="float" office:value="5">
                <text:p>5</text:p>
              </table:table-cell>
              <table:table-cell office:value-type="float" office:value="2.63970004196882">
                <text:p>2.63970004196882</text:p>
              </table:table-cell>
              <table:table-cell office:value-type="float" office:value="5">
                <text:p>5</text:p>
              </table:table-cell>
              <table:table-cell office:value-type="float" office:value="2.82793550404013">
                <text:p>2.82793550404013</text:p>
              </table:table-cell>
              <table:table-cell office:value-type="float" office:value="5">
                <text:p>5</text:p>
              </table:table-cell>
              <table:table-cell office:value-type="float" office:value="2.90176058415507">
                <text:p>2.90176058415507</text:p>
              </table:table-cell>
              <table:table-cell office:value-type="float" office:value="5">
                <text:p>5</text:p>
              </table:table-cell>
              <table:table-cell office:value-type="float" office:value="3.01470113807239">
                <text:p>3.01470113807239</text:p>
              </table:table-cell>
              <table:table-cell office:value-type="float" office:value="5">
                <text:p>5</text:p>
              </table:table-cell>
              <table:table-cell office:value-type="float" office:value="3.02554318253373">
                <text:p>3.0255431825337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765766305790457">
                <text:p>0.765766305790457</text:p>
              </table:table-cell>
              <table:table-cell office:value-type="float" office:value="6">
                <text:p>6</text:p>
              </table:table-cell>
              <table:table-cell office:value-type="float" office:value="1.6706311676815">
                <text:p>1.6706311676815</text:p>
              </table:table-cell>
              <table:table-cell office:value-type="float" office:value="6">
                <text:p>6</text:p>
              </table:table-cell>
              <table:table-cell office:value-type="float" office:value="2.78058623177368">
                <text:p>2.78058623177368</text:p>
              </table:table-cell>
              <table:table-cell office:value-type="float" office:value="6">
                <text:p>6</text:p>
              </table:table-cell>
              <table:table-cell office:value-type="float" office:value="3.31474897560913">
                <text:p>3.31474897560913</text:p>
              </table:table-cell>
              <table:table-cell office:value-type="float" office:value="6">
                <text:p>6</text:p>
              </table:table-cell>
              <table:table-cell office:value-type="float" office:value="3.4543173431092">
                <text:p>3.4543173431092</text:p>
              </table:table-cell>
              <table:table-cell office:value-type="float" office:value="6">
                <text:p>6</text:p>
              </table:table-cell>
              <table:table-cell office:value-type="float" office:value="3.58790141787144">
                <text:p>3.58790141787144</text:p>
              </table:table-cell>
              <table:table-cell office:value-type="float" office:value="6">
                <text:p>6</text:p>
              </table:table-cell>
              <table:table-cell office:value-type="float" office:value="3.62128509963058">
                <text:p>3.6212850996305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760846408840469">
                <text:p>0.760846408840469</text:p>
              </table:table-cell>
              <table:table-cell office:value-type="float" office:value="7">
                <text:p>7</text:p>
              </table:table-cell>
              <table:table-cell office:value-type="float" office:value="1.7505199939269">
                <text:p>1.7505199939269</text:p>
              </table:table-cell>
              <table:table-cell office:value-type="float" office:value="7">
                <text:p>7</text:p>
              </table:table-cell>
              <table:table-cell office:value-type="float" office:value="3.15984611331252">
                <text:p>3.15984611331252</text:p>
              </table:table-cell>
              <table:table-cell office:value-type="float" office:value="7">
                <text:p>7</text:p>
              </table:table-cell>
              <table:table-cell office:value-type="float" office:value="3.68932936142901">
                <text:p>3.68932936142901</text:p>
              </table:table-cell>
              <table:table-cell office:value-type="float" office:value="7">
                <text:p>7</text:p>
              </table:table-cell>
              <table:table-cell office:value-type="float" office:value="3.97154030966047">
                <text:p>3.97154030966047</text:p>
              </table:table-cell>
              <table:table-cell office:value-type="float" office:value="7">
                <text:p>7</text:p>
              </table:table-cell>
              <table:table-cell office:value-type="float" office:value="4.17306628518265">
                <text:p>4.17306628518265</text:p>
              </table:table-cell>
              <table:table-cell office:value-type="float" office:value="7">
                <text:p>7</text:p>
              </table:table-cell>
              <table:table-cell office:value-type="float" office:value="4.19629777405415">
                <text:p>4.1962977740541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751144640852485">
                <text:p>0.751144640852485</text:p>
              </table:table-cell>
              <table:table-cell office:value-type="float" office:value="8">
                <text:p>8</text:p>
              </table:table-cell>
              <table:table-cell office:value-type="float" office:value="1.75572011453703">
                <text:p>1.75572011453703</text:p>
              </table:table-cell>
              <table:table-cell office:value-type="float" office:value="8">
                <text:p>8</text:p>
              </table:table-cell>
              <table:table-cell office:value-type="float" office:value="3.36891280206811">
                <text:p>3.36891280206811</text:p>
              </table:table-cell>
              <table:table-cell office:value-type="float" office:value="8">
                <text:p>8</text:p>
              </table:table-cell>
              <table:table-cell office:value-type="float" office:value="4.16402136156485">
                <text:p>4.16402136156485</text:p>
              </table:table-cell>
              <table:table-cell office:value-type="float" office:value="8">
                <text:p>8</text:p>
              </table:table-cell>
              <table:table-cell office:value-type="float" office:value="4.498937848303">
                <text:p>4.498937848303</text:p>
              </table:table-cell>
              <table:table-cell office:value-type="float" office:value="8">
                <text:p>8</text:p>
              </table:table-cell>
              <table:table-cell office:value-type="float" office:value="4.67177228363124">
                <text:p>4.67177228363124</text:p>
              </table:table-cell>
              <table:table-cell office:value-type="float" office:value="8">
                <text:p>8</text:p>
              </table:table-cell>
              <table:table-cell office:value-type="float" office:value="4.64752188036621">
                <text:p>4.647521880366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58cm" svg:height="11.21cm" xlink:href=".." xlink:type="simple" chart:class="chart:scatter" chart:style-name="ch1">
        <chart:title svg:x="4.641cm" svg:y="0.36cm" chart:style-name="ch2">
          <text:p>Wykres efektywności od ilości procesorów</text:p>
        </chart:title>
        <chart:legend chart:legend-position="end" svg:x="15.985cm" svg:y="3.749cm" style:legend-expansion="high" chart:style-name="ch3"/>
        <chart:plot-area chart:style-name="ch4" table:cell-range-address="results.A1:results.E1 results.B2:results.B9 results.A2:results.A2 results.E2:results.E57 results.A10:results.A10 results.A18:results.A18 results.A26:results.A26 results.A34:results.A34 results.A42:results.A42 results.A50:results.A50" chart:data-source-has-labels="both" svg:x="1.367cm" svg:y="1.379cm" svg:width="14.255cm" svg:height="8.633cm">
          <chartooo:coordinate-region svg:x="2.136cm" svg:y="1.588cm" svg:width="13.381cm" svg:height="7.759cm"/>
          <chart:axis chart:dimension="x" chart:name="primary-x" chart:style-name="ch5" chartooo:axis-type="auto">
            <chart:title svg:x="7.245cm" svg:y="10.237cm" chart:style-name="ch6">
              <text:p>Ilość procesorów</text:p>
            </chart:title>
            <chart:categories table:cell-range-address="results.A1:results.E1"/>
          </chart:axis>
          <chart:axis chart:dimension="y" chart:name="primary-y" chart:style-name="ch5">
            <chart:title svg:x="0.451cm" svg:y="6.633cm" chart:style-name="ch7">
              <text:p>Efektywność</text:p>
            </chart:title>
            <chart:grid chart:style-name="ch8" chart:class="major"/>
          </chart:axis>
          <chart:series chart:style-name="ch9" chart:values-cell-range-address="results.E2:results.E9" chart:label-cell-address="results.A2:results.A2" chart:class="chart:scatter">
            <chart:domain table:cell-range-address="results.B2:results.B9"/>
            <chart:data-point chart:repeated="8"/>
          </chart:series>
          <chart:series chart:style-name="ch10" chart:values-cell-range-address="results.E10:results.E17" chart:label-cell-address="results.A10:results.A10" chart:class="chart:scatter">
            <chart:domain table:cell-range-address="results.B10:results.B17"/>
            <chart:data-point chart:repeated="8"/>
          </chart:series>
          <chart:series chart:style-name="ch11" chart:values-cell-range-address="results.E18:results.E25" chart:label-cell-address="results.A18:results.A18" chart:class="chart:scatter">
            <chart:domain table:cell-range-address="results.B18:results.B25"/>
            <chart:data-point chart:repeated="8"/>
          </chart:series>
          <chart:series chart:style-name="ch12" chart:values-cell-range-address="results.E26:results.E33" chart:label-cell-address="results.A26:results.A26" chart:class="chart:scatter">
            <chart:domain table:cell-range-address="results.B26:results.B33"/>
            <chart:data-point chart:repeated="8"/>
          </chart:series>
          <chart:series chart:style-name="ch13" chart:values-cell-range-address="results.E34:results.E41" chart:label-cell-address="results.A34:results.A34" chart:class="chart:scatter">
            <chart:domain table:cell-range-address="results.B34:results.B41"/>
            <chart:data-point chart:repeated="8"/>
          </chart:series>
          <chart:series chart:style-name="ch14" chart:values-cell-range-address="results.E42:results.E49" chart:label-cell-address="results.A42:results.A42" chart:class="chart:scatter">
            <chart:domain table:cell-range-address="results.B42:results.B49"/>
            <chart:data-point chart:repeated="8"/>
          </chart:series>
          <chart:series chart:style-name="ch15" chart:values-cell-range-address="results.E50:results.E57" chart:label-cell-address="results.A50:results.A50" chart:class="chart:scatter">
            <chart:domain table:cell-range-address="results.B50:results.B57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16</text:p>
                <draw:g>
                  <svg:desc>results.A2:results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32</text:p>
                <draw:g>
                  <svg:desc>results.A10:results.A10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64</text:p>
                <draw:g>
                  <svg:desc>results.A18:results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28</text:p>
                <draw:g>
                  <svg:desc>results.A26:results.A2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256</text:p>
                <draw:g>
                  <svg:desc>results.A34:results.A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512</text:p>
                <draw:g>
                  <svg:desc>results.A42:results.A4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024</text:p>
                <draw:g>
                  <svg:desc>results.A50:results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zmiar problemu</text:p>
                <draw:g>
                  <svg:desc>results.A1:results.E1</svg:desc>
                </draw:g>
              </table:table-cell>
              <table:table-cell office:value-type="float" office:value="1">
                <text:p>1</text:p>
                <draw:g>
                  <svg:desc>results.B2:results.B9</svg:desc>
                </draw:g>
              </table:table-cell>
              <table:table-cell office:value-type="float" office:value="1">
                <text:p>1</text:p>
                <draw:g>
                  <svg:desc>results.E2:results.E9</svg:desc>
                </draw:g>
              </table:table-cell>
              <table:table-cell office:value-type="float" office:value="1">
                <text:p>1</text:p>
                <draw:g>
                  <svg:desc>results.B10:results.B17</svg:desc>
                </draw:g>
              </table:table-cell>
              <table:table-cell office:value-type="float" office:value="1">
                <text:p>1</text:p>
                <draw:g>
                  <svg:desc>results.E10:results.E17</svg:desc>
                </draw:g>
              </table:table-cell>
              <table:table-cell office:value-type="float" office:value="1">
                <text:p>1</text:p>
                <draw:g>
                  <svg:desc>results.B18:results.B25</svg:desc>
                </draw:g>
              </table:table-cell>
              <table:table-cell office:value-type="float" office:value="1">
                <text:p>1</text:p>
                <draw:g>
                  <svg:desc>results.E18:results.E25</svg:desc>
                </draw:g>
              </table:table-cell>
              <table:table-cell office:value-type="float" office:value="1">
                <text:p>1</text:p>
                <draw:g>
                  <svg:desc>results.B26:results.B33</svg:desc>
                </draw:g>
              </table:table-cell>
              <table:table-cell office:value-type="float" office:value="1">
                <text:p>1</text:p>
                <draw:g>
                  <svg:desc>results.E26:results.E33</svg:desc>
                </draw:g>
              </table:table-cell>
              <table:table-cell office:value-type="float" office:value="1">
                <text:p>1</text:p>
                <draw:g>
                  <svg:desc>results.B34:results.B41</svg:desc>
                </draw:g>
              </table:table-cell>
              <table:table-cell office:value-type="float" office:value="1">
                <text:p>1</text:p>
                <draw:g>
                  <svg:desc>results.E34:results.E41</svg:desc>
                </draw:g>
              </table:table-cell>
              <table:table-cell office:value-type="float" office:value="1">
                <text:p>1</text:p>
                <draw:g>
                  <svg:desc>results.B42:results.B49</svg:desc>
                </draw:g>
              </table:table-cell>
              <table:table-cell office:value-type="float" office:value="1">
                <text:p>1</text:p>
                <draw:g>
                  <svg:desc>results.E42:results.E49</svg:desc>
                </draw:g>
              </table:table-cell>
              <table:table-cell office:value-type="float" office:value="1">
                <text:p>1</text:p>
                <draw:g>
                  <svg:desc>results.B50:results.B57</svg:desc>
                </draw:g>
              </table:table-cell>
              <table:table-cell office:value-type="float" office:value="1">
                <text:p>1</text:p>
                <draw:g>
                  <svg:desc>results.E50:results.E57</svg:desc>
                </draw:g>
              </table:table-cell>
            </table:table-row>
            <table:table-row>
              <table:table-cell office:value-type="string">
                <text:p>Ilość procesorów</text:p>
              </table:table-cell>
              <table:table-cell office:value-type="float" office:value="2">
                <text:p>2</text:p>
              </table:table-cell>
              <table:table-cell office:value-type="float" office:value="0.591017455782353">
                <text:p>0.591017455782353</text:p>
              </table:table-cell>
              <table:table-cell office:value-type="float" office:value="2">
                <text:p>2</text:p>
              </table:table-cell>
              <table:table-cell office:value-type="float" office:value="0.81066761252642">
                <text:p>0.81066761252642</text:p>
              </table:table-cell>
              <table:table-cell office:value-type="float" office:value="2">
                <text:p>2</text:p>
              </table:table-cell>
              <table:table-cell office:value-type="float" office:value="0.936486635046215">
                <text:p>0.936486635046215</text:p>
              </table:table-cell>
              <table:table-cell office:value-type="float" office:value="2">
                <text:p>2</text:p>
              </table:table-cell>
              <table:table-cell office:value-type="float" office:value="0.971993932008552">
                <text:p>0.971993932008552</text:p>
              </table:table-cell>
              <table:table-cell office:value-type="float" office:value="2">
                <text:p>2</text:p>
              </table:table-cell>
              <table:table-cell office:value-type="float" office:value="0.980845164801503">
                <text:p>0.980845164801503</text:p>
              </table:table-cell>
              <table:table-cell office:value-type="float" office:value="2">
                <text:p>2</text:p>
              </table:table-cell>
              <table:table-cell office:value-type="float" office:value="0.991485956053356">
                <text:p>0.991485956053356</text:p>
              </table:table-cell>
              <table:table-cell office:value-type="float" office:value="2">
                <text:p>2</text:p>
              </table:table-cell>
              <table:table-cell office:value-type="float" office:value="0.992599556283226">
                <text:p>0.992599556283226</text:p>
              </table:table-cell>
            </table:table-row>
            <table:table-row>
              <table:table-cell office:value-type="string">
                <text:p>Czas wykonania</text:p>
              </table:table-cell>
              <table:table-cell office:value-type="float" office:value="3">
                <text:p>3</text:p>
              </table:table-cell>
              <table:table-cell office:value-type="float" office:value="0.354547077484501">
                <text:p>0.354547077484501</text:p>
              </table:table-cell>
              <table:table-cell office:value-type="float" office:value="3">
                <text:p>3</text:p>
              </table:table-cell>
              <table:table-cell office:value-type="float" office:value="0.615310442039588">
                <text:p>0.615310442039588</text:p>
              </table:table-cell>
              <table:table-cell office:value-type="float" office:value="3">
                <text:p>3</text:p>
              </table:table-cell>
              <table:table-cell office:value-type="float" office:value="0.869342371568732">
                <text:p>0.869342371568732</text:p>
              </table:table-cell>
              <table:table-cell office:value-type="float" office:value="3">
                <text:p>3</text:p>
              </table:table-cell>
              <table:table-cell office:value-type="float" office:value="0.928707719285056">
                <text:p>0.928707719285056</text:p>
              </table:table-cell>
              <table:table-cell office:value-type="float" office:value="3">
                <text:p>3</text:p>
              </table:table-cell>
              <table:table-cell office:value-type="float" office:value="0.966618815925241">
                <text:p>0.966618815925241</text:p>
              </table:table-cell>
              <table:table-cell office:value-type="float" office:value="3">
                <text:p>3</text:p>
              </table:table-cell>
              <table:table-cell office:value-type="float" office:value="0.978427913174986">
                <text:p>0.978427913174986</text:p>
              </table:table-cell>
              <table:table-cell office:value-type="float" office:value="3">
                <text:p>3</text:p>
              </table:table-cell>
              <table:table-cell office:value-type="float" office:value="0.98431239176774">
                <text:p>0.98431239176774</text:p>
              </table:table-cell>
            </table:table-row>
            <table:table-row>
              <table:table-cell office:value-type="string">
                <text:p>Przyspieszenie</text:p>
              </table:table-cell>
              <table:table-cell office:value-type="float" office:value="4">
                <text:p>4</text:p>
              </table:table-cell>
              <table:table-cell office:value-type="float" office:value="0.278620711977084">
                <text:p>0.278620711977084</text:p>
              </table:table-cell>
              <table:table-cell office:value-type="float" office:value="4">
                <text:p>4</text:p>
              </table:table-cell>
              <table:table-cell office:value-type="float" office:value="0.553393602595607">
                <text:p>0.553393602595607</text:p>
              </table:table-cell>
              <table:table-cell office:value-type="float" office:value="4">
                <text:p>4</text:p>
              </table:table-cell>
              <table:table-cell office:value-type="float" office:value="0.808016212636943">
                <text:p>0.808016212636943</text:p>
              </table:table-cell>
              <table:table-cell office:value-type="float" office:value="4">
                <text:p>4</text:p>
              </table:table-cell>
              <table:table-cell office:value-type="float" office:value="0.903493415201147">
                <text:p>0.903493415201147</text:p>
              </table:table-cell>
              <table:table-cell office:value-type="float" office:value="4">
                <text:p>4</text:p>
              </table:table-cell>
              <table:table-cell office:value-type="float" office:value="0.949054224884065">
                <text:p>0.949054224884065</text:p>
              </table:table-cell>
              <table:table-cell office:value-type="float" office:value="4">
                <text:p>4</text:p>
              </table:table-cell>
              <table:table-cell office:value-type="float" office:value="0.965888043593954">
                <text:p>0.965888043593954</text:p>
              </table:table-cell>
              <table:table-cell office:value-type="float" office:value="4">
                <text:p>4</text:p>
              </table:table-cell>
              <table:table-cell office:value-type="float" office:value="0.971589903871395">
                <text:p>0.971589903871395</text:p>
              </table:table-cell>
            </table:table-row>
            <table:table-row>
              <table:table-cell office:value-type="string">
                <text:p>Efektywność</text:p>
              </table:table-cell>
              <table:table-cell office:value-type="float" office:value="5">
                <text:p>5</text:p>
              </table:table-cell>
              <table:table-cell office:value-type="float" office:value="0.193029892113421">
                <text:p>0.193029892113421</text:p>
              </table:table-cell>
              <table:table-cell office:value-type="float" office:value="5">
                <text:p>5</text:p>
              </table:table-cell>
              <table:table-cell office:value-type="float" office:value="0.363550234578419">
                <text:p>0.363550234578419</text:p>
              </table:table-cell>
              <table:table-cell office:value-type="float" office:value="5">
                <text:p>5</text:p>
              </table:table-cell>
              <table:table-cell office:value-type="float" office:value="0.527940008393764">
                <text:p>0.527940008393764</text:p>
              </table:table-cell>
              <table:table-cell office:value-type="float" office:value="5">
                <text:p>5</text:p>
              </table:table-cell>
              <table:table-cell office:value-type="float" office:value="0.565587100808026">
                <text:p>0.565587100808026</text:p>
              </table:table-cell>
              <table:table-cell office:value-type="float" office:value="5">
                <text:p>5</text:p>
              </table:table-cell>
              <table:table-cell office:value-type="float" office:value="0.580352116831015">
                <text:p>0.580352116831015</text:p>
              </table:table-cell>
              <table:table-cell office:value-type="float" office:value="5">
                <text:p>5</text:p>
              </table:table-cell>
              <table:table-cell office:value-type="float" office:value="0.602940227614478">
                <text:p>0.602940227614478</text:p>
              </table:table-cell>
              <table:table-cell office:value-type="float" office:value="5">
                <text:p>5</text:p>
              </table:table-cell>
              <table:table-cell office:value-type="float" office:value="0.605108636506746">
                <text:p>0.605108636506746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127627717631743">
                <text:p>0.127627717631743</text:p>
              </table:table-cell>
              <table:table-cell office:value-type="float" office:value="6">
                <text:p>6</text:p>
              </table:table-cell>
              <table:table-cell office:value-type="float" office:value="0.278438527946917">
                <text:p>0.278438527946917</text:p>
              </table:table-cell>
              <table:table-cell office:value-type="float" office:value="6">
                <text:p>6</text:p>
              </table:table-cell>
              <table:table-cell office:value-type="float" office:value="0.463431038628946">
                <text:p>0.463431038628946</text:p>
              </table:table-cell>
              <table:table-cell office:value-type="float" office:value="6">
                <text:p>6</text:p>
              </table:table-cell>
              <table:table-cell office:value-type="float" office:value="0.552458162601522">
                <text:p>0.552458162601522</text:p>
              </table:table-cell>
              <table:table-cell office:value-type="float" office:value="6">
                <text:p>6</text:p>
              </table:table-cell>
              <table:table-cell office:value-type="float" office:value="0.575719557184866">
                <text:p>0.575719557184866</text:p>
              </table:table-cell>
              <table:table-cell office:value-type="float" office:value="6">
                <text:p>6</text:p>
              </table:table-cell>
              <table:table-cell office:value-type="float" office:value="0.597983569645239">
                <text:p>0.597983569645239</text:p>
              </table:table-cell>
              <table:table-cell office:value-type="float" office:value="6">
                <text:p>6</text:p>
              </table:table-cell>
              <table:table-cell office:value-type="float" office:value="0.603547516605096">
                <text:p>0.60354751660509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108692344120067">
                <text:p>0.108692344120067</text:p>
              </table:table-cell>
              <table:table-cell office:value-type="float" office:value="7">
                <text:p>7</text:p>
              </table:table-cell>
              <table:table-cell office:value-type="float" office:value="0.2500742848467">
                <text:p>0.2500742848467</text:p>
              </table:table-cell>
              <table:table-cell office:value-type="float" office:value="7">
                <text:p>7</text:p>
              </table:table-cell>
              <table:table-cell office:value-type="float" office:value="0.451406587616074">
                <text:p>0.451406587616074</text:p>
              </table:table-cell>
              <table:table-cell office:value-type="float" office:value="7">
                <text:p>7</text:p>
              </table:table-cell>
              <table:table-cell office:value-type="float" office:value="0.527047051632716">
                <text:p>0.527047051632716</text:p>
              </table:table-cell>
              <table:table-cell office:value-type="float" office:value="7">
                <text:p>7</text:p>
              </table:table-cell>
              <table:table-cell office:value-type="float" office:value="0.567362901380067">
                <text:p>0.567362901380067</text:p>
              </table:table-cell>
              <table:table-cell office:value-type="float" office:value="7">
                <text:p>7</text:p>
              </table:table-cell>
              <table:table-cell office:value-type="float" office:value="0.596152326454664">
                <text:p>0.596152326454664</text:p>
              </table:table-cell>
              <table:table-cell office:value-type="float" office:value="7">
                <text:p>7</text:p>
              </table:table-cell>
              <table:table-cell office:value-type="float" office:value="0.599471110579165">
                <text:p>0.59947111057916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938930801065606">
                <text:p>0.0938930801065606</text:p>
              </table:table-cell>
              <table:table-cell office:value-type="float" office:value="8">
                <text:p>8</text:p>
              </table:table-cell>
              <table:table-cell office:value-type="float" office:value="0.219465014317128">
                <text:p>0.219465014317128</text:p>
              </table:table-cell>
              <table:table-cell office:value-type="float" office:value="8">
                <text:p>8</text:p>
              </table:table-cell>
              <table:table-cell office:value-type="float" office:value="0.421114100258514">
                <text:p>0.421114100258514</text:p>
              </table:table-cell>
              <table:table-cell office:value-type="float" office:value="8">
                <text:p>8</text:p>
              </table:table-cell>
              <table:table-cell office:value-type="float" office:value="0.520502670195606">
                <text:p>0.520502670195606</text:p>
              </table:table-cell>
              <table:table-cell office:value-type="float" office:value="8">
                <text:p>8</text:p>
              </table:table-cell>
              <table:table-cell office:value-type="float" office:value="0.562367231037875">
                <text:p>0.562367231037875</text:p>
              </table:table-cell>
              <table:table-cell office:value-type="float" office:value="8">
                <text:p>8</text:p>
              </table:table-cell>
              <table:table-cell office:value-type="float" office:value="0.583971535453905">
                <text:p>0.583971535453905</text:p>
              </table:table-cell>
              <table:table-cell office:value-type="float" office:value="8">
                <text:p>8</text:p>
              </table:table-cell>
              <table:table-cell office:value-type="float" office:value="0.580940235045776">
                <text:p>0.5809402350457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58cm" svg:height="11.21cm" xlink:href=".." xlink:type="simple" chart:class="chart:scatter" chart:style-name="ch1">
        <chart:title svg:x="3.32cm" svg:y="0.36cm" chart:style-name="ch2">
          <text:p>Wykres teoretycznej efektywności od ilości procesorów</text:p>
        </chart:title>
        <chart:legend chart:legend-position="end" svg:x="15.985cm" svg:y="3.749cm" style:legend-expansion="high" chart:style-name="ch3"/>
        <chart:plot-area chart:style-name="ch4" table:cell-range-address="results.A1:results.E1 results.B2:results.B9 results.A2:results.A2 results.F2:results.F57 results.A10:results.A10 results.A18:results.A18 results.A26:results.A26 results.A34:results.A34 results.A42:results.A42 results.A50:results.A50" chart:data-source-has-labels="both" svg:x="1.367cm" svg:y="1.379cm" svg:width="14.255cm" svg:height="8.633cm">
          <chartooo:coordinate-region svg:x="2.136cm" svg:y="1.588cm" svg:width="13.381cm" svg:height="7.759cm"/>
          <chart:axis chart:dimension="x" chart:name="primary-x" chart:style-name="ch5" chartooo:axis-type="auto">
            <chart:title svg:x="7.245cm" svg:y="10.237cm" chart:style-name="ch6">
              <text:p>Ilość procesorów</text:p>
            </chart:title>
            <chart:categories table:cell-range-address="results.A1:results.E1"/>
          </chart:axis>
          <chart:axis chart:dimension="y" chart:name="primary-y" chart:style-name="ch5">
            <chart:title svg:x="0.451cm" svg:y="6.633cm" chart:style-name="ch7">
              <text:p>Efektywność</text:p>
            </chart:title>
            <chart:grid chart:style-name="ch8" chart:class="major"/>
          </chart:axis>
          <chart:series chart:style-name="ch9" chart:values-cell-range-address="results.F2:results.F9" chart:label-cell-address="results.A2:results.A2" chart:class="chart:scatter">
            <chart:domain table:cell-range-address="results.B2:results.B9"/>
            <chart:data-point chart:repeated="8"/>
          </chart:series>
          <chart:series chart:style-name="ch10" chart:values-cell-range-address="results.F10:results.F17" chart:label-cell-address="results.A10:results.A10" chart:class="chart:scatter">
            <chart:domain table:cell-range-address="results.B10:results.B17"/>
            <chart:data-point chart:repeated="8"/>
          </chart:series>
          <chart:series chart:style-name="ch11" chart:values-cell-range-address="results.F18:results.F25" chart:label-cell-address="results.A18:results.A18" chart:class="chart:scatter">
            <chart:domain table:cell-range-address="results.B18:results.B25"/>
            <chart:data-point chart:repeated="8"/>
          </chart:series>
          <chart:series chart:style-name="ch12" chart:values-cell-range-address="results.F26:results.F33" chart:label-cell-address="results.A26:results.A26" chart:class="chart:scatter">
            <chart:domain table:cell-range-address="results.B26:results.B33"/>
            <chart:data-point chart:repeated="8"/>
          </chart:series>
          <chart:series chart:style-name="ch13" chart:values-cell-range-address="results.F34:results.F41" chart:label-cell-address="results.A34:results.A34" chart:class="chart:scatter">
            <chart:domain table:cell-range-address="results.B34:results.B41"/>
            <chart:data-point chart:repeated="8"/>
          </chart:series>
          <chart:series chart:style-name="ch14" chart:values-cell-range-address="results.F42:results.F49" chart:label-cell-address="results.A42:results.A42" chart:class="chart:scatter">
            <chart:domain table:cell-range-address="results.B42:results.B49"/>
            <chart:data-point chart:repeated="8"/>
          </chart:series>
          <chart:series chart:style-name="ch15" chart:values-cell-range-address="results.F50:results.F57" chart:label-cell-address="results.A50:results.A50" chart:class="chart:scatter">
            <chart:domain table:cell-range-address="results.B50:results.B57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16</text:p>
                <draw:g>
                  <svg:desc>results.A2:results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32</text:p>
                <draw:g>
                  <svg:desc>results.A10:results.A10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64</text:p>
                <draw:g>
                  <svg:desc>results.A18:results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28</text:p>
                <draw:g>
                  <svg:desc>results.A26:results.A2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256</text:p>
                <draw:g>
                  <svg:desc>results.A34:results.A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512</text:p>
                <draw:g>
                  <svg:desc>results.A42:results.A4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024</text:p>
                <draw:g>
                  <svg:desc>results.A50:results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zmiar problemu</text:p>
                <draw:g>
                  <svg:desc>results.A1:results.E1</svg:desc>
                </draw:g>
              </table:table-cell>
              <table:table-cell office:value-type="float" office:value="1">
                <text:p>1</text:p>
                <draw:g>
                  <svg:desc>results.B2:results.B9</svg:desc>
                </draw:g>
              </table:table-cell>
              <table:table-cell office:value-type="float" office:value="1">
                <text:p>1</text:p>
                <draw:g>
                  <svg:desc>results.F2:results.F9</svg:desc>
                </draw:g>
              </table:table-cell>
              <table:table-cell office:value-type="float" office:value="1">
                <text:p>1</text:p>
                <draw:g>
                  <svg:desc>results.B10:results.B17</svg:desc>
                </draw:g>
              </table:table-cell>
              <table:table-cell office:value-type="float" office:value="1">
                <text:p>1</text:p>
                <draw:g>
                  <svg:desc>results.F10:results.F17</svg:desc>
                </draw:g>
              </table:table-cell>
              <table:table-cell office:value-type="float" office:value="1">
                <text:p>1</text:p>
                <draw:g>
                  <svg:desc>results.B18:results.B25</svg:desc>
                </draw:g>
              </table:table-cell>
              <table:table-cell office:value-type="float" office:value="1">
                <text:p>1</text:p>
                <draw:g>
                  <svg:desc>results.F18:results.F25</svg:desc>
                </draw:g>
              </table:table-cell>
              <table:table-cell office:value-type="float" office:value="1">
                <text:p>1</text:p>
                <draw:g>
                  <svg:desc>results.B26:results.B33</svg:desc>
                </draw:g>
              </table:table-cell>
              <table:table-cell office:value-type="float" office:value="1">
                <text:p>1</text:p>
                <draw:g>
                  <svg:desc>results.F26:results.F33</svg:desc>
                </draw:g>
              </table:table-cell>
              <table:table-cell office:value-type="float" office:value="1">
                <text:p>1</text:p>
                <draw:g>
                  <svg:desc>results.B34:results.B41</svg:desc>
                </draw:g>
              </table:table-cell>
              <table:table-cell office:value-type="float" office:value="1">
                <text:p>1</text:p>
                <draw:g>
                  <svg:desc>results.F34:results.F41</svg:desc>
                </draw:g>
              </table:table-cell>
              <table:table-cell office:value-type="float" office:value="1">
                <text:p>1</text:p>
                <draw:g>
                  <svg:desc>results.B42:results.B49</svg:desc>
                </draw:g>
              </table:table-cell>
              <table:table-cell office:value-type="float" office:value="1">
                <text:p>1</text:p>
                <draw:g>
                  <svg:desc>results.F42:results.F49</svg:desc>
                </draw:g>
              </table:table-cell>
              <table:table-cell office:value-type="float" office:value="1">
                <text:p>1</text:p>
                <draw:g>
                  <svg:desc>results.B50:results.B57</svg:desc>
                </draw:g>
              </table:table-cell>
              <table:table-cell office:value-type="float" office:value="1">
                <text:p>1</text:p>
                <draw:g>
                  <svg:desc>results.F50:results.F57</svg:desc>
                </draw:g>
              </table:table-cell>
            </table:table-row>
            <table:table-row>
              <table:table-cell office:value-type="string">
                <text:p>Ilość procesorów</text:p>
              </table:table-cell>
              <table:table-cell office:value-type="float" office:value="2">
                <text:p>2</text:p>
              </table:table-cell>
              <table:table-cell office:value-type="float" office:value="0.672611232260495">
                <text:p>0.672611232260495</text:p>
              </table:table-cell>
              <table:table-cell office:value-type="float" office:value="2">
                <text:p>2</text:p>
              </table:table-cell>
              <table:table-cell office:value-type="float" office:value="0.845759323530362">
                <text:p>0.845759323530362</text:p>
              </table:table-cell>
              <table:table-cell office:value-type="float" office:value="2">
                <text:p>2</text:p>
              </table:table-cell>
              <table:table-cell office:value-type="float" office:value="0.929424838315583">
                <text:p>0.929424838315583</text:p>
              </table:table-cell>
              <table:table-cell office:value-type="float" office:value="2">
                <text:p>2</text:p>
              </table:table-cell>
              <table:table-cell office:value-type="float" office:value="0.966973511871711">
                <text:p>0.966973511871711</text:p>
              </table:table-cell>
              <table:table-cell office:value-type="float" office:value="2">
                <text:p>2</text:p>
              </table:table-cell>
              <table:table-cell office:value-type="float" office:value="0.98413177151813">
                <text:p>0.98413177151813</text:p>
              </table:table-cell>
              <table:table-cell office:value-type="float" office:value="2">
                <text:p>2</text:p>
              </table:table-cell>
              <table:table-cell office:value-type="float" office:value="0.992236980434658">
                <text:p>0.992236980434658</text:p>
              </table:table-cell>
              <table:table-cell office:value-type="float" office:value="2">
                <text:p>2</text:p>
              </table:table-cell>
              <table:table-cell office:value-type="float" office:value="0.996162477810064">
                <text:p>0.996162477810064</text:p>
              </table:table-cell>
            </table:table-row>
            <table:table-row>
              <table:table-cell office:value-type="string">
                <text:p>Czas wykonania</text:p>
              </table:table-cell>
              <table:table-cell office:value-type="float" office:value="3">
                <text:p>3</text:p>
              </table:table-cell>
              <table:table-cell office:value-type="float" office:value="0.506717586141646">
                <text:p>0.506717586141646</text:p>
              </table:table-cell>
              <table:table-cell office:value-type="float" office:value="3">
                <text:p>3</text:p>
              </table:table-cell>
              <table:table-cell office:value-type="float" office:value="0.732740875254199">
                <text:p>0.732740875254199</text:p>
              </table:table-cell>
              <table:table-cell office:value-type="float" office:value="3">
                <text:p>3</text:p>
              </table:table-cell>
              <table:table-cell office:value-type="float" office:value="0.868154681314714">
                <text:p>0.868154681314714</text:p>
              </table:table-cell>
              <table:table-cell office:value-type="float" office:value="3">
                <text:p>3</text:p>
              </table:table-cell>
              <table:table-cell office:value-type="float" office:value="0.93605877776062">
                <text:p>0.93605877776062</text:p>
              </table:table-cell>
              <table:table-cell office:value-type="float" office:value="3">
                <text:p>3</text:p>
              </table:table-cell>
              <table:table-cell office:value-type="float" office:value="0.968759277951662">
                <text:p>0.968759277951662</text:p>
              </table:table-cell>
              <table:table-cell office:value-type="float" office:value="3">
                <text:p>3</text:p>
              </table:table-cell>
              <table:table-cell office:value-type="float" office:value="0.984593561353957">
                <text:p>0.984593561353957</text:p>
              </table:table-cell>
              <table:table-cell office:value-type="float" office:value="3">
                <text:p>3</text:p>
              </table:table-cell>
              <table:table-cell office:value-type="float" office:value="0.992354296178203">
                <text:p>0.992354296178203</text:p>
              </table:table-cell>
            </table:table-row>
            <table:table-row>
              <table:table-cell office:value-type="string">
                <text:p>Przyspieszenie</text:p>
              </table:table-cell>
              <table:table-cell office:value-type="float" office:value="4">
                <text:p>4</text:p>
              </table:table-cell>
              <table:table-cell office:value-type="float" office:value="0.406466257753369">
                <text:p>0.406466257753369</text:p>
              </table:table-cell>
              <table:table-cell office:value-type="float" office:value="4">
                <text:p>4</text:p>
              </table:table-cell>
              <table:table-cell office:value-type="float" office:value="0.646367119890941">
                <text:p>0.646367119890941</text:p>
              </table:table-cell>
              <table:table-cell office:value-type="float" office:value="4">
                <text:p>4</text:p>
              </table:table-cell>
              <table:table-cell office:value-type="float" office:value="0.814463107342241">
                <text:p>0.814463107342241</text:p>
              </table:table-cell>
              <table:table-cell office:value-type="float" office:value="4">
                <text:p>4</text:p>
              </table:table-cell>
              <table:table-cell office:value-type="float" office:value="0.907059530256384">
                <text:p>0.907059530256384</text:p>
              </table:table-cell>
              <table:table-cell office:value-type="float" office:value="4">
                <text:p>4</text:p>
              </table:table-cell>
              <table:table-cell office:value-type="float" office:value="0.953859645916067">
                <text:p>0.953859645916067</text:p>
              </table:table-cell>
              <table:table-cell office:value-type="float" office:value="4">
                <text:p>4</text:p>
              </table:table-cell>
              <table:table-cell office:value-type="float" office:value="0.977066999959979">
                <text:p>0.977066999959979</text:p>
              </table:table-cell>
              <table:table-cell office:value-type="float" office:value="4">
                <text:p>4</text:p>
              </table:table-cell>
              <table:table-cell office:value-type="float" office:value="0.988575119892056">
                <text:p>0.988575119892056</text:p>
              </table:table-cell>
            </table:table-row>
            <table:table-row>
              <table:table-cell office:value-type="string">
                <text:p>Efektywność</text:p>
              </table:table-cell>
              <table:table-cell office:value-type="float" office:value="5">
                <text:p>5</text:p>
              </table:table-cell>
              <table:table-cell office:value-type="float" office:value="0.339331382623321">
                <text:p>0.339331382623321</text:p>
              </table:table-cell>
              <table:table-cell office:value-type="float" office:value="5">
                <text:p>5</text:p>
              </table:table-cell>
              <table:table-cell office:value-type="float" office:value="0.57820919253683">
                <text:p>0.57820919253683</text:p>
              </table:table-cell>
              <table:table-cell office:value-type="float" office:value="5">
                <text:p>5</text:p>
              </table:table-cell>
              <table:table-cell office:value-type="float" office:value="0.767025906263528">
                <text:p>0.767025906263528</text:p>
              </table:table-cell>
              <table:table-cell office:value-type="float" office:value="5">
                <text:p>5</text:p>
              </table:table-cell>
              <table:table-cell office:value-type="float" office:value="0.879803092684393">
                <text:p>0.879803092684393</text:p>
              </table:table-cell>
              <table:table-cell office:value-type="float" office:value="5">
                <text:p>5</text:p>
              </table:table-cell>
              <table:table-cell office:value-type="float" office:value="0.93941138789344">
                <text:p>0.93941138789344</text:p>
              </table:table-cell>
              <table:table-cell office:value-type="float" office:value="5">
                <text:p>5</text:p>
              </table:table-cell>
              <table:table-cell office:value-type="float" office:value="0.969654636686003">
                <text:p>0.969654636686003</text:p>
              </table:table-cell>
              <table:table-cell office:value-type="float" office:value="5">
                <text:p>5</text:p>
              </table:table-cell>
              <table:table-cell office:value-type="float" office:value="0.984824618826242">
                <text:p>0.984824618826242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291229787381295">
                <text:p>0.291229787381295</text:p>
              </table:table-cell>
              <table:table-cell office:value-type="float" office:value="6">
                <text:p>6</text:p>
              </table:table-cell>
              <table:table-cell office:value-type="float" office:value="0.523054316871725">
                <text:p>0.523054316871725</text:p>
              </table:table-cell>
              <table:table-cell office:value-type="float" office:value="6">
                <text:p>6</text:p>
              </table:table-cell>
              <table:table-cell office:value-type="float" office:value="0.724810395035014">
                <text:p>0.724810395035014</text:p>
              </table:table-cell>
              <table:table-cell office:value-type="float" office:value="6">
                <text:p>6</text:p>
              </table:table-cell>
              <table:table-cell office:value-type="float" office:value="0.854136938088818">
                <text:p>0.854136938088818</text:p>
              </table:table-cell>
              <table:table-cell office:value-type="float" office:value="6">
                <text:p>6</text:p>
              </table:table-cell>
              <table:table-cell office:value-type="float" office:value="0.925394298838946">
                <text:p>0.925394298838946</text:p>
              </table:table-cell>
              <table:table-cell office:value-type="float" office:value="6">
                <text:p>6</text:p>
              </table:table-cell>
              <table:table-cell office:value-type="float" office:value="0.962353892063179">
                <text:p>0.962353892063179</text:p>
              </table:table-cell>
              <table:table-cell office:value-type="float" office:value="6">
                <text:p>6</text:p>
              </table:table-cell>
              <table:table-cell office:value-type="float" office:value="0.981102467846222">
                <text:p>0.98110246784622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255072262969666">
                <text:p>0.255072262969666</text:p>
              </table:table-cell>
              <table:table-cell office:value-type="float" office:value="7">
                <text:p>7</text:p>
              </table:table-cell>
              <table:table-cell office:value-type="float" office:value="0.477505481278546">
                <text:p>0.477505481278546</text:p>
              </table:table-cell>
              <table:table-cell office:value-type="float" office:value="7">
                <text:p>7</text:p>
              </table:table-cell>
              <table:table-cell office:value-type="float" office:value="0.686999377570074">
                <text:p>0.686999377570074</text:p>
              </table:table-cell>
              <table:table-cell office:value-type="float" office:value="7">
                <text:p>7</text:p>
              </table:table-cell>
              <table:table-cell office:value-type="float" office:value="0.829925833443759">
                <text:p>0.829925833443759</text:p>
              </table:table-cell>
              <table:table-cell office:value-type="float" office:value="7">
                <text:p>7</text:p>
              </table:table-cell>
              <table:table-cell office:value-type="float" office:value="0.911789361907684">
                <text:p>0.911789361907684</text:p>
              </table:table-cell>
              <table:table-cell office:value-type="float" office:value="7">
                <text:p>7</text:p>
              </table:table-cell>
              <table:table-cell office:value-type="float" office:value="0.955162263727684">
                <text:p>0.955162263727684</text:p>
              </table:table-cell>
              <table:table-cell office:value-type="float" office:value="7">
                <text:p>7</text:p>
              </table:table-cell>
              <table:table-cell office:value-type="float" office:value="0.977408346714341">
                <text:p>0.97740834671434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22690140465342">
                <text:p>0.22690140465342</text:p>
              </table:table-cell>
              <table:table-cell office:value-type="float" office:value="8">
                <text:p>8</text:p>
              </table:table-cell>
              <table:table-cell office:value-type="float" office:value="0.439254165633685">
                <text:p>0.439254165633685</text:p>
              </table:table-cell>
              <table:table-cell office:value-type="float" office:value="8">
                <text:p>8</text:p>
              </table:table-cell>
              <table:table-cell office:value-type="float" office:value="0.652937725172258">
                <text:p>0.652937725172258</text:p>
              </table:table-cell>
              <table:table-cell office:value-type="float" office:value="8">
                <text:p>8</text:p>
              </table:table-cell>
              <table:table-cell office:value-type="float" office:value="0.807049456172395">
                <text:p>0.807049456172395</text:p>
              </table:table-cell>
              <table:table-cell office:value-type="float" office:value="8">
                <text:p>8</text:p>
              </table:table-cell>
              <table:table-cell office:value-type="float" office:value="0.898578662376948">
                <text:p>0.898578662376948</text:p>
              </table:table-cell>
              <table:table-cell office:value-type="float" office:value="8">
                <text:p>8</text:p>
              </table:table-cell>
              <table:table-cell office:value-type="float" office:value="0.948077323561085">
                <text:p>0.948077323561085</text:p>
              </table:table-cell>
              <table:table-cell office:value-type="float" office:value="8">
                <text:p>8</text:p>
              </table:table-cell>
              <table:table-cell office:value-type="float" office:value="0.973741939997985">
                <text:p>0.9737419399979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158cm" svg:height="11.21cm" xlink:href=".." xlink:type="simple" chart:class="chart:scatter" chart:style-name="ch1">
        <chart:title svg:x="3.281cm" svg:y="0.36cm" chart:style-name="ch2">
          <text:p>Wykres zależności przyspieszenia od ilości procesorów</text:p>
        </chart:title>
        <chart:legend chart:legend-position="end" svg:x="15.777cm" svg:y="3.491cm" style:legend-expansion="high" chart:style-name="ch3"/>
        <chart:plot-area chart:style-name="ch4" table:cell-range-address="results_2.A1:results_2.E1 results_2.B2:results_2.B9 results_2.A2:results_2.A2 results_2.D2:results_2.D57 results_2.A58:results_2.A58 results_2.D58:results_2.D65 results_2.A10:results_2.A10 results_2.A18:results_2.A18 results_2.A26:results_2.A26 results_2.A34:results_2.A34 results_2.A42:results_2.A42 results_2.A50:results_2.A50" chart:data-source-has-labels="both" svg:x="1.367cm" svg:y="1.379cm" svg:width="14.047cm" svg:height="8.633cm">
          <chartooo:coordinate-region svg:x="1.825cm" svg:y="1.587cm" svg:width="13.484cm" svg:height="7.76cm"/>
          <chart:axis chart:dimension="x" chart:name="primary-x" chart:style-name="ch5" chartooo:axis-type="auto">
            <chart:title svg:x="7.141cm" svg:y="10.237cm" chart:style-name="ch6">
              <text:p>Ilość procesorów</text:p>
            </chart:title>
            <chart:categories table:cell-range-address="results_2.A1:results_2.E1"/>
          </chart:axis>
          <chart:axis chart:dimension="y" chart:name="primary-y" chart:style-name="ch5">
            <chart:title svg:x="0.451cm" svg:y="6.828cm" chart:style-name="ch7">
              <text:p>Przyspieszenie</text:p>
            </chart:title>
            <chart:grid chart:style-name="ch8" chart:class="major"/>
          </chart:axis>
          <chart:series chart:style-name="ch9" chart:values-cell-range-address="results_2.D2:results_2.D9" chart:label-cell-address="results_2.A2:results_2.A2" chart:class="chart:scatter">
            <chart:domain table:cell-range-address="results_2.B2:results_2.B9"/>
            <chart:data-point chart:repeated="8"/>
          </chart:series>
          <chart:series chart:style-name="ch10" chart:values-cell-range-address="results_2.D58:results_2.D65" chart:label-cell-address="results_2.A58:results_2.A58" chart:class="chart:scatter">
            <chart:domain table:cell-range-address="results_2.B58:results_2.B65"/>
            <chart:data-point chart:repeated="8"/>
          </chart:series>
          <chart:series chart:style-name="ch11" chart:values-cell-range-address="results_2.D10:results_2.D17" chart:label-cell-address="results_2.A10:results_2.A10" chart:class="chart:scatter">
            <chart:domain table:cell-range-address="results_2.B10:results_2.B17"/>
            <chart:data-point chart:repeated="8"/>
          </chart:series>
          <chart:series chart:style-name="ch12" chart:values-cell-range-address="results_2.D18:results_2.D25" chart:label-cell-address="results_2.A18:results_2.A18" chart:class="chart:scatter">
            <chart:domain table:cell-range-address="results_2.B18:results_2.B25"/>
            <chart:data-point chart:repeated="8"/>
          </chart:series>
          <chart:series chart:style-name="ch13" chart:values-cell-range-address="results_2.D26:results_2.D33" chart:label-cell-address="results_2.A26:results_2.A26" chart:class="chart:scatter">
            <chart:domain table:cell-range-address="results_2.B26:results_2.B33"/>
            <chart:data-point chart:repeated="8"/>
          </chart:series>
          <chart:series chart:style-name="ch14" chart:values-cell-range-address="results_2.D34:results_2.D41" chart:label-cell-address="results_2.A34:results_2.A34" chart:class="chart:scatter">
            <chart:domain table:cell-range-address="results_2.B34:results_2.B41"/>
            <chart:data-point chart:repeated="8"/>
          </chart:series>
          <chart:series chart:style-name="ch15" chart:values-cell-range-address="results_2.D42:results_2.D49" chart:label-cell-address="results_2.A42:results_2.A42" chart:class="chart:scatter">
            <chart:domain table:cell-range-address="results_2.B42:results_2.B49"/>
            <chart:data-point chart:repeated="8"/>
          </chart:series>
          <chart:series chart:style-name="ch16" chart:values-cell-range-address="results_2.D50:results_2.D57" chart:label-cell-address="results_2.A50:results_2.A50" chart:class="chart:scatter">
            <chart:domain table:cell-range-address="results_2.B50:results_2.B57"/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3000</text:p>
                <draw:g>
                  <svg:desc>results_2.A2:results_2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7000</text:p>
                <draw:g>
                  <svg:desc>results_2.A58:results_2.A5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5000</text:p>
                <draw:g>
                  <svg:desc>results_2.A10:results_2.A10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7000</text:p>
                <draw:g>
                  <svg:desc>results_2.A18:results_2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9000</text:p>
                <draw:g>
                  <svg:desc>results_2.A26:results_2.A2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1000</text:p>
                <draw:g>
                  <svg:desc>results_2.A34:results_2.A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3000</text:p>
                <draw:g>
                  <svg:desc>results_2.A42:results_2.A4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5000</text:p>
                <draw:g>
                  <svg:desc>results_2.A50:results_2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zmiar problemu</text:p>
                <draw:g>
                  <svg:desc>results_2.A1:results_2.E1</svg:desc>
                </draw:g>
              </table:table-cell>
              <table:table-cell office:value-type="float" office:value="1">
                <text:p>1</text:p>
                <draw:g>
                  <svg:desc>results_2.B2:results_2.B9</svg:desc>
                </draw:g>
              </table:table-cell>
              <table:table-cell office:value-type="float" office:value="1">
                <text:p>1</text:p>
                <draw:g>
                  <svg:desc>results_2.D2:results_2.D9</svg:desc>
                </draw:g>
              </table:table-cell>
              <table:table-cell office:value-type="float" office:value="1">
                <text:p>1</text:p>
                <draw:g>
                  <svg:desc>results_2.B58:results_2.B65</svg:desc>
                </draw:g>
              </table:table-cell>
              <table:table-cell office:value-type="float" office:value="1">
                <text:p>1</text:p>
                <draw:g>
                  <svg:desc>results_2.D58:results_2.D65</svg:desc>
                </draw:g>
              </table:table-cell>
              <table:table-cell office:value-type="float" office:value="1">
                <text:p>1</text:p>
                <draw:g>
                  <svg:desc>results_2.B10:results_2.B17</svg:desc>
                </draw:g>
              </table:table-cell>
              <table:table-cell office:value-type="float" office:value="1">
                <text:p>1</text:p>
                <draw:g>
                  <svg:desc>results_2.D10:results_2.D17</svg:desc>
                </draw:g>
              </table:table-cell>
              <table:table-cell office:value-type="float" office:value="1">
                <text:p>1</text:p>
                <draw:g>
                  <svg:desc>results_2.B18:results_2.B25</svg:desc>
                </draw:g>
              </table:table-cell>
              <table:table-cell office:value-type="float" office:value="1">
                <text:p>1</text:p>
                <draw:g>
                  <svg:desc>results_2.D18:results_2.D25</svg:desc>
                </draw:g>
              </table:table-cell>
              <table:table-cell office:value-type="float" office:value="1">
                <text:p>1</text:p>
                <draw:g>
                  <svg:desc>results_2.B26:results_2.B33</svg:desc>
                </draw:g>
              </table:table-cell>
              <table:table-cell office:value-type="float" office:value="1">
                <text:p>1</text:p>
                <draw:g>
                  <svg:desc>results_2.D26:results_2.D33</svg:desc>
                </draw:g>
              </table:table-cell>
              <table:table-cell office:value-type="float" office:value="1">
                <text:p>1</text:p>
                <draw:g>
                  <svg:desc>results_2.B34:results_2.B41</svg:desc>
                </draw:g>
              </table:table-cell>
              <table:table-cell office:value-type="float" office:value="1">
                <text:p>1</text:p>
                <draw:g>
                  <svg:desc>results_2.D34:results_2.D41</svg:desc>
                </draw:g>
              </table:table-cell>
              <table:table-cell office:value-type="float" office:value="1">
                <text:p>1</text:p>
                <draw:g>
                  <svg:desc>results_2.B42:results_2.B49</svg:desc>
                </draw:g>
              </table:table-cell>
              <table:table-cell office:value-type="float" office:value="1">
                <text:p>1</text:p>
                <draw:g>
                  <svg:desc>results_2.D42:results_2.D49</svg:desc>
                </draw:g>
              </table:table-cell>
              <table:table-cell office:value-type="float" office:value="1">
                <text:p>1</text:p>
                <draw:g>
                  <svg:desc>results_2.B50:results_2.B57</svg:desc>
                </draw:g>
              </table:table-cell>
              <table:table-cell office:value-type="float" office:value="1">
                <text:p>1</text:p>
                <draw:g>
                  <svg:desc>results_2.D50:results_2.D57</svg:desc>
                </draw:g>
              </table:table-cell>
            </table:table-row>
            <table:table-row>
              <table:table-cell office:value-type="string">
                <text:p>Ilość procesorów</text:p>
              </table:table-cell>
              <table:table-cell office:value-type="float" office:value="2">
                <text:p>2</text:p>
              </table:table-cell>
              <table:table-cell office:value-type="float" office:value="1.90970512467465">
                <text:p>1.90970512467465</text:p>
              </table:table-cell>
              <table:table-cell office:value-type="float" office:value="2">
                <text:p>2</text:p>
              </table:table-cell>
              <table:table-cell office:value-type="float" office:value="1.9684021794531">
                <text:p>1.9684021794531</text:p>
              </table:table-cell>
              <table:table-cell office:value-type="float" office:value="2">
                <text:p>2</text:p>
              </table:table-cell>
              <table:table-cell office:value-type="float" office:value="1.98097734783938">
                <text:p>1.98097734783938</text:p>
              </table:table-cell>
              <table:table-cell office:value-type="float" office:value="2">
                <text:p>2</text:p>
              </table:table-cell>
              <table:table-cell office:value-type="float" office:value="1.95429854528262">
                <text:p>1.95429854528262</text:p>
              </table:table-cell>
              <table:table-cell office:value-type="float" office:value="2">
                <text:p>2</text:p>
              </table:table-cell>
              <table:table-cell office:value-type="float" office:value="1.95919244416563">
                <text:p>1.95919244416563</text:p>
              </table:table-cell>
              <table:table-cell office:value-type="float" office:value="2">
                <text:p>2</text:p>
              </table:table-cell>
              <table:table-cell office:value-type="float" office:value="1.95270391222443">
                <text:p>1.95270391222443</text:p>
              </table:table-cell>
              <table:table-cell office:value-type="float" office:value="2">
                <text:p>2</text:p>
              </table:table-cell>
              <table:table-cell office:value-type="float" office:value="1.95566576574697">
                <text:p>1.95566576574697</text:p>
              </table:table-cell>
              <table:table-cell office:value-type="float" office:value="2">
                <text:p>2</text:p>
              </table:table-cell>
              <table:table-cell office:value-type="float" office:value="1.96062984450766">
                <text:p>1.96062984450766</text:p>
              </table:table-cell>
            </table:table-row>
            <table:table-row>
              <table:table-cell office:value-type="string">
                <text:p>Czas wykonania</text:p>
              </table:table-cell>
              <table:table-cell office:value-type="float" office:value="3">
                <text:p>3</text:p>
              </table:table-cell>
              <table:table-cell office:value-type="float" office:value="2.88061616729315">
                <text:p>2.88061616729315</text:p>
              </table:table-cell>
              <table:table-cell office:value-type="float" office:value="3">
                <text:p>3</text:p>
              </table:table-cell>
              <table:table-cell office:value-type="float" office:value="2.89367395557595">
                <text:p>2.89367395557595</text:p>
              </table:table-cell>
              <table:table-cell office:value-type="float" office:value="3">
                <text:p>3</text:p>
              </table:table-cell>
              <table:table-cell office:value-type="float" office:value="2.92518967856757">
                <text:p>2.92518967856757</text:p>
              </table:table-cell>
              <table:table-cell office:value-type="float" office:value="3">
                <text:p>3</text:p>
              </table:table-cell>
              <table:table-cell office:value-type="float" office:value="2.91600282058599">
                <text:p>2.91600282058599</text:p>
              </table:table-cell>
              <table:table-cell office:value-type="float" office:value="3">
                <text:p>3</text:p>
              </table:table-cell>
              <table:table-cell office:value-type="float" office:value="2.94006403942161">
                <text:p>2.94006403942161</text:p>
              </table:table-cell>
              <table:table-cell office:value-type="float" office:value="3">
                <text:p>3</text:p>
              </table:table-cell>
              <table:table-cell office:value-type="float" office:value="2.92524565150417">
                <text:p>2.92524565150417</text:p>
              </table:table-cell>
              <table:table-cell office:value-type="float" office:value="3">
                <text:p>3</text:p>
              </table:table-cell>
              <table:table-cell office:value-type="float" office:value="2.89003042521805">
                <text:p>2.89003042521805</text:p>
              </table:table-cell>
              <table:table-cell office:value-type="float" office:value="3">
                <text:p>3</text:p>
              </table:table-cell>
              <table:table-cell office:value-type="float" office:value="2.91277202654847">
                <text:p>2.91277202654847</text:p>
              </table:table-cell>
            </table:table-row>
            <table:table-row>
              <table:table-cell office:value-type="string">
                <text:p>Przyspieszenie</text:p>
              </table:table-cell>
              <table:table-cell office:value-type="float" office:value="4">
                <text:p>4</text:p>
              </table:table-cell>
              <table:table-cell office:value-type="float" office:value="3.80876307275093">
                <text:p>3.80876307275093</text:p>
              </table:table-cell>
              <table:table-cell office:value-type="float" office:value="4">
                <text:p>4</text:p>
              </table:table-cell>
              <table:table-cell office:value-type="float" office:value="3.71313409331901">
                <text:p>3.71313409331901</text:p>
              </table:table-cell>
              <table:table-cell office:value-type="float" office:value="4">
                <text:p>4</text:p>
              </table:table-cell>
              <table:table-cell office:value-type="float" office:value="3.83255482557256">
                <text:p>3.83255482557256</text:p>
              </table:table-cell>
              <table:table-cell office:value-type="float" office:value="4">
                <text:p>4</text:p>
              </table:table-cell>
              <table:table-cell office:value-type="float" office:value="3.80518042622194">
                <text:p>3.80518042622194</text:p>
              </table:table-cell>
              <table:table-cell office:value-type="float" office:value="4">
                <text:p>4</text:p>
              </table:table-cell>
              <table:table-cell office:value-type="float" office:value="3.813561659715">
                <text:p>3.813561659715</text:p>
              </table:table-cell>
              <table:table-cell office:value-type="float" office:value="4">
                <text:p>4</text:p>
              </table:table-cell>
              <table:table-cell office:value-type="float" office:value="3.78909558679183">
                <text:p>3.78909558679183</text:p>
              </table:table-cell>
              <table:table-cell office:value-type="float" office:value="4">
                <text:p>4</text:p>
              </table:table-cell>
              <table:table-cell office:value-type="float" office:value="3.78383609789057">
                <text:p>3.78383609789057</text:p>
              </table:table-cell>
              <table:table-cell office:value-type="float" office:value="4">
                <text:p>4</text:p>
              </table:table-cell>
              <table:table-cell office:value-type="float" office:value="3.82079780274996">
                <text:p>3.82079780274996</text:p>
              </table:table-cell>
            </table:table-row>
            <table:table-row>
              <table:table-cell office:value-type="string">
                <text:p>Efektywność</text:p>
              </table:table-cell>
              <table:table-cell office:value-type="float" office:value="5">
                <text:p>5</text:p>
              </table:table-cell>
              <table:table-cell office:value-type="float" office:value="3.3949038365398">
                <text:p>3.3949038365398</text:p>
              </table:table-cell>
              <table:table-cell office:value-type="float" office:value="5">
                <text:p>5</text:p>
              </table:table-cell>
              <table:table-cell office:value-type="float" office:value="3.45158657503778">
                <text:p>3.45158657503778</text:p>
              </table:table-cell>
              <table:table-cell office:value-type="float" office:value="5">
                <text:p>5</text:p>
              </table:table-cell>
              <table:table-cell office:value-type="float" office:value="3.44952670319479">
                <text:p>3.44952670319479</text:p>
              </table:table-cell>
              <table:table-cell office:value-type="float" office:value="5">
                <text:p>5</text:p>
              </table:table-cell>
              <table:table-cell office:value-type="float" office:value="3.40664119676866">
                <text:p>3.40664119676866</text:p>
              </table:table-cell>
              <table:table-cell office:value-type="float" office:value="5">
                <text:p>5</text:p>
              </table:table-cell>
              <table:table-cell office:value-type="float" office:value="3.39532330387229">
                <text:p>3.39532330387229</text:p>
              </table:table-cell>
              <table:table-cell office:value-type="float" office:value="5">
                <text:p>5</text:p>
              </table:table-cell>
              <table:table-cell office:value-type="float" office:value="3.41726249326425">
                <text:p>3.41726249326425</text:p>
              </table:table-cell>
              <table:table-cell office:value-type="float" office:value="5">
                <text:p>5</text:p>
              </table:table-cell>
              <table:table-cell office:value-type="float" office:value="3.41193014621891">
                <text:p>3.41193014621891</text:p>
              </table:table-cell>
              <table:table-cell office:value-type="float" office:value="5">
                <text:p>5</text:p>
              </table:table-cell>
              <table:table-cell office:value-type="float" office:value="3.40394690835724">
                <text:p>3.40394690835724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4.08459213118227">
                <text:p>4.08459213118227</text:p>
              </table:table-cell>
              <table:table-cell office:value-type="float" office:value="6">
                <text:p>6</text:p>
              </table:table-cell>
              <table:table-cell office:value-type="float" office:value="4.13681737695757">
                <text:p>4.13681737695757</text:p>
              </table:table-cell>
              <table:table-cell office:value-type="float" office:value="6">
                <text:p>6</text:p>
              </table:table-cell>
              <table:table-cell office:value-type="float" office:value="4.14045296597462">
                <text:p>4.14045296597462</text:p>
              </table:table-cell>
              <table:table-cell office:value-type="float" office:value="6">
                <text:p>6</text:p>
              </table:table-cell>
              <table:table-cell office:value-type="float" office:value="4.08974169568917">
                <text:p>4.08974169568917</text:p>
              </table:table-cell>
              <table:table-cell office:value-type="float" office:value="6">
                <text:p>6</text:p>
              </table:table-cell>
              <table:table-cell office:value-type="float" office:value="4.09233662287682">
                <text:p>4.09233662287682</text:p>
              </table:table-cell>
              <table:table-cell office:value-type="float" office:value="6">
                <text:p>6</text:p>
              </table:table-cell>
              <table:table-cell office:value-type="float" office:value="4.09216221943676">
                <text:p>4.09216221943676</text:p>
              </table:table-cell>
              <table:table-cell office:value-type="float" office:value="6">
                <text:p>6</text:p>
              </table:table-cell>
              <table:table-cell office:value-type="float" office:value="4.0855043998787">
                <text:p>4.0855043998787</text:p>
              </table:table-cell>
              <table:table-cell office:value-type="float" office:value="6">
                <text:p>6</text:p>
              </table:table-cell>
              <table:table-cell office:value-type="float" office:value="4.12182449402452">
                <text:p>4.1218244940245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4.76131647625015">
                <text:p>4.76131647625015</text:p>
              </table:table-cell>
              <table:table-cell office:value-type="float" office:value="7">
                <text:p>7</text:p>
              </table:table-cell>
              <table:table-cell office:value-type="float" office:value="4.78440441124329">
                <text:p>4.78440441124329</text:p>
              </table:table-cell>
              <table:table-cell office:value-type="float" office:value="7">
                <text:p>7</text:p>
              </table:table-cell>
              <table:table-cell office:value-type="float" office:value="4.82464450257968">
                <text:p>4.82464450257968</text:p>
              </table:table-cell>
              <table:table-cell office:value-type="float" office:value="7">
                <text:p>7</text:p>
              </table:table-cell>
              <table:table-cell office:value-type="float" office:value="4.72978124835562">
                <text:p>4.72978124835562</text:p>
              </table:table-cell>
              <table:table-cell office:value-type="float" office:value="7">
                <text:p>7</text:p>
              </table:table-cell>
              <table:table-cell office:value-type="float" office:value="4.77316546891343">
                <text:p>4.77316546891343</text:p>
              </table:table-cell>
              <table:table-cell office:value-type="float" office:value="7">
                <text:p>7</text:p>
              </table:table-cell>
              <table:table-cell office:value-type="float" office:value="4.75937115467203">
                <text:p>4.75937115467203</text:p>
              </table:table-cell>
              <table:table-cell office:value-type="float" office:value="7">
                <text:p>7</text:p>
              </table:table-cell>
              <table:table-cell office:value-type="float" office:value="4.78942521952585">
                <text:p>4.78942521952585</text:p>
              </table:table-cell>
              <table:table-cell office:value-type="float" office:value="7">
                <text:p>7</text:p>
              </table:table-cell>
              <table:table-cell office:value-type="float" office:value="4.74324954756751">
                <text:p>4.7432495475675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5.42201879107369">
                <text:p>5.42201879107369</text:p>
              </table:table-cell>
              <table:table-cell office:value-type="float" office:value="8">
                <text:p>8</text:p>
              </table:table-cell>
              <table:table-cell office:value-type="float" office:value="5.42783606360331">
                <text:p>5.42783606360331</text:p>
              </table:table-cell>
              <table:table-cell office:value-type="float" office:value="8">
                <text:p>8</text:p>
              </table:table-cell>
              <table:table-cell office:value-type="float" office:value="5.50513493698897">
                <text:p>5.50513493698897</text:p>
              </table:table-cell>
              <table:table-cell office:value-type="float" office:value="8">
                <text:p>8</text:p>
              </table:table-cell>
              <table:table-cell office:value-type="float" office:value="5.4200499854762">
                <text:p>5.4200499854762</text:p>
              </table:table-cell>
              <table:table-cell office:value-type="float" office:value="8">
                <text:p>8</text:p>
              </table:table-cell>
              <table:table-cell office:value-type="float" office:value="5.40679071557251">
                <text:p>5.40679071557251</text:p>
              </table:table-cell>
              <table:table-cell office:value-type="float" office:value="8">
                <text:p>8</text:p>
              </table:table-cell>
              <table:table-cell office:value-type="float" office:value="5.38712631070561">
                <text:p>5.38712631070561</text:p>
              </table:table-cell>
              <table:table-cell office:value-type="float" office:value="8">
                <text:p>8</text:p>
              </table:table-cell>
              <table:table-cell office:value-type="float" office:value="5.43974494975726">
                <text:p>5.43974494975726</text:p>
              </table:table-cell>
              <table:table-cell office:value-type="float" office:value="8">
                <text:p>8</text:p>
              </table:table-cell>
              <table:table-cell office:value-type="float" office:value="5.45316668295769">
                <text:p>5.453166682957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58cm" svg:height="11.21cm" xlink:href=".." xlink:type="simple" chart:class="chart:scatter" chart:style-name="ch1">
        <chart:title svg:x="4.641cm" svg:y="0.36cm" chart:style-name="ch2">
          <text:p>Wykres efektywności od ilości procesorów</text:p>
        </chart:title>
        <chart:legend chart:legend-position="end" svg:x="15.777cm" svg:y="3.749cm" style:legend-expansion="high" chart:style-name="ch3"/>
        <chart:plot-area chart:style-name="ch4" table:cell-range-address="results_2.A1:results_2.E1 results_2.B2:results_2.B9 results_2.A2:results_2.A2 results_2.E2:results_2.E57 results_2.A10:results_2.A10 results_2.A18:results_2.A18 results_2.A26:results_2.A26 results_2.A34:results_2.A34 results_2.A42:results_2.A42 results_2.A50:results_2.A50" chart:data-source-has-labels="both" svg:x="1.367cm" svg:y="1.379cm" svg:width="14.047cm" svg:height="8.633cm">
          <chartooo:coordinate-region svg:x="2.136cm" svg:y="1.588cm" svg:width="13.173cm" svg:height="7.759cm"/>
          <chart:axis chart:dimension="x" chart:name="primary-x" chart:style-name="ch5" chartooo:axis-type="auto">
            <chart:title svg:x="7.141cm" svg:y="10.237cm" chart:style-name="ch6">
              <text:p>Ilość procesorów</text:p>
            </chart:title>
            <chart:categories table:cell-range-address="results_2.A1:results_2.E1"/>
          </chart:axis>
          <chart:axis chart:dimension="y" chart:name="primary-y" chart:style-name="ch5">
            <chart:title svg:x="0.451cm" svg:y="6.633cm" chart:style-name="ch7">
              <text:p>Efektywność</text:p>
            </chart:title>
            <chart:grid chart:style-name="ch8" chart:class="major"/>
          </chart:axis>
          <chart:series chart:style-name="ch9" chart:values-cell-range-address="results_2.E2:results_2.E9" chart:label-cell-address="results_2.A2:results_2.A2" chart:class="chart:scatter">
            <chart:domain table:cell-range-address="results_2.B2:results_2.B9"/>
            <chart:data-point chart:repeated="8"/>
          </chart:series>
          <chart:series chart:style-name="ch10" chart:values-cell-range-address="results_2.E10:results_2.E17" chart:label-cell-address="results_2.A10:results_2.A10" chart:class="chart:scatter">
            <chart:domain table:cell-range-address="results_2.B10:results_2.B17"/>
            <chart:data-point chart:repeated="8"/>
          </chart:series>
          <chart:series chart:style-name="ch11" chart:values-cell-range-address="results_2.E18:results_2.E25" chart:label-cell-address="results_2.A18:results_2.A18" chart:class="chart:scatter">
            <chart:domain table:cell-range-address="results_2.B18:results_2.B25"/>
            <chart:data-point chart:repeated="8"/>
          </chart:series>
          <chart:series chart:style-name="ch12" chart:values-cell-range-address="results_2.E26:results_2.E33" chart:label-cell-address="results_2.A26:results_2.A26" chart:class="chart:scatter">
            <chart:domain table:cell-range-address="results_2.B26:results_2.B33"/>
            <chart:data-point chart:repeated="8"/>
          </chart:series>
          <chart:series chart:style-name="ch13" chart:values-cell-range-address="results_2.E34:results_2.E41" chart:label-cell-address="results_2.A34:results_2.A34" chart:class="chart:scatter">
            <chart:domain table:cell-range-address="results_2.B34:results_2.B41"/>
            <chart:data-point chart:repeated="8"/>
          </chart:series>
          <chart:series chart:style-name="ch14" chart:values-cell-range-address="results_2.E42:results_2.E49" chart:label-cell-address="results_2.A42:results_2.A42" chart:class="chart:scatter">
            <chart:domain table:cell-range-address="results_2.B42:results_2.B49"/>
            <chart:data-point chart:repeated="8"/>
          </chart:series>
          <chart:series chart:style-name="ch15" chart:values-cell-range-address="results_2.E50:results_2.E57" chart:label-cell-address="results_2.A50:results_2.A50" chart:class="chart:scatter">
            <chart:domain table:cell-range-address="results_2.B50:results_2.B57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3000</text:p>
                <draw:g>
                  <svg:desc>results_2.A2:results_2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5000</text:p>
                <draw:g>
                  <svg:desc>results_2.A10:results_2.A10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7000</text:p>
                <draw:g>
                  <svg:desc>results_2.A18:results_2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9000</text:p>
                <draw:g>
                  <svg:desc>results_2.A26:results_2.A2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1000</text:p>
                <draw:g>
                  <svg:desc>results_2.A34:results_2.A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3000</text:p>
                <draw:g>
                  <svg:desc>results_2.A42:results_2.A4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5000</text:p>
                <draw:g>
                  <svg:desc>results_2.A50:results_2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zmiar problemu</text:p>
                <draw:g>
                  <svg:desc>results_2.A1:results_2.E1</svg:desc>
                </draw:g>
              </table:table-cell>
              <table:table-cell office:value-type="float" office:value="1">
                <text:p>1</text:p>
                <draw:g>
                  <svg:desc>results_2.B2:results_2.B9</svg:desc>
                </draw:g>
              </table:table-cell>
              <table:table-cell office:value-type="float" office:value="1">
                <text:p>1</text:p>
                <draw:g>
                  <svg:desc>results_2.E2:results_2.E9</svg:desc>
                </draw:g>
              </table:table-cell>
              <table:table-cell office:value-type="float" office:value="1">
                <text:p>1</text:p>
                <draw:g>
                  <svg:desc>results_2.B10:results_2.B17</svg:desc>
                </draw:g>
              </table:table-cell>
              <table:table-cell office:value-type="float" office:value="1">
                <text:p>1</text:p>
                <draw:g>
                  <svg:desc>results_2.E10:results_2.E17</svg:desc>
                </draw:g>
              </table:table-cell>
              <table:table-cell office:value-type="float" office:value="1">
                <text:p>1</text:p>
                <draw:g>
                  <svg:desc>results_2.B18:results_2.B25</svg:desc>
                </draw:g>
              </table:table-cell>
              <table:table-cell office:value-type="float" office:value="1">
                <text:p>1</text:p>
                <draw:g>
                  <svg:desc>results_2.E18:results_2.E25</svg:desc>
                </draw:g>
              </table:table-cell>
              <table:table-cell office:value-type="float" office:value="1">
                <text:p>1</text:p>
                <draw:g>
                  <svg:desc>results_2.B26:results_2.B33</svg:desc>
                </draw:g>
              </table:table-cell>
              <table:table-cell office:value-type="float" office:value="1">
                <text:p>1</text:p>
                <draw:g>
                  <svg:desc>results_2.E26:results_2.E33</svg:desc>
                </draw:g>
              </table:table-cell>
              <table:table-cell office:value-type="float" office:value="1">
                <text:p>1</text:p>
                <draw:g>
                  <svg:desc>results_2.B34:results_2.B41</svg:desc>
                </draw:g>
              </table:table-cell>
              <table:table-cell office:value-type="float" office:value="1">
                <text:p>1</text:p>
                <draw:g>
                  <svg:desc>results_2.E34:results_2.E41</svg:desc>
                </draw:g>
              </table:table-cell>
              <table:table-cell office:value-type="float" office:value="1">
                <text:p>1</text:p>
                <draw:g>
                  <svg:desc>results_2.B42:results_2.B49</svg:desc>
                </draw:g>
              </table:table-cell>
              <table:table-cell office:value-type="float" office:value="1">
                <text:p>1</text:p>
                <draw:g>
                  <svg:desc>results_2.E42:results_2.E49</svg:desc>
                </draw:g>
              </table:table-cell>
              <table:table-cell office:value-type="float" office:value="1">
                <text:p>1</text:p>
                <draw:g>
                  <svg:desc>results_2.B50:results_2.B57</svg:desc>
                </draw:g>
              </table:table-cell>
              <table:table-cell office:value-type="float" office:value="1">
                <text:p>1</text:p>
                <draw:g>
                  <svg:desc>results_2.E50:results_2.E57</svg:desc>
                </draw:g>
              </table:table-cell>
            </table:table-row>
            <table:table-row>
              <table:table-cell office:value-type="string">
                <text:p>Ilość procesorów</text:p>
              </table:table-cell>
              <table:table-cell office:value-type="float" office:value="2">
                <text:p>2</text:p>
              </table:table-cell>
              <table:table-cell office:value-type="float" office:value="0.954852562337325">
                <text:p>0.954852562337325</text:p>
              </table:table-cell>
              <table:table-cell office:value-type="float" office:value="2">
                <text:p>2</text:p>
              </table:table-cell>
              <table:table-cell office:value-type="float" office:value="0.990488673919688">
                <text:p>0.990488673919688</text:p>
              </table:table-cell>
              <table:table-cell office:value-type="float" office:value="2">
                <text:p>2</text:p>
              </table:table-cell>
              <table:table-cell office:value-type="float" office:value="0.97714927264131">
                <text:p>0.97714927264131</text:p>
              </table:table-cell>
              <table:table-cell office:value-type="float" office:value="2">
                <text:p>2</text:p>
              </table:table-cell>
              <table:table-cell office:value-type="float" office:value="0.979596222082814">
                <text:p>0.979596222082814</text:p>
              </table:table-cell>
              <table:table-cell office:value-type="float" office:value="2">
                <text:p>2</text:p>
              </table:table-cell>
              <table:table-cell office:value-type="float" office:value="0.976351956112214">
                <text:p>0.976351956112214</text:p>
              </table:table-cell>
              <table:table-cell office:value-type="float" office:value="2">
                <text:p>2</text:p>
              </table:table-cell>
              <table:table-cell office:value-type="float" office:value="0.977832882873483">
                <text:p>0.977832882873483</text:p>
              </table:table-cell>
              <table:table-cell office:value-type="float" office:value="2">
                <text:p>2</text:p>
              </table:table-cell>
              <table:table-cell office:value-type="float" office:value="0.980314922253828">
                <text:p>0.980314922253828</text:p>
              </table:table-cell>
            </table:table-row>
            <table:table-row>
              <table:table-cell office:value-type="string">
                <text:p>Czas wykonania</text:p>
              </table:table-cell>
              <table:table-cell office:value-type="float" office:value="3">
                <text:p>3</text:p>
              </table:table-cell>
              <table:table-cell office:value-type="float" office:value="0.960205389097718">
                <text:p>0.960205389097718</text:p>
              </table:table-cell>
              <table:table-cell office:value-type="float" office:value="3">
                <text:p>3</text:p>
              </table:table-cell>
              <table:table-cell office:value-type="float" office:value="0.975063226189191">
                <text:p>0.975063226189191</text:p>
              </table:table-cell>
              <table:table-cell office:value-type="float" office:value="3">
                <text:p>3</text:p>
              </table:table-cell>
              <table:table-cell office:value-type="float" office:value="0.972000940195328">
                <text:p>0.972000940195328</text:p>
              </table:table-cell>
              <table:table-cell office:value-type="float" office:value="3">
                <text:p>3</text:p>
              </table:table-cell>
              <table:table-cell office:value-type="float" office:value="0.980021346473868">
                <text:p>0.980021346473868</text:p>
              </table:table-cell>
              <table:table-cell office:value-type="float" office:value="3">
                <text:p>3</text:p>
              </table:table-cell>
              <table:table-cell office:value-type="float" office:value="0.975081883834723">
                <text:p>0.975081883834723</text:p>
              </table:table-cell>
              <table:table-cell office:value-type="float" office:value="3">
                <text:p>3</text:p>
              </table:table-cell>
              <table:table-cell office:value-type="float" office:value="0.963343475072682">
                <text:p>0.963343475072682</text:p>
              </table:table-cell>
              <table:table-cell office:value-type="float" office:value="3">
                <text:p>3</text:p>
              </table:table-cell>
              <table:table-cell office:value-type="float" office:value="0.97092400884949">
                <text:p>0.97092400884949</text:p>
              </table:table-cell>
            </table:table-row>
            <table:table-row>
              <table:table-cell office:value-type="string">
                <text:p>Przyspieszenie</text:p>
              </table:table-cell>
              <table:table-cell office:value-type="float" office:value="4">
                <text:p>4</text:p>
              </table:table-cell>
              <table:table-cell office:value-type="float" office:value="0.952190768187734">
                <text:p>0.952190768187734</text:p>
              </table:table-cell>
              <table:table-cell office:value-type="float" office:value="4">
                <text:p>4</text:p>
              </table:table-cell>
              <table:table-cell office:value-type="float" office:value="0.958138706393141">
                <text:p>0.958138706393141</text:p>
              </table:table-cell>
              <table:table-cell office:value-type="float" office:value="4">
                <text:p>4</text:p>
              </table:table-cell>
              <table:table-cell office:value-type="float" office:value="0.951295106555486">
                <text:p>0.951295106555486</text:p>
              </table:table-cell>
              <table:table-cell office:value-type="float" office:value="4">
                <text:p>4</text:p>
              </table:table-cell>
              <table:table-cell office:value-type="float" office:value="0.953390414928749">
                <text:p>0.953390414928749</text:p>
              </table:table-cell>
              <table:table-cell office:value-type="float" office:value="4">
                <text:p>4</text:p>
              </table:table-cell>
              <table:table-cell office:value-type="float" office:value="0.947273896697956">
                <text:p>0.947273896697956</text:p>
              </table:table-cell>
              <table:table-cell office:value-type="float" office:value="4">
                <text:p>4</text:p>
              </table:table-cell>
              <table:table-cell office:value-type="float" office:value="0.945959024472642">
                <text:p>0.945959024472642</text:p>
              </table:table-cell>
              <table:table-cell office:value-type="float" office:value="4">
                <text:p>4</text:p>
              </table:table-cell>
              <table:table-cell office:value-type="float" office:value="0.955199450687491">
                <text:p>0.955199450687491</text:p>
              </table:table-cell>
            </table:table-row>
            <table:table-row>
              <table:table-cell office:value-type="string">
                <text:p>Efektywność</text:p>
              </table:table-cell>
              <table:table-cell office:value-type="float" office:value="5">
                <text:p>5</text:p>
              </table:table-cell>
              <table:table-cell office:value-type="float" office:value="0.67898076730796">
                <text:p>0.67898076730796</text:p>
              </table:table-cell>
              <table:table-cell office:value-type="float" office:value="5">
                <text:p>5</text:p>
              </table:table-cell>
              <table:table-cell office:value-type="float" office:value="0.689905340638958">
                <text:p>0.689905340638958</text:p>
              </table:table-cell>
              <table:table-cell office:value-type="float" office:value="5">
                <text:p>5</text:p>
              </table:table-cell>
              <table:table-cell office:value-type="float" office:value="0.681328239353731">
                <text:p>0.681328239353731</text:p>
              </table:table-cell>
              <table:table-cell office:value-type="float" office:value="5">
                <text:p>5</text:p>
              </table:table-cell>
              <table:table-cell office:value-type="float" office:value="0.679064660774458">
                <text:p>0.679064660774458</text:p>
              </table:table-cell>
              <table:table-cell office:value-type="float" office:value="5">
                <text:p>5</text:p>
              </table:table-cell>
              <table:table-cell office:value-type="float" office:value="0.68345249865285">
                <text:p>0.68345249865285</text:p>
              </table:table-cell>
              <table:table-cell office:value-type="float" office:value="5">
                <text:p>5</text:p>
              </table:table-cell>
              <table:table-cell office:value-type="float" office:value="0.682386029243781">
                <text:p>0.682386029243781</text:p>
              </table:table-cell>
              <table:table-cell office:value-type="float" office:value="5">
                <text:p>5</text:p>
              </table:table-cell>
              <table:table-cell office:value-type="float" office:value="0.680789381671448">
                <text:p>0.68078938167144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680765355197046">
                <text:p>0.680765355197046</text:p>
              </table:table-cell>
              <table:table-cell office:value-type="float" office:value="6">
                <text:p>6</text:p>
              </table:table-cell>
              <table:table-cell office:value-type="float" office:value="0.690075494329104">
                <text:p>0.690075494329104</text:p>
              </table:table-cell>
              <table:table-cell office:value-type="float" office:value="6">
                <text:p>6</text:p>
              </table:table-cell>
              <table:table-cell office:value-type="float" office:value="0.681623615948195">
                <text:p>0.681623615948195</text:p>
              </table:table-cell>
              <table:table-cell office:value-type="float" office:value="6">
                <text:p>6</text:p>
              </table:table-cell>
              <table:table-cell office:value-type="float" office:value="0.682056103812804">
                <text:p>0.682056103812804</text:p>
              </table:table-cell>
              <table:table-cell office:value-type="float" office:value="6">
                <text:p>6</text:p>
              </table:table-cell>
              <table:table-cell office:value-type="float" office:value="0.682027036572794">
                <text:p>0.682027036572794</text:p>
              </table:table-cell>
              <table:table-cell office:value-type="float" office:value="6">
                <text:p>6</text:p>
              </table:table-cell>
              <table:table-cell office:value-type="float" office:value="0.680917399979784">
                <text:p>0.680917399979784</text:p>
              </table:table-cell>
              <table:table-cell office:value-type="float" office:value="6">
                <text:p>6</text:p>
              </table:table-cell>
              <table:table-cell office:value-type="float" office:value="0.686970749004087">
                <text:p>0.686970749004087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680188068035736">
                <text:p>0.680188068035736</text:p>
              </table:table-cell>
              <table:table-cell office:value-type="float" office:value="7">
                <text:p>7</text:p>
              </table:table-cell>
              <table:table-cell office:value-type="float" office:value="0.689234928939954">
                <text:p>0.689234928939954</text:p>
              </table:table-cell>
              <table:table-cell office:value-type="float" office:value="7">
                <text:p>7</text:p>
              </table:table-cell>
              <table:table-cell office:value-type="float" office:value="0.675683035479374">
                <text:p>0.675683035479374</text:p>
              </table:table-cell>
              <table:table-cell office:value-type="float" office:value="7">
                <text:p>7</text:p>
              </table:table-cell>
              <table:table-cell office:value-type="float" office:value="0.681880781273348">
                <text:p>0.681880781273348</text:p>
              </table:table-cell>
              <table:table-cell office:value-type="float" office:value="7">
                <text:p>7</text:p>
              </table:table-cell>
              <table:table-cell office:value-type="float" office:value="0.679910164953148">
                <text:p>0.679910164953148</text:p>
              </table:table-cell>
              <table:table-cell office:value-type="float" office:value="7">
                <text:p>7</text:p>
              </table:table-cell>
              <table:table-cell office:value-type="float" office:value="0.684203602789407">
                <text:p>0.684203602789407</text:p>
              </table:table-cell>
              <table:table-cell office:value-type="float" office:value="7">
                <text:p>7</text:p>
              </table:table-cell>
              <table:table-cell office:value-type="float" office:value="0.677607078223929">
                <text:p>0.67760707822392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677752348884211">
                <text:p>0.677752348884211</text:p>
              </table:table-cell>
              <table:table-cell office:value-type="float" office:value="8">
                <text:p>8</text:p>
              </table:table-cell>
              <table:table-cell office:value-type="float" office:value="0.688141867123621">
                <text:p>0.688141867123621</text:p>
              </table:table-cell>
              <table:table-cell office:value-type="float" office:value="8">
                <text:p>8</text:p>
              </table:table-cell>
              <table:table-cell office:value-type="float" office:value="0.677506248184525">
                <text:p>0.677506248184525</text:p>
              </table:table-cell>
              <table:table-cell office:value-type="float" office:value="8">
                <text:p>8</text:p>
              </table:table-cell>
              <table:table-cell office:value-type="float" office:value="0.675848839446564">
                <text:p>0.675848839446564</text:p>
              </table:table-cell>
              <table:table-cell office:value-type="float" office:value="8">
                <text:p>8</text:p>
              </table:table-cell>
              <table:table-cell office:value-type="float" office:value="0.673390788838201">
                <text:p>0.673390788838201</text:p>
              </table:table-cell>
              <table:table-cell office:value-type="float" office:value="8">
                <text:p>8</text:p>
              </table:table-cell>
              <table:table-cell office:value-type="float" office:value="0.679968118719658">
                <text:p>0.679968118719658</text:p>
              </table:table-cell>
              <table:table-cell office:value-type="float" office:value="8">
                <text:p>8</text:p>
              </table:table-cell>
              <table:table-cell office:value-type="float" office:value="0.681645835369711">
                <text:p>0.6816458353697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58cm" svg:height="11.21cm" xlink:href=".." xlink:type="simple" chart:class="chart:scatter" chart:style-name="ch1">
        <chart:title svg:x="3.281cm" svg:y="0.36cm" chart:style-name="ch2">
          <text:p>Wykres zależności przyspieszenia od ilości procesorów</text:p>
        </chart:title>
        <chart:legend chart:legend-position="end" svg:x="15.777cm" svg:y="3.749cm" style:legend-expansion="high" chart:style-name="ch3"/>
        <chart:plot-area chart:style-name="ch4" table:cell-range-address="results_2_2.A1:results_2_2.E1 results_2_2.B2:results_2_2.B9 results_2_2.A2:results_2_2.A2 results_2_2.D2:results_2_2.D57 results_2_2.A10:results_2_2.A10 results_2_2.A18:results_2_2.A18 results_2_2.A26:results_2_2.A26 results_2_2.A34:results_2_2.A34 results_2_2.A42:results_2_2.A42 results_2_2.A50:results_2_2.A50" chart:data-source-has-labels="both" svg:x="1.367cm" svg:y="1.379cm" svg:width="14.047cm" svg:height="8.633cm">
          <chartooo:coordinate-region svg:x="1.825cm" svg:y="1.587cm" svg:width="13.276cm" svg:height="7.76cm"/>
          <chart:axis chart:dimension="x" chart:name="primary-x" chart:style-name="ch5" chartooo:axis-type="auto">
            <chart:title svg:x="7.141cm" svg:y="10.237cm" chart:style-name="ch6">
              <text:p>Ilość procesorów</text:p>
            </chart:title>
            <chart:categories table:cell-range-address="results_2_2.A1:results_2_2.E1"/>
          </chart:axis>
          <chart:axis chart:dimension="y" chart:name="primary-y" chart:style-name="ch5">
            <chart:title svg:x="0.451cm" svg:y="6.828cm" chart:style-name="ch7">
              <text:p>Przyspieszenie</text:p>
            </chart:title>
            <chart:grid chart:style-name="ch8" chart:class="major"/>
          </chart:axis>
          <chart:series chart:style-name="ch9" chart:values-cell-range-address="results_2_2.D2:results_2_2.D9" chart:label-cell-address="results_2_2.A2:results_2_2.A2" chart:class="chart:scatter">
            <chart:domain table:cell-range-address="results_2_2.B2:results_2_2.B9"/>
            <chart:data-point chart:repeated="8"/>
          </chart:series>
          <chart:series chart:style-name="ch10" chart:values-cell-range-address="results_2_2.D10:results_2_2.D17" chart:label-cell-address="results_2_2.A10:results_2_2.A10" chart:class="chart:scatter">
            <chart:domain table:cell-range-address="results_2_2.B10:results_2_2.B17"/>
            <chart:data-point chart:repeated="8"/>
          </chart:series>
          <chart:series chart:style-name="ch11" chart:values-cell-range-address="results_2_2.D18:results_2_2.D25" chart:label-cell-address="results_2_2.A18:results_2_2.A18" chart:class="chart:scatter">
            <chart:domain table:cell-range-address="results_2_2.B18:results_2_2.B25"/>
            <chart:data-point chart:repeated="8"/>
          </chart:series>
          <chart:series chart:style-name="ch12" chart:values-cell-range-address="results_2_2.D26:results_2_2.D33" chart:label-cell-address="results_2_2.A26:results_2_2.A26" chart:class="chart:scatter">
            <chart:domain table:cell-range-address="results_2_2.B26:results_2_2.B33"/>
            <chart:data-point chart:repeated="8"/>
          </chart:series>
          <chart:series chart:style-name="ch13" chart:values-cell-range-address="results_2_2.D34:results_2_2.D41" chart:label-cell-address="results_2_2.A34:results_2_2.A34" chart:class="chart:scatter">
            <chart:domain table:cell-range-address="results_2_2.B34:results_2_2.B41"/>
            <chart:data-point chart:repeated="8"/>
          </chart:series>
          <chart:series chart:style-name="ch14" chart:values-cell-range-address="results_2_2.D42:results_2_2.D49" chart:label-cell-address="results_2_2.A42:results_2_2.A42" chart:class="chart:scatter">
            <chart:domain table:cell-range-address="results_2_2.B42:results_2_2.B49"/>
            <chart:data-point chart:repeated="8"/>
          </chart:series>
          <chart:series chart:style-name="ch15" chart:values-cell-range-address="results_2_2.D50:results_2_2.D57" chart:label-cell-address="results_2_2.A50:results_2_2.A50" chart:class="chart:scatter">
            <chart:domain table:cell-range-address="results_2_2.B50:results_2_2.B57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3000</text:p>
                <draw:g>
                  <svg:desc>results_2_2.A2:results_2_2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5000</text:p>
                <draw:g>
                  <svg:desc>results_2_2.A10:results_2_2.A10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7000</text:p>
                <draw:g>
                  <svg:desc>results_2_2.A18:results_2_2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9000</text:p>
                <draw:g>
                  <svg:desc>results_2_2.A26:results_2_2.A2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1000</text:p>
                <draw:g>
                  <svg:desc>results_2_2.A34:results_2_2.A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3000</text:p>
                <draw:g>
                  <svg:desc>results_2_2.A42:results_2_2.A4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5000</text:p>
                <draw:g>
                  <svg:desc>results_2_2.A50:results_2_2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zmiar problemu</text:p>
                <draw:g>
                  <svg:desc>results_2_2.A1:results_2_2.E1</svg:desc>
                </draw:g>
              </table:table-cell>
              <table:table-cell office:value-type="float" office:value="1">
                <text:p>1</text:p>
                <draw:g>
                  <svg:desc>results_2_2.B2:results_2_2.B9</svg:desc>
                </draw:g>
              </table:table-cell>
              <table:table-cell office:value-type="float" office:value="1">
                <text:p>1</text:p>
                <draw:g>
                  <svg:desc>results_2_2.D2:results_2_2.D9</svg:desc>
                </draw:g>
              </table:table-cell>
              <table:table-cell office:value-type="float" office:value="1">
                <text:p>1</text:p>
                <draw:g>
                  <svg:desc>results_2_2.B10:results_2_2.B17</svg:desc>
                </draw:g>
              </table:table-cell>
              <table:table-cell office:value-type="float" office:value="1">
                <text:p>1</text:p>
                <draw:g>
                  <svg:desc>results_2_2.D10:results_2_2.D17</svg:desc>
                </draw:g>
              </table:table-cell>
              <table:table-cell office:value-type="float" office:value="1">
                <text:p>1</text:p>
                <draw:g>
                  <svg:desc>results_2_2.B18:results_2_2.B25</svg:desc>
                </draw:g>
              </table:table-cell>
              <table:table-cell office:value-type="float" office:value="1">
                <text:p>1</text:p>
                <draw:g>
                  <svg:desc>results_2_2.D18:results_2_2.D25</svg:desc>
                </draw:g>
              </table:table-cell>
              <table:table-cell office:value-type="float" office:value="1">
                <text:p>1</text:p>
                <draw:g>
                  <svg:desc>results_2_2.B26:results_2_2.B33</svg:desc>
                </draw:g>
              </table:table-cell>
              <table:table-cell office:value-type="float" office:value="1">
                <text:p>1</text:p>
                <draw:g>
                  <svg:desc>results_2_2.D26:results_2_2.D33</svg:desc>
                </draw:g>
              </table:table-cell>
              <table:table-cell office:value-type="float" office:value="1">
                <text:p>1</text:p>
                <draw:g>
                  <svg:desc>results_2_2.B34:results_2_2.B41</svg:desc>
                </draw:g>
              </table:table-cell>
              <table:table-cell office:value-type="float" office:value="1">
                <text:p>1</text:p>
                <draw:g>
                  <svg:desc>results_2_2.D34:results_2_2.D41</svg:desc>
                </draw:g>
              </table:table-cell>
              <table:table-cell office:value-type="float" office:value="1">
                <text:p>1</text:p>
                <draw:g>
                  <svg:desc>results_2_2.B42:results_2_2.B49</svg:desc>
                </draw:g>
              </table:table-cell>
              <table:table-cell office:value-type="float" office:value="1">
                <text:p>1</text:p>
                <draw:g>
                  <svg:desc>results_2_2.D42:results_2_2.D49</svg:desc>
                </draw:g>
              </table:table-cell>
              <table:table-cell office:value-type="float" office:value="1">
                <text:p>1</text:p>
                <draw:g>
                  <svg:desc>results_2_2.B50:results_2_2.B57</svg:desc>
                </draw:g>
              </table:table-cell>
              <table:table-cell office:value-type="float" office:value="1">
                <text:p>1</text:p>
                <draw:g>
                  <svg:desc>results_2_2.D50:results_2_2.D57</svg:desc>
                </draw:g>
              </table:table-cell>
            </table:table-row>
            <table:table-row>
              <table:table-cell office:value-type="string">
                <text:p>Ilość procesorów</text:p>
              </table:table-cell>
              <table:table-cell office:value-type="float" office:value="2">
                <text:p>2</text:p>
              </table:table-cell>
              <table:table-cell office:value-type="float" office:value="3.72019113726848">
                <text:p>3.72019113726848</text:p>
              </table:table-cell>
              <table:table-cell office:value-type="float" office:value="2">
                <text:p>2</text:p>
              </table:table-cell>
              <table:table-cell office:value-type="float" office:value="3.74320859309399">
                <text:p>3.74320859309399</text:p>
              </table:table-cell>
              <table:table-cell office:value-type="float" office:value="2">
                <text:p>2</text:p>
              </table:table-cell>
              <table:table-cell office:value-type="float" office:value="3.66518346058317">
                <text:p>3.66518346058317</text:p>
              </table:table-cell>
              <table:table-cell office:value-type="float" office:value="2">
                <text:p>2</text:p>
              </table:table-cell>
              <table:table-cell office:value-type="float" office:value="3.71460675811063">
                <text:p>3.71460675811063</text:p>
              </table:table-cell>
              <table:table-cell office:value-type="float" office:value="2">
                <text:p>2</text:p>
              </table:table-cell>
              <table:table-cell office:value-type="float" office:value="3.71146649311034">
                <text:p>3.71146649311034</text:p>
              </table:table-cell>
              <table:table-cell office:value-type="float" office:value="2">
                <text:p>2</text:p>
              </table:table-cell>
              <table:table-cell office:value-type="float" office:value="3.72201210680208">
                <text:p>3.72201210680208</text:p>
              </table:table-cell>
              <table:table-cell office:value-type="float" office:value="2">
                <text:p>2</text:p>
              </table:table-cell>
              <table:table-cell office:value-type="float" office:value="3.70873887613338">
                <text:p>3.70873887613338</text:p>
              </table:table-cell>
            </table:table-row>
            <table:table-row>
              <table:table-cell office:value-type="string">
                <text:p>Czas wykonania</text:p>
              </table:table-cell>
              <table:table-cell office:value-type="float" office:value="3">
                <text:p>3</text:p>
              </table:table-cell>
              <table:table-cell office:value-type="float" office:value="7.51295905111048">
                <text:p>7.51295905111048</text:p>
              </table:table-cell>
              <table:table-cell office:value-type="float" office:value="3">
                <text:p>3</text:p>
              </table:table-cell>
              <table:table-cell office:value-type="float" office:value="7.60702227417938">
                <text:p>7.60702227417938</text:p>
              </table:table-cell>
              <table:table-cell office:value-type="float" office:value="3">
                <text:p>3</text:p>
              </table:table-cell>
              <table:table-cell office:value-type="float" office:value="7.6001618640347">
                <text:p>7.6001618640347</text:p>
              </table:table-cell>
              <table:table-cell office:value-type="float" office:value="3">
                <text:p>3</text:p>
              </table:table-cell>
              <table:table-cell office:value-type="float" office:value="7.62867856559147">
                <text:p>7.62867856559147</text:p>
              </table:table-cell>
              <table:table-cell office:value-type="float" office:value="3">
                <text:p>3</text:p>
              </table:table-cell>
              <table:table-cell office:value-type="float" office:value="7.4081514696389">
                <text:p>7.4081514696389</text:p>
              </table:table-cell>
              <table:table-cell office:value-type="float" office:value="3">
                <text:p>3</text:p>
              </table:table-cell>
              <table:table-cell office:value-type="float" office:value="7.38739852449079">
                <text:p>7.38739852449079</text:p>
              </table:table-cell>
              <table:table-cell office:value-type="float" office:value="3">
                <text:p>3</text:p>
              </table:table-cell>
              <table:table-cell office:value-type="float" office:value="7.60414232342758">
                <text:p>7.60414232342758</text:p>
              </table:table-cell>
            </table:table-row>
            <table:table-row>
              <table:table-cell office:value-type="string">
                <text:p>Przyspieszenie</text:p>
              </table:table-cell>
              <table:table-cell office:value-type="float" office:value="4">
                <text:p>4</text:p>
              </table:table-cell>
              <table:table-cell office:value-type="float" office:value="6.91722735947539">
                <text:p>6.91722735947539</text:p>
              </table:table-cell>
              <table:table-cell office:value-type="float" office:value="4">
                <text:p>4</text:p>
              </table:table-cell>
              <table:table-cell office:value-type="float" office:value="7.01386678826394">
                <text:p>7.01386678826394</text:p>
              </table:table-cell>
              <table:table-cell office:value-type="float" office:value="4">
                <text:p>4</text:p>
              </table:table-cell>
              <table:table-cell office:value-type="float" office:value="6.79096330459447">
                <text:p>6.79096330459447</text:p>
              </table:table-cell>
              <table:table-cell office:value-type="float" office:value="4">
                <text:p>4</text:p>
              </table:table-cell>
              <table:table-cell office:value-type="float" office:value="6.88408139079897">
                <text:p>6.88408139079897</text:p>
              </table:table-cell>
              <table:table-cell office:value-type="float" office:value="4">
                <text:p>4</text:p>
              </table:table-cell>
              <table:table-cell office:value-type="float" office:value="6.91280247545985">
                <text:p>6.91280247545985</text:p>
              </table:table-cell>
              <table:table-cell office:value-type="float" office:value="4">
                <text:p>4</text:p>
              </table:table-cell>
              <table:table-cell office:value-type="float" office:value="6.9279425041042">
                <text:p>6.9279425041042</text:p>
              </table:table-cell>
              <table:table-cell office:value-type="float" office:value="4">
                <text:p>4</text:p>
              </table:table-cell>
              <table:table-cell office:value-type="float" office:value="6.94936151855238">
                <text:p>6.94936151855238</text:p>
              </table:table-cell>
            </table:table-row>
            <table:table-row>
              <table:table-cell office:value-type="string">
                <text:p>Efektywność</text:p>
              </table:table-cell>
              <table:table-cell office:value-type="float" office:value="5">
                <text:p>5</text:p>
              </table:table-cell>
              <table:table-cell office:value-type="float" office:value="7.63071537894123">
                <text:p>7.63071537894123</text:p>
              </table:table-cell>
              <table:table-cell office:value-type="float" office:value="5">
                <text:p>5</text:p>
              </table:table-cell>
              <table:table-cell office:value-type="float" office:value="7.83382397386312">
                <text:p>7.83382397386312</text:p>
              </table:table-cell>
              <table:table-cell office:value-type="float" office:value="5">
                <text:p>5</text:p>
              </table:table-cell>
              <table:table-cell office:value-type="float" office:value="7.6663615064221">
                <text:p>7.6663615064221</text:p>
              </table:table-cell>
              <table:table-cell office:value-type="float" office:value="5">
                <text:p>5</text:p>
              </table:table-cell>
              <table:table-cell office:value-type="float" office:value="7.6227775388578">
                <text:p>7.6227775388578</text:p>
              </table:table-cell>
              <table:table-cell office:value-type="float" office:value="5">
                <text:p>5</text:p>
              </table:table-cell>
              <table:table-cell office:value-type="float" office:value="7.72954294327589">
                <text:p>7.72954294327589</text:p>
              </table:table-cell>
              <table:table-cell office:value-type="float" office:value="5">
                <text:p>5</text:p>
              </table:table-cell>
              <table:table-cell office:value-type="float" office:value="7.6439393869555">
                <text:p>7.6439393869555</text:p>
              </table:table-cell>
              <table:table-cell office:value-type="float" office:value="5">
                <text:p>5</text:p>
              </table:table-cell>
              <table:table-cell office:value-type="float" office:value="7.62909055978813">
                <text:p>7.6290905597881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7.44862003514055">
                <text:p>7.44862003514055</text:p>
              </table:table-cell>
              <table:table-cell office:value-type="float" office:value="6">
                <text:p>6</text:p>
              </table:table-cell>
              <table:table-cell office:value-type="float" office:value="7.59893750837151">
                <text:p>7.59893750837151</text:p>
              </table:table-cell>
              <table:table-cell office:value-type="float" office:value="6">
                <text:p>6</text:p>
              </table:table-cell>
              <table:table-cell office:value-type="float" office:value="7.47469823511346">
                <text:p>7.47469823511346</text:p>
              </table:table-cell>
              <table:table-cell office:value-type="float" office:value="6">
                <text:p>6</text:p>
              </table:table-cell>
              <table:table-cell office:value-type="float" office:value="7.49956437370303">
                <text:p>7.49956437370303</text:p>
              </table:table-cell>
              <table:table-cell office:value-type="float" office:value="6">
                <text:p>6</text:p>
              </table:table-cell>
              <table:table-cell office:value-type="float" office:value="7.50270057771322">
                <text:p>7.50270057771322</text:p>
              </table:table-cell>
              <table:table-cell office:value-type="float" office:value="6">
                <text:p>6</text:p>
              </table:table-cell>
              <table:table-cell office:value-type="float" office:value="7.51457312758256">
                <text:p>7.51457312758256</text:p>
              </table:table-cell>
              <table:table-cell office:value-type="float" office:value="6">
                <text:p>6</text:p>
              </table:table-cell>
              <table:table-cell office:value-type="float" office:value="7.49185054453522">
                <text:p>7.4918505445352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9.93551263592856">
                <text:p>9.93551263592856</text:p>
              </table:table-cell>
              <table:table-cell office:value-type="float" office:value="7">
                <text:p>7</text:p>
              </table:table-cell>
              <table:table-cell office:value-type="float" office:value="10.0744161488399">
                <text:p>10.0744161488399</text:p>
              </table:table-cell>
              <table:table-cell office:value-type="float" office:value="7">
                <text:p>7</text:p>
              </table:table-cell>
              <table:table-cell office:value-type="float" office:value="9.95142876307072">
                <text:p>9.95142876307072</text:p>
              </table:table-cell>
              <table:table-cell office:value-type="float" office:value="7">
                <text:p>7</text:p>
              </table:table-cell>
              <table:table-cell office:value-type="float" office:value="10.0026441617199">
                <text:p>10.0026441617199</text:p>
              </table:table-cell>
              <table:table-cell office:value-type="float" office:value="7">
                <text:p>7</text:p>
              </table:table-cell>
              <table:table-cell office:value-type="float" office:value="9.944001283431">
                <text:p>9.944001283431</text:p>
              </table:table-cell>
              <table:table-cell office:value-type="float" office:value="7">
                <text:p>7</text:p>
              </table:table-cell>
              <table:table-cell office:value-type="float" office:value="9.89984669872123">
                <text:p>9.89984669872123</text:p>
              </table:table-cell>
              <table:table-cell office:value-type="float" office:value="7">
                <text:p>7</text:p>
              </table:table-cell>
              <table:table-cell office:value-type="float" office:value="10.0145866025031">
                <text:p>10.014586602503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9.90699456452828">
                <text:p>9.90699456452828</text:p>
              </table:table-cell>
              <table:table-cell office:value-type="float" office:value="8">
                <text:p>8</text:p>
              </table:table-cell>
              <table:table-cell office:value-type="float" office:value="10.0625200296629">
                <text:p>10.0625200296629</text:p>
              </table:table-cell>
              <table:table-cell office:value-type="float" office:value="8">
                <text:p>8</text:p>
              </table:table-cell>
              <table:table-cell office:value-type="float" office:value="9.87426518288883">
                <text:p>9.87426518288883</text:p>
              </table:table-cell>
              <table:table-cell office:value-type="float" office:value="8">
                <text:p>8</text:p>
              </table:table-cell>
              <table:table-cell office:value-type="float" office:value="9.89678773157874">
                <text:p>9.89678773157874</text:p>
              </table:table-cell>
              <table:table-cell office:value-type="float" office:value="8">
                <text:p>8</text:p>
              </table:table-cell>
              <table:table-cell office:value-type="float" office:value="9.73155166019334">
                <text:p>9.73155166019334</text:p>
              </table:table-cell>
              <table:table-cell office:value-type="float" office:value="8">
                <text:p>8</text:p>
              </table:table-cell>
              <table:table-cell office:value-type="float" office:value="9.90353273498126">
                <text:p>9.90353273498126</text:p>
              </table:table-cell>
              <table:table-cell office:value-type="float" office:value="8">
                <text:p>8</text:p>
              </table:table-cell>
              <table:table-cell office:value-type="float" office:value="9.94886922450806">
                <text:p>9.948869224508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58cm" svg:height="11.21cm" xlink:href=".." xlink:type="simple" chart:class="chart:scatter" chart:style-name="ch1">
        <chart:title svg:x="4.641cm" svg:y="0.36cm" chart:style-name="ch2">
          <text:p>Wykres efektywności od ilości procesorów</text:p>
        </chart:title>
        <chart:legend chart:legend-position="end" svg:x="15.777cm" svg:y="3.749cm" style:legend-expansion="high" chart:style-name="ch3"/>
        <chart:plot-area chart:style-name="ch4" table:cell-range-address="results_2_2.A1:results_2_2.E1 results_2_2.B2:results_2_2.B9 results_2_2.A2:results_2_2.A2 results_2_2.E2:results_2_2.E57 results_2_2.A10:results_2_2.A10 results_2_2.A18:results_2_2.A18 results_2_2.A26:results_2_2.A26 results_2_2.A34:results_2_2.A34 results_2_2.A42:results_2_2.A42 results_2_2.A50:results_2_2.A50" chart:data-source-has-labels="both" svg:x="1.367cm" svg:y="1.379cm" svg:width="14.047cm" svg:height="8.633cm">
          <chartooo:coordinate-region svg:x="2.136cm" svg:y="1.587cm" svg:width="13.173cm" svg:height="7.76cm"/>
          <chart:axis chart:dimension="x" chart:name="primary-x" chart:style-name="ch5" chartooo:axis-type="auto">
            <chart:title svg:x="7.141cm" svg:y="10.237cm" chart:style-name="ch6">
              <text:p>Ilość procesorów</text:p>
            </chart:title>
            <chart:categories table:cell-range-address="results_2_2.A1:results_2_2.E1"/>
          </chart:axis>
          <chart:axis chart:dimension="y" chart:name="primary-y" chart:style-name="ch5">
            <chart:title svg:x="0.451cm" svg:y="6.633cm" chart:style-name="ch7">
              <text:p>Efektywność</text:p>
            </chart:title>
            <chart:grid chart:style-name="ch8" chart:class="major"/>
          </chart:axis>
          <chart:series chart:style-name="ch9" chart:values-cell-range-address="results_2_2.E2:results_2_2.E9" chart:label-cell-address="results_2_2.A2:results_2_2.A2" chart:class="chart:scatter">
            <chart:domain table:cell-range-address="results_2_2.B2:results_2_2.B9"/>
            <chart:data-point chart:repeated="8"/>
          </chart:series>
          <chart:series chart:style-name="ch10" chart:values-cell-range-address="results_2_2.E10:results_2_2.E17" chart:label-cell-address="results_2_2.A10:results_2_2.A10" chart:class="chart:scatter">
            <chart:domain table:cell-range-address="results_2_2.B10:results_2_2.B17"/>
            <chart:data-point chart:repeated="8"/>
          </chart:series>
          <chart:series chart:style-name="ch11" chart:values-cell-range-address="results_2_2.E18:results_2_2.E25" chart:label-cell-address="results_2_2.A18:results_2_2.A18" chart:class="chart:scatter">
            <chart:domain table:cell-range-address="results_2_2.B18:results_2_2.B25"/>
            <chart:data-point chart:repeated="8"/>
          </chart:series>
          <chart:series chart:style-name="ch12" chart:values-cell-range-address="results_2_2.E26:results_2_2.E33" chart:label-cell-address="results_2_2.A26:results_2_2.A26" chart:class="chart:scatter">
            <chart:domain table:cell-range-address="results_2_2.B26:results_2_2.B33"/>
            <chart:data-point chart:repeated="8"/>
          </chart:series>
          <chart:series chart:style-name="ch13" chart:values-cell-range-address="results_2_2.E34:results_2_2.E41" chart:label-cell-address="results_2_2.A34:results_2_2.A34" chart:class="chart:scatter">
            <chart:domain table:cell-range-address="results_2_2.B34:results_2_2.B41"/>
            <chart:data-point chart:repeated="8"/>
          </chart:series>
          <chart:series chart:style-name="ch14" chart:values-cell-range-address="results_2_2.E42:results_2_2.E49" chart:label-cell-address="results_2_2.A42:results_2_2.A42" chart:class="chart:scatter">
            <chart:domain table:cell-range-address="results_2_2.B42:results_2_2.B49"/>
            <chart:data-point chart:repeated="8"/>
          </chart:series>
          <chart:series chart:style-name="ch15" chart:values-cell-range-address="results_2_2.E50:results_2_2.E57" chart:label-cell-address="results_2_2.A50:results_2_2.A50" chart:class="chart:scatter">
            <chart:domain table:cell-range-address="results_2_2.B50:results_2_2.B57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3000</text:p>
                <draw:g>
                  <svg:desc>results_2_2.A2:results_2_2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5000</text:p>
                <draw:g>
                  <svg:desc>results_2_2.A10:results_2_2.A10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7000</text:p>
                <draw:g>
                  <svg:desc>results_2_2.A18:results_2_2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9000</text:p>
                <draw:g>
                  <svg:desc>results_2_2.A26:results_2_2.A2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1000</text:p>
                <draw:g>
                  <svg:desc>results_2_2.A34:results_2_2.A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3000</text:p>
                <draw:g>
                  <svg:desc>results_2_2.A42:results_2_2.A4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15000</text:p>
                <draw:g>
                  <svg:desc>results_2_2.A50:results_2_2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zmiar problemu</text:p>
                <draw:g>
                  <svg:desc>results_2_2.A1:results_2_2.E1</svg:desc>
                </draw:g>
              </table:table-cell>
              <table:table-cell office:value-type="float" office:value="1">
                <text:p>1</text:p>
                <draw:g>
                  <svg:desc>results_2_2.B2:results_2_2.B9</svg:desc>
                </draw:g>
              </table:table-cell>
              <table:table-cell office:value-type="float" office:value="1">
                <text:p>1</text:p>
                <draw:g>
                  <svg:desc>results_2_2.E2:results_2_2.E9</svg:desc>
                </draw:g>
              </table:table-cell>
              <table:table-cell office:value-type="float" office:value="1">
                <text:p>1</text:p>
                <draw:g>
                  <svg:desc>results_2_2.B10:results_2_2.B17</svg:desc>
                </draw:g>
              </table:table-cell>
              <table:table-cell office:value-type="float" office:value="1">
                <text:p>1</text:p>
                <draw:g>
                  <svg:desc>results_2_2.E10:results_2_2.E17</svg:desc>
                </draw:g>
              </table:table-cell>
              <table:table-cell office:value-type="float" office:value="1">
                <text:p>1</text:p>
                <draw:g>
                  <svg:desc>results_2_2.B18:results_2_2.B25</svg:desc>
                </draw:g>
              </table:table-cell>
              <table:table-cell office:value-type="float" office:value="1">
                <text:p>1</text:p>
                <draw:g>
                  <svg:desc>results_2_2.E18:results_2_2.E25</svg:desc>
                </draw:g>
              </table:table-cell>
              <table:table-cell office:value-type="float" office:value="1">
                <text:p>1</text:p>
                <draw:g>
                  <svg:desc>results_2_2.B26:results_2_2.B33</svg:desc>
                </draw:g>
              </table:table-cell>
              <table:table-cell office:value-type="float" office:value="1">
                <text:p>1</text:p>
                <draw:g>
                  <svg:desc>results_2_2.E26:results_2_2.E33</svg:desc>
                </draw:g>
              </table:table-cell>
              <table:table-cell office:value-type="float" office:value="1">
                <text:p>1</text:p>
                <draw:g>
                  <svg:desc>results_2_2.B34:results_2_2.B41</svg:desc>
                </draw:g>
              </table:table-cell>
              <table:table-cell office:value-type="float" office:value="1">
                <text:p>1</text:p>
                <draw:g>
                  <svg:desc>results_2_2.E34:results_2_2.E41</svg:desc>
                </draw:g>
              </table:table-cell>
              <table:table-cell office:value-type="float" office:value="1">
                <text:p>1</text:p>
                <draw:g>
                  <svg:desc>results_2_2.B42:results_2_2.B49</svg:desc>
                </draw:g>
              </table:table-cell>
              <table:table-cell office:value-type="float" office:value="1">
                <text:p>1</text:p>
                <draw:g>
                  <svg:desc>results_2_2.E42:results_2_2.E49</svg:desc>
                </draw:g>
              </table:table-cell>
              <table:table-cell office:value-type="float" office:value="1">
                <text:p>1</text:p>
                <draw:g>
                  <svg:desc>results_2_2.B50:results_2_2.B57</svg:desc>
                </draw:g>
              </table:table-cell>
              <table:table-cell office:value-type="float" office:value="1">
                <text:p>1</text:p>
                <draw:g>
                  <svg:desc>results_2_2.E50:results_2_2.E57</svg:desc>
                </draw:g>
              </table:table-cell>
            </table:table-row>
            <table:table-row>
              <table:table-cell office:value-type="string">
                <text:p>Ilość procesorów</text:p>
              </table:table-cell>
              <table:table-cell office:value-type="float" office:value="2">
                <text:p>2</text:p>
              </table:table-cell>
              <table:table-cell office:value-type="float" office:value="1.86009556863424">
                <text:p>1.86009556863424</text:p>
              </table:table-cell>
              <table:table-cell office:value-type="float" office:value="2">
                <text:p>2</text:p>
              </table:table-cell>
              <table:table-cell office:value-type="float" office:value="1.87160429654699">
                <text:p>1.87160429654699</text:p>
              </table:table-cell>
              <table:table-cell office:value-type="float" office:value="2">
                <text:p>2</text:p>
              </table:table-cell>
              <table:table-cell office:value-type="float" office:value="1.83259173029158">
                <text:p>1.83259173029158</text:p>
              </table:table-cell>
              <table:table-cell office:value-type="float" office:value="2">
                <text:p>2</text:p>
              </table:table-cell>
              <table:table-cell office:value-type="float" office:value="1.85730337905532">
                <text:p>1.85730337905532</text:p>
              </table:table-cell>
              <table:table-cell office:value-type="float" office:value="2">
                <text:p>2</text:p>
              </table:table-cell>
              <table:table-cell office:value-type="float" office:value="1.85573324655517">
                <text:p>1.85573324655517</text:p>
              </table:table-cell>
              <table:table-cell office:value-type="float" office:value="2">
                <text:p>2</text:p>
              </table:table-cell>
              <table:table-cell office:value-type="float" office:value="1.86100605340104">
                <text:p>1.86100605340104</text:p>
              </table:table-cell>
              <table:table-cell office:value-type="float" office:value="2">
                <text:p>2</text:p>
              </table:table-cell>
              <table:table-cell office:value-type="float" office:value="1.85436943806669">
                <text:p>1.85436943806669</text:p>
              </table:table-cell>
            </table:table-row>
            <table:table-row>
              <table:table-cell office:value-type="string">
                <text:p>Czas wykonania</text:p>
              </table:table-cell>
              <table:table-cell office:value-type="float" office:value="3">
                <text:p>3</text:p>
              </table:table-cell>
              <table:table-cell office:value-type="float" office:value="2.50431968370349">
                <text:p>2.50431968370349</text:p>
              </table:table-cell>
              <table:table-cell office:value-type="float" office:value="3">
                <text:p>3</text:p>
              </table:table-cell>
              <table:table-cell office:value-type="float" office:value="2.53567409139313">
                <text:p>2.53567409139313</text:p>
              </table:table-cell>
              <table:table-cell office:value-type="float" office:value="3">
                <text:p>3</text:p>
              </table:table-cell>
              <table:table-cell office:value-type="float" office:value="2.53338728801157">
                <text:p>2.53338728801157</text:p>
              </table:table-cell>
              <table:table-cell office:value-type="float" office:value="3">
                <text:p>3</text:p>
              </table:table-cell>
              <table:table-cell office:value-type="float" office:value="2.54289285519716">
                <text:p>2.54289285519716</text:p>
              </table:table-cell>
              <table:table-cell office:value-type="float" office:value="3">
                <text:p>3</text:p>
              </table:table-cell>
              <table:table-cell office:value-type="float" office:value="2.46938382321297">
                <text:p>2.46938382321297</text:p>
              </table:table-cell>
              <table:table-cell office:value-type="float" office:value="3">
                <text:p>3</text:p>
              </table:table-cell>
              <table:table-cell office:value-type="float" office:value="2.46246617483026">
                <text:p>2.46246617483026</text:p>
              </table:table-cell>
              <table:table-cell office:value-type="float" office:value="3">
                <text:p>3</text:p>
              </table:table-cell>
              <table:table-cell office:value-type="float" office:value="2.53471410780919">
                <text:p>2.53471410780919</text:p>
              </table:table-cell>
            </table:table-row>
            <table:table-row>
              <table:table-cell office:value-type="string">
                <text:p>Przyspieszenie</text:p>
              </table:table-cell>
              <table:table-cell office:value-type="float" office:value="4">
                <text:p>4</text:p>
              </table:table-cell>
              <table:table-cell office:value-type="float" office:value="1.72930683986885">
                <text:p>1.72930683986885</text:p>
              </table:table-cell>
              <table:table-cell office:value-type="float" office:value="4">
                <text:p>4</text:p>
              </table:table-cell>
              <table:table-cell office:value-type="float" office:value="1.75346669706598">
                <text:p>1.75346669706598</text:p>
              </table:table-cell>
              <table:table-cell office:value-type="float" office:value="4">
                <text:p>4</text:p>
              </table:table-cell>
              <table:table-cell office:value-type="float" office:value="1.69774082614862">
                <text:p>1.69774082614862</text:p>
              </table:table-cell>
              <table:table-cell office:value-type="float" office:value="4">
                <text:p>4</text:p>
              </table:table-cell>
              <table:table-cell office:value-type="float" office:value="1.72102034769974">
                <text:p>1.72102034769974</text:p>
              </table:table-cell>
              <table:table-cell office:value-type="float" office:value="4">
                <text:p>4</text:p>
              </table:table-cell>
              <table:table-cell office:value-type="float" office:value="1.72820061886496">
                <text:p>1.72820061886496</text:p>
              </table:table-cell>
              <table:table-cell office:value-type="float" office:value="4">
                <text:p>4</text:p>
              </table:table-cell>
              <table:table-cell office:value-type="float" office:value="1.73198562602605">
                <text:p>1.73198562602605</text:p>
              </table:table-cell>
              <table:table-cell office:value-type="float" office:value="4">
                <text:p>4</text:p>
              </table:table-cell>
              <table:table-cell office:value-type="float" office:value="1.7373403796381">
                <text:p>1.7373403796381</text:p>
              </table:table-cell>
            </table:table-row>
            <table:table-row>
              <table:table-cell office:value-type="string">
                <text:p>Efektywność</text:p>
              </table:table-cell>
              <table:table-cell office:value-type="float" office:value="5">
                <text:p>5</text:p>
              </table:table-cell>
              <table:table-cell office:value-type="float" office:value="1.52614307578825">
                <text:p>1.52614307578825</text:p>
              </table:table-cell>
              <table:table-cell office:value-type="float" office:value="5">
                <text:p>5</text:p>
              </table:table-cell>
              <table:table-cell office:value-type="float" office:value="1.56676479477262">
                <text:p>1.56676479477262</text:p>
              </table:table-cell>
              <table:table-cell office:value-type="float" office:value="5">
                <text:p>5</text:p>
              </table:table-cell>
              <table:table-cell office:value-type="float" office:value="1.53327230128442">
                <text:p>1.53327230128442</text:p>
              </table:table-cell>
              <table:table-cell office:value-type="float" office:value="5">
                <text:p>5</text:p>
              </table:table-cell>
              <table:table-cell office:value-type="float" office:value="1.52455550777156">
                <text:p>1.52455550777156</text:p>
              </table:table-cell>
              <table:table-cell office:value-type="float" office:value="5">
                <text:p>5</text:p>
              </table:table-cell>
              <table:table-cell office:value-type="float" office:value="1.54590858865518">
                <text:p>1.54590858865518</text:p>
              </table:table-cell>
              <table:table-cell office:value-type="float" office:value="5">
                <text:p>5</text:p>
              </table:table-cell>
              <table:table-cell office:value-type="float" office:value="1.5287878773911">
                <text:p>1.5287878773911</text:p>
              </table:table-cell>
              <table:table-cell office:value-type="float" office:value="5">
                <text:p>5</text:p>
              </table:table-cell>
              <table:table-cell office:value-type="float" office:value="1.52581811195763">
                <text:p>1.5258181119576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.24143667252343">
                <text:p>1.24143667252343</text:p>
              </table:table-cell>
              <table:table-cell office:value-type="float" office:value="6">
                <text:p>6</text:p>
              </table:table-cell>
              <table:table-cell office:value-type="float" office:value="1.26648958472859">
                <text:p>1.26648958472859</text:p>
              </table:table-cell>
              <table:table-cell office:value-type="float" office:value="6">
                <text:p>6</text:p>
              </table:table-cell>
              <table:table-cell office:value-type="float" office:value="1.24578303918558">
                <text:p>1.24578303918558</text:p>
              </table:table-cell>
              <table:table-cell office:value-type="float" office:value="6">
                <text:p>6</text:p>
              </table:table-cell>
              <table:table-cell office:value-type="float" office:value="1.24992739561717">
                <text:p>1.24992739561717</text:p>
              </table:table-cell>
              <table:table-cell office:value-type="float" office:value="6">
                <text:p>6</text:p>
              </table:table-cell>
              <table:table-cell office:value-type="float" office:value="1.25045009628554">
                <text:p>1.25045009628554</text:p>
              </table:table-cell>
              <table:table-cell office:value-type="float" office:value="6">
                <text:p>6</text:p>
              </table:table-cell>
              <table:table-cell office:value-type="float" office:value="1.25242885459709">
                <text:p>1.25242885459709</text:p>
              </table:table-cell>
              <table:table-cell office:value-type="float" office:value="6">
                <text:p>6</text:p>
              </table:table-cell>
              <table:table-cell office:value-type="float" office:value="1.24864175742254">
                <text:p>1.24864175742254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1.41935894798979">
                <text:p>1.41935894798979</text:p>
              </table:table-cell>
              <table:table-cell office:value-type="float" office:value="7">
                <text:p>7</text:p>
              </table:table-cell>
              <table:table-cell office:value-type="float" office:value="1.43920230697712">
                <text:p>1.43920230697712</text:p>
              </table:table-cell>
              <table:table-cell office:value-type="float" office:value="7">
                <text:p>7</text:p>
              </table:table-cell>
              <table:table-cell office:value-type="float" office:value="1.42163268043867">
                <text:p>1.42163268043867</text:p>
              </table:table-cell>
              <table:table-cell office:value-type="float" office:value="7">
                <text:p>7</text:p>
              </table:table-cell>
              <table:table-cell office:value-type="float" office:value="1.42894916595998">
                <text:p>1.42894916595998</text:p>
              </table:table-cell>
              <table:table-cell office:value-type="float" office:value="7">
                <text:p>7</text:p>
              </table:table-cell>
              <table:table-cell office:value-type="float" office:value="1.42057161191871">
                <text:p>1.42057161191871</text:p>
              </table:table-cell>
              <table:table-cell office:value-type="float" office:value="7">
                <text:p>7</text:p>
              </table:table-cell>
              <table:table-cell office:value-type="float" office:value="1.41426381410303">
                <text:p>1.41426381410303</text:p>
              </table:table-cell>
              <table:table-cell office:value-type="float" office:value="7">
                <text:p>7</text:p>
              </table:table-cell>
              <table:table-cell office:value-type="float" office:value="1.43065522892902">
                <text:p>1.43065522892902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.23837432056603">
                <text:p>1.23837432056603</text:p>
              </table:table-cell>
              <table:table-cell office:value-type="float" office:value="8">
                <text:p>8</text:p>
              </table:table-cell>
              <table:table-cell office:value-type="float" office:value="1.25781500370787">
                <text:p>1.25781500370787</text:p>
              </table:table-cell>
              <table:table-cell office:value-type="float" office:value="8">
                <text:p>8</text:p>
              </table:table-cell>
              <table:table-cell office:value-type="float" office:value="1.2342831478611">
                <text:p>1.2342831478611</text:p>
              </table:table-cell>
              <table:table-cell office:value-type="float" office:value="8">
                <text:p>8</text:p>
              </table:table-cell>
              <table:table-cell office:value-type="float" office:value="1.23709846644734">
                <text:p>1.23709846644734</text:p>
              </table:table-cell>
              <table:table-cell office:value-type="float" office:value="8">
                <text:p>8</text:p>
              </table:table-cell>
              <table:table-cell office:value-type="float" office:value="1.21644395752417">
                <text:p>1.21644395752417</text:p>
              </table:table-cell>
              <table:table-cell office:value-type="float" office:value="8">
                <text:p>8</text:p>
              </table:table-cell>
              <table:table-cell office:value-type="float" office:value="1.23794159187266">
                <text:p>1.23794159187266</text:p>
              </table:table-cell>
              <table:table-cell office:value-type="float" office:value="8">
                <text:p>8</text:p>
              </table:table-cell>
              <table:table-cell office:value-type="float" office:value="1.24360865306351">
                <text:p>1.243608653063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